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Droid Sans Mono1" svg:font-family="'Droid Sans Mono', monospace, monospace, 'Droid Sans Fallback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paragraph-rsid="00161a3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officeooo:paragraph-rsid="00ab07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1183e9" officeooo:paragraph-rsid="0058ef9c" style:font-name-asian="Liberation Serif1" style:font-size-asian="12pt" style:font-weight-asian="bold" style:font-name-complex="Liberation Serif1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1183e9" officeooo:paragraph-rsid="0056eae5" style:font-name-asian="Liberation Serif1" style:font-size-asian="12pt" style:font-weight-asian="bold" style:font-name-complex="Liberation Serif1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fb1cf" officeooo:paragraph-rsid="000fb1c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61a33" style:font-name-asian="Noto Sans Mono CJK SC" style:font-size-asian="12pt" style:font-weight-asian="normal" style:font-name-complex="Liberation Mono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7806b" style:font-name-asian="Noto Sans Mono CJK SC" style:font-size-asian="12pt" style:font-weight-asian="normal" style:font-name-complex="Liberation Mono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7f0de" style:font-name-asian="Noto Sans Mono CJK SC" style:font-size-asian="12pt" style:font-weight-asian="normal" style:font-name-complex="Liberation Mono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bcdd6" style:font-name-asian="Noto Sans Mono CJK SC" style:font-size-asian="12pt" style:font-weight-asian="normal" style:font-name-complex="Liberation Mono" style:font-size-complex="12pt" style:font-weight-complex="normal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61a33" officeooo:paragraph-rsid="001bcdd6" style:font-name-asian="Noto Sans Mono CJK SC" style:font-size-asian="12pt" style:font-weight-asian="normal" style:font-name-complex="Liberation Mono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dc066" style:font-name-asian="Noto Sans Mono CJK SC" style:font-size-asian="12pt" style:font-weight-asian="normal" style:font-name-complex="Liberation Mono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233b9d" style:font-name-asian="Noto Sans Mono CJK SC" style:font-size-asian="12pt" style:font-weight-asian="normal" style:font-name-complex="Liberation Mono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260964" style:font-name-asian="Noto Sans Mono CJK SC" style:font-size-asian="12pt" style:font-weight-asian="normal" style:font-name-complex="Liberation Mono" style:font-size-complex="12pt" style:font-weight-complex="normal"/>
    </style:style>
    <style:style style:name="P1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61a33" officeooo:paragraph-rsid="00299ac4" style:font-name-asian="Noto Sans Mono CJK SC" style:font-size-asian="12pt" style:font-weight-asian="normal" style:font-name-complex="Liberation Mono" style:font-size-complex="12pt" style:font-weight-complex="normal"/>
    </style:style>
    <style:style style:name="P18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Liberation Sans" fo:font-size="12pt" style:text-underline-style="none" fo:font-weight="normal" officeooo:rsid="001dc066" officeooo:paragraph-rsid="001dc066" style:font-name-asian="Noto Sans Mono CJK SC" style:font-size-asian="12pt" style:font-weight-asian="normal" style:font-name-complex="Liberation Mono" style:font-size-complex="12pt" style:font-weight-complex="normal"/>
    </style:style>
    <style:style style:name="P1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2baf07" officeooo:paragraph-rsid="002cf8e6" style:font-name-asian="Noto Sans Mono CJK SC" style:font-size-asian="12pt" style:font-weight-asian="normal" style:font-name-complex="Liberation Mono" style:font-size-complex="12pt" style:font-weight-complex="normal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2baf07" officeooo:paragraph-rsid="003080eb" style:font-name-asian="Noto Sans Mono CJK SC" style:font-size-asian="12pt" style:font-weight-asian="normal" style:font-name-complex="Liberation Mono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fb1cf" officeooo:paragraph-rsid="00161a33" style:font-name-asian="Noto Sans Mono CJK SC" style:font-size-asian="12pt" style:font-weight-asian="normal" style:font-name-complex="Liberation Mono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3e2b06" officeooo:paragraph-rsid="003e2b06" style:font-name-asian="Noto Sans Mono CJK SC" style:font-size-asian="12pt" style:font-weight-asian="normal" style:font-name-complex="Liberation Mono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161a33" style:font-name-asian="Liberation Serif1" style:font-size-asian="12pt" style:font-weight-asian="normal" style:font-name-complex="Liberation Serif1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17806b" style:font-name-asian="Liberation Serif1" style:font-size-asian="12pt" style:font-weight-asian="normal" style:font-name-complex="Liberation Serif1" style:font-size-complex="12pt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183e9" officeooo:paragraph-rsid="002cf8e6" style:font-name-asian="Liberation Serif1" style:font-size-asian="12pt" style:font-weight-asian="normal" style:font-name-complex="Liberation Serif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28c6a8" style:font-name-asian="Liberation Serif1" style:font-size-asian="12pt" style:font-weight-asian="normal" style:font-name-complex="Liberation Serif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42e56e" style:font-name-asian="Liberation Serif1" style:font-size-asian="12pt" style:font-weight-asian="normal" style:font-name-complex="Liberation Serif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44bb60" style:font-name-asian="Liberation Serif1" style:font-size-asian="12pt" style:font-weight-asian="normal" style:font-name-complex="Liberation Serif1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48690a" style:font-name-asian="Liberation Serif1" style:font-size-asian="12pt" style:font-weight-asian="normal" style:font-name-complex="Liberation Serif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13316" style:font-name-asian="Liberation Serif1" style:font-size-asian="12pt" style:font-weight-asian="normal" style:font-name-complex="Liberation Serif1" style:font-size-complex="12pt" style:font-weight-complex="normal"/>
    </style:style>
    <style:style style:name="P3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183e9" officeooo:paragraph-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6eae5" style:font-name-asian="Liberation Serif1" style:font-size-asian="12pt" style:font-weight-asian="normal" style:font-name-complex="Liberation Serif1" style:font-size-complex="12pt" style:font-weight-complex="normal"/>
    </style:style>
    <style:style style:name="P3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Liberation Sans" fo:font-size="12pt" style:text-underline-style="none" fo:font-weight="normal" officeooo:rsid="001183e9" officeooo:paragraph-rsid="0056eae5" style:font-name-asian="Liberation Serif1" style:font-size-asian="12pt" style:font-weight-asian="normal" style:font-name-complex="Liberation Serif1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8ef9c" style:font-name-asian="Liberation Serif1" style:font-size-asian="12pt" style:font-weight-asian="normal" style:font-name-complex="Liberation Serif1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a74fa" style:font-name-asian="Liberation Serif1" style:font-size-asian="12pt" style:font-weight-asian="normal" style:font-name-complex="Liberation Serif1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c4a1d" style:font-name-asian="Liberation Serif1" style:font-size-asian="12pt" style:font-weight-asian="normal" style:font-name-complex="Liberation Serif1" style:font-size-complex="12pt" style:font-weight-complex="normal"/>
    </style:style>
    <style:style style:name="P38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Liberation Sans" fo:font-size="12pt" style:text-underline-style="none" fo:font-weight="normal" officeooo:rsid="001183e9" officeooo:paragraph-rsid="005c4a1d" style:font-name-asian="Liberation Serif1" style:font-size-asian="12pt" style:font-weight-asian="normal" style:font-name-complex="Liberation Serif1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d82cb" style:font-name-asian="Liberation Serif1" style:font-size-asian="12pt" style:font-weight-asian="normal" style:font-name-complex="Liberation Serif1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5fcb1f" style:font-name-asian="Liberation Serif1" style:font-size-asian="12pt" style:font-weight-asian="normal" style:font-name-complex="Liberation Serif1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722288" style:font-name-asian="Liberation Serif1" style:font-size-asian="12pt" style:font-weight-asian="normal" style:font-name-complex="Liberation Serif1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72afe1" style:font-name-asian="Liberation Serif1" style:font-size-asian="12pt" style:font-weight-asian="normal" style:font-name-complex="Liberation Serif1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799dde" style:font-name-asian="Liberation Serif1" style:font-size-asian="12pt" style:font-weight-asian="normal" style:font-name-complex="Liberation Serif1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7b275d" style:font-name-asian="Liberation Serif1" style:font-size-asian="12pt" style:font-weight-asian="normal" style:font-name-complex="Liberation Serif1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87e902" style:font-name-asian="Liberation Serif1" style:font-size-asian="12pt" style:font-weight-asian="normal" style:font-name-complex="Liberation Serif1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8e77fd" style:font-name-asian="Liberation Serif1" style:font-size-asian="12pt" style:font-weight-asian="normal" style:font-name-complex="Liberation Serif1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90ab38" style:font-name-asian="Liberation Serif1" style:font-size-asian="12pt" style:font-weight-asian="normal" style:font-name-complex="Liberation Serif1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9225d0" style:font-name-asian="Liberation Serif1" style:font-size-asian="12pt" style:font-weight-asian="normal" style:font-name-complex="Liberation Serif1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932d6b" style:font-name-asian="Liberation Serif1" style:font-size-asian="12pt" style:font-weight-asian="normal" style:font-name-complex="Liberation Serif1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20c3b0" style:font-name-asian="Liberation Serif1" style:font-size-asian="12pt" style:font-weight-asian="normal" style:font-name-complex="Liberation Serif1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3aca6c" style:font-name-asian="Liberation Serif1" style:font-size-asian="12pt" style:font-weight-asian="normal" style:font-name-complex="Liberation Serif1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a2fbdb" style:font-name-asian="Liberation Serif1" style:font-size-asian="12pt" style:font-weight-asian="normal" style:font-name-complex="Liberation Serif1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a548d4" style:font-name-asian="Liberation Serif1" style:font-size-asian="12pt" style:font-weight-asian="normal" style:font-name-complex="Liberation Serif1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ac4c7d" style:font-name-asian="Liberation Serif1" style:font-size-asian="12pt" style:font-weight-asian="normal" style:font-name-complex="Liberation Serif1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ab07f3" style:font-name-asian="Liberation Serif1" style:font-size-asian="12pt" style:font-weight-asian="normal" style:font-name-complex="Liberation Serif1" style:font-size-complex="12pt" style:font-weight-complex="normal"/>
    </style:style>
    <style:style style:name="P56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183e9" officeooo:paragraph-rsid="00299ac4" style:font-name-asian="Liberation Serif1" style:font-size-asian="12pt" style:font-weight-asian="normal" style:font-name-complex="Liberation Serif1" style:font-size-complex="12pt" style:font-weight-complex="normal"/>
    </style:style>
    <style:style style:name="P5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183e9" officeooo:paragraph-rsid="00bf9ad5" style:font-name-asian="Liberation Serif1" style:font-size-asian="12pt" style:font-weight-asian="normal" style:font-name-complex="Liberation Serif1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c95840" style:font-name-asian="Liberation Serif1" style:font-size-asian="12pt" style:font-weight-asian="normal" style:font-name-complex="Liberation Serif1" style:font-size-complex="12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style:text-underline-style="none" fo:font-weight="normal" officeooo:rsid="001183e9" officeooo:paragraph-rsid="007b275d" style:font-name-asian="Liberation Serif1" style:font-size-asian="12pt" style:font-weight-asian="normal" style:font-name-complex="Liberation Serif1" style:font-size-complex="12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" fo:font-size="12pt" style:text-underline-style="none" fo:font-weight="normal" officeooo:rsid="001183e9" officeooo:paragraph-rsid="0044bb60" style:font-name-asian="Liberation Serif1" style:font-size-asian="12pt" style:font-weight-asian="normal" style:font-name-complex="Liberation Serif1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style:text-underline-style="none" fo:font-weight="normal" officeooo:rsid="001183e9" officeooo:paragraph-rsid="00995106" style:font-name-asian="Liberation Serif1" style:font-size-asian="12pt" style:font-weight-asian="normal" style:font-name-complex="Liberation Serif1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3e1f3" officeooo:paragraph-rsid="0012900c" style:font-name-asian="Liberation Serif1" style:font-size-asian="12pt" style:font-weight-asian="normal" style:font-name-complex="Liberation Serif1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541f6" officeooo:paragraph-rsid="001541f6" style:font-name-asian="Liberation Serif1" style:font-size-asian="12pt" style:font-weight-asian="normal" style:font-name-complex="Liberation Serif1" style:font-size-complex="12pt" style:font-weight-complex="normal"/>
    </style:style>
    <style:style style:name="P64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Liberation Sans" fo:font-size="12pt" style:text-underline-style="none" fo:font-weight="normal" officeooo:rsid="001541f6" officeooo:paragraph-rsid="001541f6" style:font-name-asian="Liberation Serif1" style:font-size-asian="12pt" style:font-weight-asian="normal" style:font-name-complex="Liberation Serif1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541f6" officeooo:paragraph-rsid="00161a33" style:font-name-asian="Liberation Serif1" style:font-size-asian="12pt" style:font-weight-asian="normal" style:font-name-complex="Liberation Serif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61a33" style:font-name-asian="Liberation Serif1" style:font-size-asian="12pt" style:font-weight-asian="normal" style:font-name-complex="Liberation Serif1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871c32" style:font-name-asian="Liberation Serif1" style:font-size-asian="12pt" style:font-weight-asian="normal" style:font-name-complex="Liberation Serif1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7f0de" officeooo:paragraph-rsid="0017806b" style:font-name-asian="Liberation Serif1" style:font-size-asian="12pt" style:font-weight-asian="normal" style:font-name-complex="Liberation Serif1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233b9d" officeooo:paragraph-rsid="001bcdd6" style:font-name-asian="Liberation Serif1" style:font-size-asian="12pt" style:font-weight-asian="normal" style:font-name-complex="Liberation Serif1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387eb9" officeooo:paragraph-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P7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33c3b1" officeooo:paragraph-rsid="0028c6a8" style:font-name-asian="Liberation Serif1" style:font-size-asian="12pt" style:font-weight-asian="normal" style:font-name-complex="Liberation Serif1" style:font-size-complex="12pt" style:font-weight-complex="normal"/>
    </style:style>
    <style:style style:name="P7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33c3b1" officeooo:paragraph-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3aca6c" officeooo:paragraph-rsid="003aca6c" style:font-name-asian="Liberation Serif1" style:font-size-asian="12pt" style:font-weight-asian="normal" style:font-name-complex="Liberation Serif1" style:font-size-complex="12pt" style:font-weight-complex="normal"/>
    </style:style>
    <style:style style:name="P74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260964" officeooo:paragraph-rsid="00260964" style:font-name-asian="Liberation Serif1" style:font-size-asian="12pt" style:font-weight-asian="normal" style:font-name-complex="Liberation Serif1" style:font-size-complex="12pt" style:font-weight-complex="normal"/>
    </style:style>
    <style:style style:name="P75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2baf07" officeooo:paragraph-rsid="002baf07" style:font-name-asian="Liberation Serif1" style:font-size-asian="12pt" style:font-weight-asian="normal" style:font-name-complex="Liberation Serif1" style:font-size-complex="12pt" style:font-weight-complex="normal"/>
    </style:style>
    <style:style style:name="P76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2cf8e6" officeooo:paragraph-rsid="001bcdd6" style:font-name-asian="Liberation Serif1" style:font-size-asian="12pt" style:font-weight-asian="normal" style:font-name-complex="Liberation Serif1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4954fb" officeooo:paragraph-rsid="004954fb" style:font-name-asian="Liberation Serif1" style:font-size-asian="12pt" style:font-weight-asian="normal" style:font-name-complex="Liberation Serif1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13316" officeooo:paragraph-rsid="00513316" style:font-name-asian="Liberation Serif1" style:font-size-asian="12pt" style:font-weight-asian="normal" style:font-name-complex="Liberation Serif1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ac18c" officeooo:paragraph-rsid="005ac18c" style:font-name-asian="Liberation Serif1" style:font-size-asian="12pt" style:font-weight-asian="normal" style:font-name-complex="Liberation Serif1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6dcb64" officeooo:paragraph-rsid="006dcb64" style:font-name-asian="Liberation Serif1" style:font-size-asian="12pt" style:font-weight-asian="normal" style:font-name-complex="Liberation Serif1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6f7c2c" officeooo:paragraph-rsid="006f7c2c" style:font-name-asian="Liberation Serif1" style:font-size-asian="12pt" style:font-weight-asian="normal" style:font-name-complex="Liberation Serif1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70e8fa" officeooo:paragraph-rsid="0070e8fa" style:font-name-asian="Liberation Serif1" style:font-size-asian="12pt" style:font-weight-asian="normal" style:font-name-complex="Liberation Serif1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c4a1d" officeooo:paragraph-rsid="005c4a1d" style:font-name-asian="Liberation Serif1" style:font-size-asian="12pt" style:font-weight-asian="normal" style:font-name-complex="Liberation Serif1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c4a1d" officeooo:paragraph-rsid="0062787f" style:font-name-asian="Liberation Serif1" style:font-size-asian="12pt" style:font-weight-asian="normal" style:font-name-complex="Liberation Serif1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e02ec" officeooo:paragraph-rsid="005c4a1d" style:font-name-asian="Liberation Serif1" style:font-size-asian="12pt" style:font-weight-asian="normal" style:font-name-complex="Liberation Serif1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5fcb1f" officeooo:paragraph-rsid="005fcb1f" style:font-name-asian="Liberation Serif1" style:font-size-asian="12pt" style:font-weight-asian="normal" style:font-name-complex="Liberation Serif1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8ac753" officeooo:paragraph-rsid="008ac753" style:font-name-asian="Liberation Serif1" style:font-size-asian="12pt" style:font-weight-asian="normal" style:font-name-complex="Liberation Serif1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9282a4" officeooo:paragraph-rsid="009282a4" style:font-name-asian="Liberation Serif1" style:font-size-asian="12pt" style:font-weight-asian="normal" style:font-name-complex="Liberation Serif1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a72823" officeooo:paragraph-rsid="00a72823" style:font-name-asian="Liberation Serif1" style:font-size-asian="12pt" style:font-weight-asian="normal" style:font-name-complex="Liberation Serif1" style:font-size-complex="12pt" style:font-weight-complex="normal"/>
    </style:style>
    <style:style style:name="P90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b396c8" officeooo:paragraph-rsid="00b396c8" style:font-name-asian="Liberation Serif1" style:font-size-asian="12pt" style:font-weight-asian="normal" style:font-name-complex="Liberation Serif1" style:font-size-complex="12pt" style:font-weight-complex="normal"/>
    </style:style>
    <style:style style:name="P91" style:family="paragraph" style:parent-style-name="Standard">
      <loext:graphic-properties draw:fill="solid" draw:fill-color="#eeeeee" draw:opacity="100%"/>
      <style:paragraph-properties fo:text-align="start" style:justify-single-word="false" fo:background-color="#eeeeee"/>
      <style:text-properties style:font-name="Liberation Sans" fo:font-size="12pt" style:text-underline-style="none" fo:font-weight="normal" officeooo:rsid="001541f6" officeooo:paragraph-rsid="001541f6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376b4b" officeooo:paragraph-rsid="00376b4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387eb9" officeooo:paragraph-rsid="00387eb9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899adb" officeooo:paragraph-rsid="00899ad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c9d251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ans" fo:font-size="12pt" fo:font-weight="normal" officeooo:paragraph-rsid="003c3719"/>
    </style:style>
    <style:style style:name="P97" style:family="paragraph" style:parent-style-name="Standard">
      <style:paragraph-properties fo:text-align="start" style:justify-single-word="false"/>
      <style:text-properties style:font-name="Liberation Sans" fo:font-size="12pt" fo:font-weight="normal" officeooo:paragraph-rsid="006dcb64"/>
    </style:style>
    <style:style style:name="P98" style:family="paragraph" style:parent-style-name="Standard">
      <style:paragraph-properties fo:text-align="start" style:justify-single-word="false"/>
      <style:text-properties style:font-name="Liberation Sans" fo:font-size="12pt" fo:font-weight="normal" officeooo:paragraph-rsid="00692f77"/>
    </style:style>
    <style:style style:name="P99" style:family="paragraph" style:parent-style-name="Standard">
      <style:paragraph-properties fo:text-align="start" style:justify-single-word="false"/>
      <style:text-properties style:font-name="Liberation Sans" fo:font-size="12pt" fo:font-weight="normal" officeooo:paragraph-rsid="00799dde"/>
    </style:style>
    <style:style style:name="P10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183e9" officeooo:paragraph-rsid="00799dde"/>
    </style:style>
    <style:style style:name="P101" style:family="paragraph" style:parent-style-name="Standard">
      <style:paragraph-properties fo:text-align="start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fo:font-style="italic" style:text-underline-style="none" fo:font-weight="normal" officeooo:rsid="00376b4b" officeooo:paragraph-rsid="00376b4b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6dcb64" officeooo:paragraph-rsid="006dcb64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6f7c2c" officeooo:paragraph-rsid="006f7c2c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1183e9" officeooo:paragraph-rsid="0072afe1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7b6c18" officeooo:paragraph-rsid="0072afe1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7e67d9" officeooo:paragraph-rsid="007e67d9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805cdb" officeooo:paragraph-rsid="00805cdb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officeooo:rsid="008ac753" officeooo:paragraph-rsid="008ac753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10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officeooo:paragraph-rsid="004d4d2c"/>
    </style:style>
    <style:style style:name="P111" style:family="paragraph" style:parent-style-name="Standard">
      <style:paragraph-properties fo:text-align="start" style:justify-single-word="false"/>
      <style:text-properties style:font-name="Liberation Sans" officeooo:paragraph-rsid="001183e9"/>
    </style:style>
    <style:style style:name="P112" style:family="paragraph" style:parent-style-name="Standard">
      <style:paragraph-properties fo:text-align="center" style:justify-single-word="false"/>
      <style:text-properties style:font-name="Liberation Sans" fo:font-size="20pt" style:text-underline-style="none" fo:font-weight="bold" officeooo:rsid="00513316" officeooo:paragraph-rsid="00513316" style:font-size-asian="20pt" style:font-weight-asian="bold" style:font-size-complex="20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ans" fo:font-size="15pt" style:text-underline-style="none" fo:font-weight="bold" style:font-size-asian="15pt" style:font-weight-asian="bold" style:font-size-complex="15pt" style:font-weight-complex="bold"/>
    </style:style>
    <style:style style:name="P114" style:family="paragraph" style:parent-style-name="Standard">
      <style:paragraph-properties fo:text-align="start" style:justify-single-word="false"/>
      <style:text-properties officeooo:paragraph-rsid="00387eb9"/>
    </style:style>
    <style:style style:name="P115" style:family="paragraph" style:parent-style-name="Standard">
      <style:paragraph-properties fo:text-align="start" style:justify-single-word="false"/>
      <style:text-properties officeooo:paragraph-rsid="003aca6c"/>
    </style:style>
    <style:style style:name="P116" style:family="paragraph" style:parent-style-name="Standard">
      <style:paragraph-properties fo:text-align="start" style:justify-single-word="false"/>
      <style:text-properties officeooo:paragraph-rsid="0042e56e"/>
    </style:style>
    <style:style style:name="P117" style:family="paragraph" style:parent-style-name="Standard">
      <style:paragraph-properties fo:text-align="start" style:justify-single-word="false"/>
      <style:text-properties officeooo:paragraph-rsid="0028c6a8"/>
    </style:style>
    <style:style style:name="P118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28c6a8"/>
    </style:style>
    <style:style style:name="P119" style:family="paragraph" style:parent-style-name="Standard">
      <style:paragraph-properties fo:text-align="start" style:justify-single-word="false"/>
      <style:text-properties officeooo:paragraph-rsid="0044bb60"/>
    </style:style>
    <style:style style:name="P120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2baf07"/>
    </style:style>
    <style:style style:name="P121" style:family="paragraph" style:parent-style-name="Standard">
      <style:paragraph-properties fo:text-align="start" style:justify-single-word="false"/>
      <style:text-properties officeooo:paragraph-rsid="004954fb"/>
    </style:style>
    <style:style style:name="P122" style:family="paragraph" style:parent-style-name="Standard">
      <style:paragraph-properties fo:text-align="start" style:justify-single-word="false"/>
      <style:text-properties officeooo:paragraph-rsid="005014a6"/>
    </style:style>
    <style:style style:name="P123" style:family="paragraph" style:parent-style-name="Standard">
      <style:paragraph-properties fo:text-align="start" style:justify-single-word="false"/>
      <style:text-properties officeooo:paragraph-rsid="005c4a1d"/>
    </style:style>
    <style:style style:name="P124" style:family="paragraph" style:parent-style-name="Standard">
      <style:paragraph-properties fo:text-align="start" style:justify-single-word="false"/>
      <style:text-properties officeooo:paragraph-rsid="005fcb1f"/>
    </style:style>
    <style:style style:name="P125" style:family="paragraph" style:parent-style-name="Standard">
      <style:paragraph-properties fo:text-align="start" style:justify-single-word="false"/>
      <style:text-properties officeooo:paragraph-rsid="0062787f"/>
    </style:style>
    <style:style style:name="P126" style:family="paragraph" style:parent-style-name="Standard">
      <style:paragraph-properties fo:text-align="start" style:justify-single-word="false"/>
      <style:text-properties officeooo:paragraph-rsid="007b275d"/>
    </style:style>
    <style:style style:name="P127" style:family="paragraph" style:parent-style-name="Standard">
      <style:paragraph-properties fo:text-align="start" style:justify-single-word="false"/>
      <style:text-properties officeooo:paragraph-rsid="007bc145"/>
    </style:style>
    <style:style style:name="P128" style:family="paragraph" style:parent-style-name="Standard">
      <style:paragraph-properties fo:text-align="start" style:justify-single-word="false"/>
      <style:text-properties officeooo:paragraph-rsid="007cb1da"/>
    </style:style>
    <style:style style:name="P129" style:family="paragraph" style:parent-style-name="Standard">
      <style:paragraph-properties fo:text-align="start" style:justify-single-word="false"/>
      <style:text-properties officeooo:paragraph-rsid="007e67d9"/>
    </style:style>
    <style:style style:name="P130" style:family="paragraph" style:parent-style-name="Standard">
      <style:paragraph-properties fo:text-align="start" style:justify-single-word="false"/>
      <style:text-properties officeooo:paragraph-rsid="00805cdb"/>
    </style:style>
    <style:style style:name="P131" style:family="paragraph" style:parent-style-name="Standard">
      <style:paragraph-properties fo:text-align="start" style:justify-single-word="false"/>
      <style:text-properties officeooo:paragraph-rsid="00799dde"/>
    </style:style>
    <style:style style:name="P132" style:family="paragraph" style:parent-style-name="Standard">
      <style:paragraph-properties fo:text-align="start" style:justify-single-word="false"/>
      <style:text-properties officeooo:paragraph-rsid="00899adb"/>
    </style:style>
    <style:style style:name="P133" style:family="paragraph" style:parent-style-name="Standard">
      <style:paragraph-properties fo:text-align="start" style:justify-single-word="false"/>
      <style:text-properties officeooo:paragraph-rsid="008c0d6d"/>
    </style:style>
    <style:style style:name="P134" style:family="paragraph" style:parent-style-name="Standard">
      <style:paragraph-properties fo:text-align="start" style:justify-single-word="false"/>
      <style:text-properties officeooo:paragraph-rsid="009282a4"/>
    </style:style>
    <style:style style:name="P135" style:family="paragraph" style:parent-style-name="Standard">
      <style:paragraph-properties fo:text-align="start" style:justify-single-word="false"/>
      <style:text-properties officeooo:paragraph-rsid="009c097b"/>
    </style:style>
    <style:style style:name="P136" style:family="paragraph" style:parent-style-name="Standard">
      <style:paragraph-properties fo:text-align="start" style:justify-single-word="false"/>
      <style:text-properties officeooo:paragraph-rsid="00932d6b"/>
    </style:style>
    <style:style style:name="P137" style:family="paragraph" style:parent-style-name="Standard">
      <style:paragraph-properties fo:text-align="start" style:justify-single-word="false"/>
      <style:text-properties officeooo:paragraph-rsid="00aa93a4"/>
    </style:style>
    <style:style style:name="P138" style:family="paragraph" style:parent-style-name="Standard">
      <style:paragraph-properties fo:text-align="start" style:justify-single-word="false"/>
      <style:text-properties officeooo:paragraph-rsid="00adc99d"/>
    </style:style>
    <style:style style:name="P139" style:family="paragraph" style:parent-style-name="Standard">
      <style:paragraph-properties fo:text-align="start" style:justify-single-word="false"/>
      <style:text-properties officeooo:paragraph-rsid="00ab07f3"/>
    </style:style>
    <style:style style:name="P140" style:family="paragraph" style:parent-style-name="Standard">
      <style:paragraph-properties fo:text-align="start" style:justify-single-word="false"/>
      <style:text-properties officeooo:paragraph-rsid="00b0bb8d"/>
    </style:style>
    <style:style style:name="P141" style:family="paragraph" style:parent-style-name="Standard">
      <style:paragraph-properties fo:text-align="start" style:justify-single-word="false"/>
      <style:text-properties officeooo:paragraph-rsid="00b0d871"/>
    </style:style>
    <style:style style:name="P14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b396c8"/>
    </style:style>
    <style:style style:name="P143" style:family="paragraph" style:parent-style-name="Standard">
      <style:paragraph-properties fo:text-align="start" style:justify-single-word="false"/>
      <style:text-properties officeooo:paragraph-rsid="001bcdd6"/>
    </style:style>
    <style:style style:name="P144" style:family="paragraph" style:parent-style-name="Standard">
      <style:paragraph-properties fo:text-align="start" style:justify-single-word="false"/>
      <style:text-properties officeooo:paragraph-rsid="00bd67e2"/>
    </style:style>
    <style:style style:name="P145" style:family="paragraph" style:parent-style-name="Standard">
      <style:paragraph-properties fo:text-align="start" style:justify-single-word="false"/>
      <style:text-properties officeooo:paragraph-rsid="00bf4d3f"/>
    </style:style>
    <style:style style:name="P146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bf9ad5"/>
    </style:style>
    <style:style style:name="P147" style:family="paragraph" style:parent-style-name="Standard">
      <style:paragraph-properties fo:text-align="start" style:justify-single-word="false"/>
      <style:text-properties officeooo:paragraph-rsid="005d82cb"/>
    </style:style>
    <style:style style:name="P148" style:family="paragraph" style:parent-style-name="Standard">
      <style:paragraph-properties fo:text-align="start" style:justify-single-word="false"/>
      <style:text-properties officeooo:paragraph-rsid="00cd2a84"/>
    </style:style>
    <style:style style:name="P149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dc066" officeooo:paragraph-rsid="00230a15" style:font-name-asian="Liberation Serif1" style:font-size-asian="12pt" style:font-weight-asian="normal" style:font-name-complex="Liberation Serif1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dc066" officeooo:paragraph-rsid="00233b9d" style:font-name-asian="Liberation Serif1" style:font-size-asian="12pt" style:font-weight-asian="normal" style:font-name-complex="Liberation Serif1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20c3b0" officeooo:paragraph-rsid="0020c3b0" style:font-name-asian="Liberation Serif1" style:font-size-asian="12pt" style:font-weight-asian="normal" style:font-name-complex="Liberation Serif1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be857" officeooo:paragraph-rsid="00260964" style:font-name-asian="Liberation Serif1" style:font-size-asian="12pt" style:font-weight-asian="normal" style:font-name-complex="Liberation Serif1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7b275d" officeooo:paragraph-rsid="007b275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aaab8f" officeooo:paragraph-rsid="00ab07f3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183e9" officeooo:paragraph-rsid="00ab07f3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183e9" officeooo:paragraph-rsid="00b0bb8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183e9" officeooo:paragraph-rsid="00b0ce7a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183e9" officeooo:paragraph-rsid="00ca1b8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b0ce7a" officeooo:paragraph-rsid="00b0ce7a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b0d871" officeooo:paragraph-rsid="00b0d871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c5f80c" officeooo:paragraph-rsid="00c5f80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62" style:family="paragraph" style:parent-style-name="Standard">
      <style:paragraph-properties fo:text-align="center" style:justify-single-word="false"/>
      <style:text-properties style:use-window-font-color="true" style:font-name="Liberation Sans" fo:font-size="12pt" style:text-underline-style="none" fo:font-weight="normal" officeooo:rsid="00c5f80c" officeooo:paragraph-rsid="00c5f80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6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Liberation Sans" fo:font-size="12pt" fo:language="zxx" fo:country="none" style:text-underline-style="solid" style:text-underline-width="auto" style:text-underline-color="font-color" fo:font-weight="normal" officeooo:rsid="002cf8e6" officeooo:paragraph-rsid="003080eb" fo:background-color="transparent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use-window-font-color="true" style:font-name="Liberation Sans" fo:font-size="12pt" fo:font-style="normal" style:text-underline-style="none" fo:font-weight="normal" officeooo:rsid="007bc145" officeooo:paragraph-rsid="007cb1d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use-window-font-color="true" style:font-name="Liberation Sans" fo:font-size="12pt" fo:font-style="normal" style:text-underline-style="none" fo:font-weight="normal" officeooo:rsid="007bc145" officeooo:paragraph-rsid="00805cd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use-window-font-color="true" style:font-name="Liberation Sans" fo:font-size="12pt" fo:font-style="italic" style:text-underline-style="none" fo:font-weight="normal" officeooo:rsid="00b0d871" officeooo:paragraph-rsid="00b0d871" fo:background-color="transparent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167" style:family="paragraph" style:parent-style-name="Standard">
      <style:paragraph-properties fo:text-align="center" style:justify-single-word="false"/>
      <style:text-properties style:use-window-font-color="true" style:font-name="Liberation Sans" fo:font-size="20pt" style:text-underline-style="none" fo:font-weight="bold" officeooo:rsid="00c5f80c" officeooo:paragraph-rsid="00c5f80c" fo:background-color="transparent" style:font-name-asian="Liberation Serif1" style:font-size-asian="20pt" style:font-weight-asian="bold" style:font-name-complex="Liberation Serif1" style:font-size-complex="20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use-window-font-color="true" style:font-name="Liberation Sans" fo:font-size="15pt" style:text-underline-style="none" fo:font-weight="bold" officeooo:rsid="00c5f80c" officeooo:paragraph-rsid="00c5f80c" fo:background-color="transparent" style:font-name-asian="Liberation Serif1" style:font-size-asian="15pt" style:font-weight-asian="bold" style:font-name-complex="Liberation Serif1" style:font-size-complex="15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officeooo:paragraph-rsid="0013e1f3" style:font-size-asian="12pt" style:font-size-complex="12pt"/>
    </style:style>
    <style:style style:name="P170" style:family="paragraph" style:parent-style-name="Standard">
      <style:paragraph-properties fo:text-align="start" style:justify-single-word="false"/>
      <style:text-properties fo:font-size="12pt" officeooo:paragraph-rsid="001541f6" style:font-size-asian="12pt" style:font-size-complex="12pt"/>
    </style:style>
    <style:style style:name="P171" style:family="paragraph" style:parent-style-name="Standard">
      <style:paragraph-properties fo:text-align="start" style:justify-single-word="false"/>
      <style:text-properties fo:font-size="12pt" officeooo:paragraph-rsid="00161a33" style:font-size-asian="12pt" style:font-size-complex="12pt"/>
    </style:style>
    <style:style style:name="P172" style:family="paragraph" style:parent-style-name="Standard">
      <style:paragraph-properties fo:text-align="start" style:justify-single-word="false"/>
      <style:text-properties fo:font-size="12pt" officeooo:paragraph-rsid="0017f0de" style:font-size-asian="12pt" style:font-size-complex="12pt"/>
    </style:style>
    <style:style style:name="P173" style:family="paragraph" style:parent-style-name="Standard">
      <style:paragraph-properties fo:text-align="start" style:justify-single-word="false"/>
      <style:text-properties fo:font-size="12pt" officeooo:paragraph-rsid="001bcdd6" style:font-size-asian="12pt" style:font-size-complex="12pt"/>
    </style:style>
    <style:style style:name="P174" style:family="paragraph" style:parent-style-name="Standard">
      <style:paragraph-properties fo:text-align="start" style:justify-single-word="false"/>
      <style:text-properties fo:font-size="12pt" officeooo:paragraph-rsid="00233b9d" style:font-size-asian="12pt" style:font-size-complex="12pt"/>
    </style:style>
    <style:style style:name="P175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font-size="12pt" officeooo:paragraph-rsid="003080eb" style:font-size-asian="12pt" style:font-size-complex="12pt"/>
    </style:style>
    <style:style style:name="P176" style:family="paragraph" style:parent-style-name="Standard">
      <style:paragraph-properties fo:text-align="start" style:justify-single-word="false"/>
      <style:text-properties fo:font-size="12pt" officeooo:paragraph-rsid="0020c3b0" style:font-size-asian="12pt" style:font-size-complex="12pt"/>
    </style:style>
    <style:style style:name="P17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font-size="12pt" officeooo:rsid="002baf07" officeooo:paragraph-rsid="002baf07" style:font-size-asian="12pt" style:font-size-complex="12pt"/>
    </style:style>
    <style:style style:name="P178" style:family="paragraph" style:parent-style-name="Standard">
      <style:paragraph-properties fo:line-height="100%" fo:text-align="start" style:justify-single-word="false"/>
      <style:text-properties fo:font-size="12pt" officeooo:paragraph-rsid="0020c3b0" style:font-size-asian="12pt" style:font-size-complex="12pt"/>
    </style:style>
    <style:style style:name="P179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transparent"/>
    </style:style>
    <style:style style:name="P180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695655" fo:background-color="transparent"/>
    </style:style>
    <style:style style:name="P181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6dcb64" fo:background-color="transparent"/>
    </style:style>
    <style:style style:name="P182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805cdb" fo:background-color="transparent"/>
    </style:style>
    <style:style style:name="P183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9056c9" fo:background-color="transparent"/>
    </style:style>
    <style:style style:name="P184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a548d4" fo:background-color="transparent"/>
    </style:style>
    <style:style style:name="P185" style:family="paragraph" style:parent-style-name="Standard">
      <style:paragraph-properties fo:text-align="start" style:justify-single-word="false"/>
      <style:text-properties fo:color="#abb2bf" style:font-name="Droid Sans Mono" fo:font-size="10.5pt" fo:font-weight="normal" officeooo:paragraph-rsid="00376b4b" fo:background-color="transparent"/>
    </style:style>
    <style:style style:name="P186" style:family="paragraph" style:parent-style-name="Standard">
      <style:paragraph-properties fo:text-align="start" style:justify-single-word="false"/>
      <style:text-properties fo:color="#abb2bf" style:font-name="Droid Sans Mono" fo:font-size="10.5pt" fo:font-weight="normal" officeooo:paragraph-rsid="00387eb9" fo:background-color="transparent"/>
    </style:style>
    <style:style style:name="P187" style:family="paragraph" style:parent-style-name="Standard">
      <style:paragraph-properties fo:text-align="start" style:justify-single-word="false"/>
      <style:text-properties fo:color="#abb2bf" style:font-name="Droid Sans Mono" fo:font-size="10.5pt" fo:font-weight="normal" officeooo:paragraph-rsid="006dcb64" fo:background-color="transparent"/>
    </style:style>
    <style:style style:name="P188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transparent" style:font-size-asian="10.5pt" style:font-size-complex="10.5pt"/>
    </style:style>
    <style:style style:name="P189" style:family="paragraph" style:parent-style-name="Standard">
      <loext:graphic-properties draw:fill="none" draw:fill-color="#ffffff" draw:opacity="100%"/>
      <style:paragraph-properties style:line-height-at-least="0.503cm" fo:background-color="transparent"/>
      <style:text-properties fo:color="#abb2bf" style:font-name="Droid Sans Mono" fo:font-size="10.5pt" fo:font-weight="normal" officeooo:paragraph-rsid="003080eb" fo:background-color="transparent" style:font-size-asian="10.5pt" style:font-size-complex="10.5pt"/>
    </style:style>
    <style:style style:name="P190" style:family="paragraph" style:parent-style-name="Standard">
      <loext:graphic-properties draw:fill="none" draw:fill-color="#ffffff" draw:opacity="100%"/>
      <style:paragraph-properties style:line-height-at-least="0.503cm" fo:background-color="transparent"/>
      <style:text-properties fo:color="#abb2bf" style:font-name="Droid Sans Mono" fo:font-size="10.5pt" fo:font-weight="normal" officeooo:paragraph-rsid="002cf8e6" fo:background-color="transparent" style:font-size-asian="10.5pt" style:font-size-complex="10.5pt"/>
    </style:style>
    <style:style style:name="P191" style:family="paragraph" style:parent-style-name="Standard">
      <loext:graphic-properties draw:fill="none" draw:fill-color="#ffffff" draw:opacity="100%"/>
      <style:paragraph-properties style:line-height-at-least="0.503cm" fo:background-color="transparent"/>
      <style:text-properties fo:color="#abb2bf" style:font-name="Droid Sans Mono" fo:font-size="10.5pt" fo:font-weight="normal" fo:background-color="transparent" style:font-size-asian="10.5pt" style:font-size-complex="10.5pt"/>
    </style:style>
    <style:style style:name="P192" style:family="paragraph" style:parent-style-name="Standard">
      <style:paragraph-properties style:line-height-at-least="0.503cm" fo:text-align="start" style:justify-single-word="false"/>
      <style:text-properties fo:color="#abb2bf" style:font-name="Droid Sans Mono" fo:font-size="10.5pt" fo:font-weight="normal" officeooo:paragraph-rsid="0062787f" fo:background-color="transparent" style:font-size-asian="10.5pt" style:font-size-complex="10.5pt"/>
    </style:style>
    <style:style style:name="P193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695655" fo:background-color="transparent" style:font-size-asian="10.5pt" style:font-size-complex="10.5pt"/>
    </style:style>
    <style:style style:name="P194" style:family="paragraph" style:parent-style-name="Standard">
      <style:paragraph-properties fo:line-height="100%"/>
      <style:text-properties fo:color="#abb2bf" style:font-name="Droid Sans Mono" fo:font-size="10.5pt" fo:font-weight="normal" fo:background-color="transparent"/>
    </style:style>
    <style:style style:name="P195" style:family="paragraph" style:parent-style-name="Standard">
      <style:paragraph-properties fo:text-align="start" style:justify-single-word="false"/>
      <style:text-properties fo:color="#abb2bf" style:font-name="Droid Sans Mono" fo:font-size="10.5pt" fo:font-weight="normal" officeooo:rsid="008ac753" officeooo:paragraph-rsid="008ac753" fo:background-color="transparent"/>
    </style:style>
    <style:style style:name="P196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496a8a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722288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7b6c18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805cd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799dde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8ac753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8e77f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932d6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9e5f3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a548d4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ab07f3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c3e98f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72afe1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ca1b8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10" style:family="paragraph" style:parent-style-name="Standard">
      <style:paragraph-properties style:line-height-at-least="0.503cm" fo:text-align="start" style:justify-single-word="false"/>
      <style:text-properties fo:color="#abb2bf" style:font-name="Droid Sans Mono" fo:font-size="10.5pt" style:text-underline-style="none" fo:font-weight="normal" officeooo:rsid="001183e9" officeooo:paragraph-rsid="00805cd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376b4b" officeooo:paragraph-rsid="0052b649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8ac753" officeooo:paragraph-rsid="008ac753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13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color="#abb2bf" style:font-name="Droid Sans Mono" fo:font-size="10.5pt" style:text-underline-style="none" fo:font-weight="normal" officeooo:rsid="00161a33" officeooo:paragraph-rsid="002cf8e6" fo:background-color="transparent" style:font-name-asian="Noto Sans Mono CJK SC" style:font-size-asian="10.5pt" style:font-weight-asian="normal" style:font-name-complex="Liberation Mono" style:font-size-complex="10.5pt" style:font-weight-complex="normal"/>
    </style:style>
    <style:style style:name="P214" style:family="paragraph" style:parent-style-name="Standard">
      <style:paragraph-properties style:line-height-at-least="0.503cm" fo:text-align="start" style:justify-single-word="false"/>
      <style:text-properties fo:color="#abb2bf" style:font-name="Droid Sans Mono" fo:font-size="10.5pt" fo:font-style="normal" style:text-underline-style="none" fo:font-weight="normal" officeooo:rsid="001183e9" officeooo:paragraph-rsid="0066977d" fo:background-color="transparent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abb2bf" style:font-name="Droid Sans Mono" fo:font-size="10.5pt" fo:font-style="normal" style:text-underline-style="none" fo:font-weight="normal" officeooo:rsid="001183e9" officeooo:paragraph-rsid="007b6c1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6" style:family="paragraph" style:parent-style-name="Standard">
      <style:paragraph-properties style:line-height-at-least="0.503cm"/>
      <style:text-properties fo:color="#abb2bf" style:font-name="Droid Sans Mono" fo:font-size="10.5pt" fo:font-style="normal" fo:font-weight="normal" fo:background-color="transparent" style:font-size-asian="10.5pt" style:font-style-asian="normal" style:font-size-complex="10.5pt" style:font-style-complex="normal"/>
    </style:style>
    <style:style style:name="P217" style:family="paragraph" style:parent-style-name="Standard">
      <style:paragraph-properties style:line-height-at-least="0.503cm"/>
      <style:text-properties fo:color="#abb2bf" style:font-name="Droid Sans Mono" fo:font-size="10.5pt" fo:font-style="normal" fo:font-weight="normal" officeooo:paragraph-rsid="007b6c18" fo:background-color="transparent" style:font-style-asian="normal" style:font-style-complex="normal"/>
    </style:style>
    <style:style style:name="P218" style:family="paragraph" style:parent-style-name="Standard">
      <style:paragraph-properties style:line-height-at-least="0.503cm"/>
      <style:text-properties fo:color="#abb2bf" style:font-name="Droid Sans Mono" fo:font-size="10.5pt" fo:font-style="normal" fo:font-weight="normal" officeooo:paragraph-rsid="007bc145" fo:background-color="transparent" style:font-style-asian="normal" style:font-style-complex="normal"/>
    </style:style>
    <style:style style:name="P219" style:family="paragraph" style:parent-style-name="Standard">
      <style:paragraph-properties style:line-height-at-least="0.503cm"/>
      <style:text-properties fo:color="#abb2bf" style:font-name="Droid Sans Mono" fo:font-size="10.5pt" fo:font-style="normal" fo:font-weight="normal" officeooo:paragraph-rsid="00820820" fo:background-color="transparent" style:font-style-asian="normal" style:font-style-complex="normal"/>
    </style:style>
    <style:style style:name="P220" style:family="paragraph" style:parent-style-name="Standard">
      <style:paragraph-properties style:line-height-at-least="0.503cm"/>
      <style:text-properties fo:color="#abb2bf" style:font-name="Droid Sans Mono" fo:font-size="10.5pt" fo:font-style="normal" fo:font-weight="normal" officeooo:paragraph-rsid="009056c9" fo:background-color="transparent" style:font-style-asian="normal" style:font-style-complex="normal"/>
    </style:style>
    <style:style style:name="P221" style:family="paragraph" style:parent-style-name="Standard">
      <style:paragraph-properties fo:text-align="start" style:justify-single-word="false"/>
      <style:text-properties fo:color="#abb2bf" style:font-name="Droid Sans Fallback" fo:font-size="10.5pt" fo:font-weight="normal" officeooo:paragraph-rsid="00660bc9" fo:background-color="transparent" style:font-size-asian="10.5pt" style:font-size-complex="10.5pt"/>
    </style:style>
    <style:style style:name="P222" style:family="paragraph" style:parent-style-name="Standard">
      <style:paragraph-properties style:line-height-at-least="0.503cm"/>
      <style:text-properties fo:color="#abb2bf" style:font-name="Droid Sans Fallback" fo:font-size="10.5pt" fo:font-weight="normal" fo:background-color="transparent" style:font-size-asian="10.5pt" style:font-size-complex="10.5pt"/>
    </style:style>
    <style:style style:name="P223" style:family="paragraph" style:parent-style-name="Standard">
      <style:paragraph-properties style:line-height-at-least="0.503cm"/>
      <style:text-properties fo:color="#abb2bf" style:font-name="Droid Sans Fallback" fo:font-size="10.5pt" fo:font-weight="normal" officeooo:paragraph-rsid="007cb1da" fo:background-color="transparent" style:font-size-asian="10.5pt" style:font-size-complex="10.5pt"/>
    </style:style>
    <style:style style:name="P224" style:family="paragraph" style:parent-style-name="Standard">
      <style:paragraph-properties style:line-height-at-least="0.503cm"/>
      <style:text-properties fo:color="#abb2bf" style:font-name="Droid Sans Fallback" fo:font-size="10.5pt" fo:font-weight="normal" officeooo:paragraph-rsid="007e67d9" fo:background-color="transparent" style:font-size-asian="10.5pt" style:font-size-complex="10.5pt"/>
    </style:style>
    <style:style style:name="P225" style:family="paragraph" style:parent-style-name="Standard">
      <style:paragraph-properties style:line-height-at-least="0.503cm"/>
      <style:text-properties fo:color="#abb2bf" style:font-name="Droid Sans Fallback" fo:font-size="10.5pt" fo:font-weight="normal" officeooo:paragraph-rsid="00805cdb" fo:background-color="transparent" style:font-size-asian="10.5pt" style:font-size-complex="10.5pt"/>
    </style:style>
    <style:style style:name="P226" style:family="paragraph" style:parent-style-name="Standard">
      <style:paragraph-properties style:line-height-at-least="0.503cm"/>
      <style:text-properties fo:color="#abb2bf" style:font-name="Droid Sans Fallback" fo:font-size="10.5pt" fo:font-weight="normal" officeooo:paragraph-rsid="00805cdb" fo:background-color="transparent"/>
    </style:style>
    <style:style style:name="P227" style:family="paragraph" style:parent-style-name="Standard">
      <style:paragraph-properties fo:text-align="start" style:justify-single-word="false"/>
      <style:text-properties fo:color="#abb2bf" style:font-name="Droid Sans Fallback" fo:font-size="10.5pt" fo:font-style="normal" fo:font-weight="normal" officeooo:paragraph-rsid="007e67d9" fo:background-color="transparent" style:font-size-asian="10.5pt" style:font-style-asian="normal" style:font-size-complex="10.5pt" style:font-style-complex="normal"/>
    </style:style>
    <style:style style:name="P228" style:family="paragraph" style:parent-style-name="Standard">
      <style:paragraph-properties style:line-height-at-least="0.503cm"/>
      <style:text-properties fo:background-color="transparent"/>
    </style:style>
    <style:style style:name="P229" style:family="paragraph" style:parent-style-name="Standard">
      <style:paragraph-properties fo:text-align="start" style:justify-single-word="false"/>
      <style:text-properties fo:color="#7f848e" style:font-name="Droid Sans Mono" fo:font-size="10.5pt" fo:font-style="italic" style:text-underline-style="none" fo:font-weight="normal" officeooo:rsid="00376b4b" officeooo:paragraph-rsid="00376b4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color="#7f848e" style:font-name="Droid Sans Mono" fo:font-size="10.5pt" fo:font-style="italic" style:text-underline-style="none" fo:font-weight="normal" officeooo:rsid="00376b4b" officeooo:paragraph-rsid="00387eb9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7f848e" style:font-name="Droid Sans Mono" fo:font-size="10.5pt" fo:font-style="italic" style:text-underline-style="none" fo:font-weight="normal" officeooo:rsid="004954fb" officeooo:paragraph-rsid="004954f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7f848e" style:font-name="Droid Sans Mono" fo:font-size="10.5pt" fo:font-style="italic" style:text-underline-style="none" fo:font-weight="normal" officeooo:rsid="001183e9" officeooo:paragraph-rsid="005c4a1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3" style:family="paragraph" style:parent-style-name="Standard">
      <style:paragraph-properties style:line-height-at-least="0.503cm" fo:text-align="start" style:justify-single-word="false"/>
      <style:text-properties fo:color="#7f848e" style:font-name="Droid Sans Mono" fo:font-size="10.5pt" fo:font-style="italic" style:text-underline-style="none" fo:font-weight="normal" officeooo:rsid="001183e9" officeooo:paragraph-rsid="005e02ec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4" style:family="paragraph" style:parent-style-name="Standard">
      <style:paragraph-properties style:line-height-at-least="0.503cm" fo:text-align="start" style:justify-single-word="false"/>
      <style:text-properties fo:color="#7f848e" style:font-name="Droid Sans Mono" fo:font-size="10.5pt" fo:font-style="italic" style:text-underline-style="none" fo:font-weight="normal" officeooo:rsid="001183e9" officeooo:paragraph-rsid="0066977d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5" style:family="paragraph" style:parent-style-name="Standard">
      <style:paragraph-properties style:line-height-at-least="0.503cm" fo:text-align="start" style:justify-single-word="false"/>
      <style:text-properties fo:color="#7f848e" style:font-name="Droid Sans Mono" fo:font-size="10.5pt" fo:font-style="italic" style:text-underline-style="none" fo:font-weight="normal" officeooo:rsid="001183e9" officeooo:paragraph-rsid="00695655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36" style:family="paragraph" style:parent-style-name="Standard">
      <style:paragraph-properties style:line-height-at-least="0.503cm"/>
      <style:text-properties fo:color="#7f848e" style:font-name="Droid Sans Mono" fo:font-size="10.5pt" fo:font-style="italic" fo:font-weight="normal" fo:background-color="transparent"/>
    </style:style>
    <style:style style:name="P237" style:family="paragraph" style:parent-style-name="Standard">
      <style:paragraph-properties style:line-height-at-least="0.503cm"/>
      <style:text-properties fo:color="#7f848e" style:font-name="Droid Sans Mono" fo:font-size="10.5pt" fo:font-style="italic" fo:font-weight="normal" officeooo:paragraph-rsid="009056c9" fo:background-color="transparent"/>
    </style:style>
    <style:style style:name="P238" style:family="paragraph" style:parent-style-name="Standard">
      <style:paragraph-properties style:line-height-at-least="0.503cm"/>
      <style:text-properties fo:color="#7f848e" style:font-name="Droid Sans Mono" fo:font-size="10.5pt" fo:font-style="italic" fo:font-weight="normal" officeooo:paragraph-rsid="009225d0" fo:background-color="transparent"/>
    </style:style>
    <style:style style:name="P239" style:family="paragraph" style:parent-style-name="Standard">
      <style:paragraph-properties style:line-height-at-least="0.503cm" fo:text-align="start" style:justify-single-word="false"/>
      <style:text-properties fo:color="#7f848e" style:font-name="Droid Sans Mono" fo:font-size="10.5pt" fo:font-style="italic" fo:font-weight="normal" officeooo:rsid="00b0ce7a" officeooo:paragraph-rsid="00b0ce7a" fo:background-color="transparent"/>
    </style:style>
    <style:style style:name="P240" style:family="paragraph" style:parent-style-name="Standard">
      <style:paragraph-properties style:line-height-at-least="0.503cm" fo:text-align="start" style:justify-single-word="false"/>
      <style:text-properties fo:color="#7f848e" style:font-name="Droid Sans Mono" fo:font-size="10.5pt" fo:font-style="italic" fo:font-weight="normal" officeooo:rsid="00b0ce7a" officeooo:paragraph-rsid="00b25631" fo:background-color="transparent"/>
    </style:style>
    <style:style style:name="P241" style:family="paragraph" style:parent-style-name="Standard">
      <style:paragraph-properties style:line-height-at-least="0.503cm"/>
      <style:text-properties fo:color="#7f848e" style:font-name="Droid Sans Fallback" fo:font-size="10.5pt" fo:font-style="italic" fo:font-weight="normal" officeooo:paragraph-rsid="006f7c2c" fo:background-color="transparent" style:font-size-asian="10.5pt" style:font-size-complex="10.5pt"/>
    </style:style>
    <style:style style:name="P242" style:family="paragraph" style:parent-style-name="Standard">
      <style:paragraph-properties style:line-height-at-least="0.503cm"/>
    </style:style>
    <style:style style:name="P243" style:family="paragraph" style:parent-style-name="Standard">
      <style:paragraph-properties style:line-height-at-least="0.503cm"/>
      <style:text-properties officeooo:paragraph-rsid="0044bb60"/>
    </style:style>
    <style:style style:name="P244" style:family="paragraph" style:parent-style-name="Standard">
      <style:paragraph-properties style:line-height-at-least="0.503cm"/>
      <style:text-properties officeooo:paragraph-rsid="007b6c18"/>
    </style:style>
    <style:style style:name="P245" style:family="paragraph" style:parent-style-name="Standard">
      <style:paragraph-properties style:line-height-at-least="0.503cm"/>
      <style:text-properties officeooo:paragraph-rsid="007bc145"/>
    </style:style>
    <style:style style:name="P246" style:family="paragraph" style:parent-style-name="Standard">
      <style:paragraph-properties style:line-height-at-least="0.503cm"/>
      <style:text-properties officeooo:paragraph-rsid="007cb1da"/>
    </style:style>
    <style:style style:name="P247" style:family="paragraph" style:parent-style-name="Standard">
      <style:paragraph-properties style:line-height-at-least="0.503cm"/>
      <style:text-properties officeooo:paragraph-rsid="007e67d9"/>
    </style:style>
    <style:style style:name="P248" style:family="paragraph" style:parent-style-name="Standard">
      <style:paragraph-properties style:line-height-at-least="0.503cm"/>
      <style:text-properties officeooo:paragraph-rsid="00805cdb"/>
    </style:style>
    <style:style style:name="P249" style:family="paragraph" style:parent-style-name="Standard">
      <style:paragraph-properties style:line-height-at-least="0.503cm"/>
      <style:text-properties officeooo:paragraph-rsid="00aa93a4"/>
    </style:style>
    <style:style style:name="P250" style:family="paragraph" style:parent-style-name="Standard">
      <style:paragraph-properties style:line-height-at-least="0.503cm" fo:text-align="start" style:justify-single-word="false"/>
      <style:text-properties officeooo:paragraph-rsid="00ab07f3"/>
    </style:style>
    <style:style style:name="P251" style:family="paragraph" style:parent-style-name="Standard">
      <style:paragraph-properties style:line-height-at-least="0.503cm"/>
      <style:text-properties officeooo:paragraph-rsid="00c18c95"/>
    </style:style>
    <style:style style:name="P252" style:family="paragraph" style:parent-style-name="Standard">
      <loext:graphic-properties draw:fill="none" draw:fill-color="#ffffff" draw:opacity="100%"/>
      <style:paragraph-properties style:line-height-at-least="0.503cm" fo:background-color="transparent"/>
      <style:text-properties fo:font-size="10.5pt" officeooo:paragraph-rsid="003080eb" style:font-size-asian="10.5pt" style:font-size-complex="10.5pt"/>
    </style:style>
    <style:style style:name="P253" style:family="paragraph" style:parent-style-name="Standard">
      <loext:graphic-properties draw:fill="none" draw:fill-color="#ffffff" draw:opacity="100%"/>
      <style:paragraph-properties style:line-height-at-least="0.503cm" fo:background-color="transparent"/>
      <style:text-properties fo:font-size="10.5pt" officeooo:paragraph-rsid="0027bdbd" style:font-size-asian="10.5pt" style:font-size-complex="10.5pt"/>
    </style:style>
    <style:style style:name="P25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0.5pt" officeooo:paragraph-rsid="002baf07" style:font-size-asian="10.5pt" style:font-size-complex="10.5pt"/>
    </style:style>
    <style:style style:name="P25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0.5pt" officeooo:paragraph-rsid="00299ac4" style:font-size-asian="10.5pt" style:font-size-complex="10.5pt"/>
    </style:style>
    <style:style style:name="P25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0.5pt" officeooo:paragraph-rsid="00260964" style:font-size-asian="10.5pt" style:font-size-complex="10.5pt"/>
    </style:style>
    <style:style style:name="P25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0.5pt" officeooo:paragraph-rsid="001bcdd6" style:font-size-asian="10.5pt" style:font-size-complex="10.5pt"/>
    </style:style>
    <style:style style:name="P258" style:family="paragraph" style:parent-style-name="Standard">
      <style:paragraph-properties fo:text-align="start" style:justify-single-word="false"/>
      <style:text-properties fo:font-size="10.5pt" officeooo:paragraph-rsid="0028c6a8" fo:background-color="transparent" style:font-size-asian="10.5pt" style:font-size-complex="10.5pt"/>
    </style:style>
    <style:style style:name="P25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size="10.5pt" officeooo:paragraph-rsid="00260964" fo:background-color="transparent" style:font-size-asian="10.5pt" style:font-size-complex="10.5pt"/>
    </style:style>
    <style:style style:name="P26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Droid Sans Mono1" fo:font-size="10.5pt" officeooo:paragraph-rsid="0028c6a8" style:font-size-asian="10.5pt" style:font-size-complex="10.5pt"/>
    </style:style>
    <style:style style:name="P26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ans" fo:font-size="12pt" style:text-underline-style="none" fo:font-weight="normal" officeooo:rsid="00161a33" officeooo:paragraph-rsid="001bcdd6" style:font-name-asian="Noto Sans Mono CJK SC" style:font-size-asian="12pt" style:font-weight-asian="normal" style:font-name-complex="Liberation Mono" style:font-size-complex="12pt" style:font-weight-complex="normal"/>
    </style:style>
    <style:style style:name="P26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text-line-through-style="none" style:text-line-through-type="none" fo:font-size="10.5pt" officeooo:paragraph-rsid="0027bdbd" style:font-size-asian="10.5pt" style:font-size-complex="10.5pt"/>
    </style:style>
    <style:style style:name="P263" style:family="paragraph" style:parent-style-name="Standard">
      <style:paragraph-properties style:line-height-at-least="0.503cm"/>
      <style:text-properties style:font-name="Droid Sans Fallback" fo:font-size="10.5pt" fo:background-color="transparent" style:font-size-asian="10.5pt" style:font-size-complex="10.5pt"/>
    </style:style>
    <style:style style:name="P264" style:family="paragraph" style:parent-style-name="Standard">
      <style:paragraph-properties fo:text-align="start" style:justify-single-word="false"/>
      <style:text-properties style:font-name="Droid Sans Fallback" fo:font-size="10.5pt" officeooo:paragraph-rsid="006f7c2c" fo:background-color="transparent" style:font-size-asian="10.5pt" style:font-size-complex="10.5pt"/>
    </style:style>
    <style:style style:name="P265" style:family="paragraph" style:parent-style-name="Standard">
      <style:paragraph-properties fo:text-align="start" style:justify-single-word="false"/>
      <style:text-properties style:font-name="Droid Sans Fallback" fo:font-size="10.5pt" officeooo:paragraph-rsid="008e77fd" fo:background-color="transparent" style:font-size-asian="10.5pt" style:font-size-complex="10.5pt"/>
    </style:style>
    <style:style style:name="P266" style:family="paragraph" style:parent-style-name="Standard">
      <style:paragraph-properties fo:text-align="start" style:justify-single-word="false"/>
      <style:text-properties style:font-name="Droid Sans Fallback" fo:font-size="10.5pt" officeooo:paragraph-rsid="00a918dd" style:font-size-asian="10.5pt" style:font-size-complex="10.5pt"/>
    </style:style>
    <style:style style:name="P267" style:family="paragraph" style:parent-style-name="Standard">
      <style:paragraph-properties fo:text-align="start" style:justify-single-word="false"/>
      <style:text-properties fo:color="#98c379" style:font-name="Droid Sans Mono" fo:font-size="10.5pt" style:text-underline-style="none" fo:font-weight="normal" officeooo:rsid="001183e9" officeooo:paragraph-rsid="00a20929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68" style:family="paragraph" style:parent-style-name="Standard">
      <style:paragraph-properties fo:text-align="start" style:justify-single-word="false"/>
      <style:text-properties officeooo:rsid="009c097b" officeooo:paragraph-rsid="009c097b"/>
    </style:style>
    <style:style style:name="P269" style:family="paragraph" style:parent-style-name="Standard">
      <style:paragraph-properties fo:text-align="start" style:justify-single-word="false"/>
      <style:text-properties fo:font-style="italic" officeooo:rsid="00b0ce7a" officeooo:paragraph-rsid="00b0ce7a" style:font-style-asian="italic" style:font-style-complex="italic"/>
    </style:style>
    <style:style style:name="P270" style:family="paragraph" style:parent-style-name="Standard">
      <style:paragraph-properties fo:text-align="start" style:justify-single-word="false"/>
      <style:text-properties officeooo:rsid="00b0ce7a" officeooo:paragraph-rsid="00b0ce7a"/>
    </style:style>
    <style:style style:name="P271" style:family="paragraph" style:parent-style-name="Standard">
      <style:paragraph-properties style:line-height-at-least="0.503cm"/>
      <style:text-properties style:font-name="Droid Sans Mono" fo:font-size="10.5pt" fo:font-weight="normal" fo:background-color="transparent"/>
    </style:style>
    <style:style style:name="P272" style:family="paragraph" style:parent-style-name="Standard">
      <style:paragraph-properties fo:text-align="start" style:justify-single-word="false"/>
      <style:text-properties officeooo:rsid="00cf8f3b" officeooo:paragraph-rsid="00cf8f3b"/>
    </style:style>
    <style:style style:name="P273" style:family="paragraph" style:parent-style-name="Heading_20_1">
      <loext:graphic-properties draw:fill="none" draw:fill-color="#ffffff"/>
      <style:paragraph-properties fo:text-align="start" style:justify-single-word="false" fo:background-color="transparent"/>
      <style:text-properties style:font-name="Liberation Sans" fo:font-size="12pt" style:text-underline-style="none" fo:font-weight="normal" officeooo:rsid="00161a33" officeooo:paragraph-rsid="0028c6a8" style:font-name-asian="Noto Sans Mono CJK SC" style:font-size-asian="12pt" style:font-weight-asian="normal" style:font-name-complex="Liberation Mono" style:font-size-complex="12pt" style:font-weight-complex="normal"/>
    </style:style>
    <style:style style:name="P274" style:family="paragraph" style:parent-style-name="Heading_20_1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44bb60" style:font-name-asian="Liberation Serif1" style:font-size-asian="12pt" style:font-weight-asian="normal" style:font-name-complex="Liberation Serif1" style:font-size-complex="12pt" style:font-weight-complex="normal"/>
    </style:style>
    <style:style style:name="P275" style:family="paragraph" style:parent-style-name="Heading_20_1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932d6b" style:font-name-asian="Liberation Serif1" style:font-size-asian="12pt" style:font-weight-asian="normal" style:font-name-complex="Liberation Serif1" style:font-size-complex="12pt" style:font-weight-complex="normal"/>
    </style:style>
    <style:style style:name="P276" style:family="paragraph" style:parent-style-name="Heading_20_1">
      <style:paragraph-properties fo:line-height="100%" fo:text-align="start" style:justify-single-word="false"/>
      <style:text-properties style:font-name="Liberation Sans" fo:font-size="12pt" style:text-underline-style="none" fo:font-weight="bold" officeooo:rsid="001183e9" officeooo:paragraph-rsid="00805cdb" style:font-name-asian="Liberation Serif1" style:font-size-asian="12pt" style:font-weight-asian="bold" style:font-name-complex="Liberation Serif1" style:font-size-complex="12pt" style:font-weight-complex="bold"/>
    </style:style>
    <style:style style:name="P277" style:family="paragraph" style:parent-style-name="Heading_20_1">
      <style:paragraph-properties fo:line-height="100%" fo:text-align="start" style:justify-single-word="false"/>
      <style:text-properties officeooo:paragraph-rsid="0017806b"/>
    </style:style>
    <style:style style:name="P27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fb1cf" officeooo:paragraph-rsid="000fb1cf" style:font-name-asian="Noto Sans Mono CJK SC" style:font-size-asian="12pt" style:font-weight-asian="normal" style:font-name-complex="Liberation Mono" style:font-size-complex="12pt" style:font-weight-complex="normal"/>
    </style:style>
    <style:style style:name="P279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06a52" officeooo:paragraph-rsid="00106a52" style:font-name-asian="Noto Sans Mono CJK SC" style:font-size-asian="12pt" style:font-weight-asian="normal" style:font-name-complex="Liberation Mono" style:font-size-complex="12pt" style:font-weight-complex="normal"/>
    </style:style>
    <style:style style:name="P280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61a33" officeooo:paragraph-rsid="00161a33" style:font-name-asian="Noto Sans Mono CJK SC" style:font-size-asian="12pt" style:font-weight-asian="normal" style:font-name-complex="Liberation Mono" style:font-size-complex="12pt" style:font-weight-complex="normal"/>
    </style:style>
    <style:style style:name="P281" style:family="paragraph" style:parent-style-name="Preformatted_20_Text">
      <loext:graphic-properties draw:fill="solid" draw:fill-color="#eeeeee" draw:opacity="100%"/>
      <style:paragraph-properties fo:text-align="start" style:justify-single-word="false" fo:background-color="#eeeeee"/>
      <style:text-properties style:font-name="Liberation Sans" fo:font-size="12pt" officeooo:paragraph-rsid="000fb1cf" style:font-size-asian="12pt" style:font-size-complex="12pt"/>
    </style:style>
    <style:style style:name="P282" style:family="paragraph" style:parent-style-name="Preformatted_20_Text">
      <style:paragraph-properties fo:text-align="start" style:justify-single-word="false"/>
      <style:text-properties style:font-name="Liberation Sans" fo:font-size="12pt" officeooo:rsid="00100e61" officeooo:paragraph-rsid="00161a33" style:font-size-asian="12pt" style:font-size-complex="12pt"/>
    </style:style>
    <style:style style:name="P283" style:family="paragraph" style:parent-style-name="Preformatted_20_Text">
      <style:paragraph-properties fo:text-align="start" style:justify-single-word="false"/>
      <style:text-properties style:font-name="Liberation Sans" fo:font-size="12pt" officeooo:rsid="00106a52" officeooo:paragraph-rsid="001183e9" style:font-size-asian="12pt" style:font-size-complex="12pt"/>
    </style:style>
    <style:style style:name="P284" style:family="paragraph" style:parent-style-name="Preformatted_20_Text">
      <style:paragraph-properties fo:text-align="start" style:justify-single-word="false"/>
      <style:text-properties style:font-name="Liberation Sans" fo:font-size="12pt" officeooo:rsid="00106a52" officeooo:paragraph-rsid="00106a52" style:font-size-asian="12pt" style:font-size-complex="12pt"/>
    </style:style>
    <style:style style:name="P285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44bb60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officeooo:rsid="001183e9" officeooo:paragraph-rsid="00d21ea7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abb2bf" style:font-name="Droid Sans Mono" fo:font-size="10.5pt" style:text-underline-style="none" fo:font-weight="normal" fo:background-color="transparent" style:font-size-asian="12pt" style:font-weight-asian="bold" style:font-size-complex="12pt" style:font-weight-complex="bold"/>
    </style:style>
    <style:style style:name="P288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transparent"/>
    </style:style>
    <style:style style:name="P289" style:family="paragraph" style:parent-style-name="Standard">
      <style:paragraph-properties style:line-height-at-least="0.503cm"/>
      <style:text-properties fo:color="#abb2bf" style:font-name="Droid Sans Mono" fo:font-size="10.5pt" fo:font-weight="normal" officeooo:paragraph-rsid="00d97e83" fo:background-color="transparent"/>
    </style:style>
    <style:style style:name="P29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cf8f3b" officeooo:paragraph-rsid="00cf8f3b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183e9" officeooo:paragraph-rsid="00d21ea7" style:font-name-asian="Liberation Serif1" style:font-size-asian="12pt" style:font-weight-asian="normal" style:font-name-complex="Liberation Serif1" style:font-size-complex="12pt" style:font-weight-complex="normal"/>
    </style:style>
    <style:style style:name="P292" style:family="paragraph" style:parent-style-name="Standard">
      <style:paragraph-properties fo:text-align="start" style:justify-single-word="false"/>
      <style:text-properties officeooo:paragraph-rsid="00d0a4e7"/>
    </style:style>
    <style:style style:name="P293" style:family="paragraph" style:parent-style-name="Standard">
      <style:paragraph-properties fo:text-align="start" style:justify-single-word="false"/>
      <style:text-properties officeooo:paragraph-rsid="00d21ea7"/>
    </style:style>
    <style:style style:name="P294" style:family="paragraph" style:parent-style-name="Standard">
      <style:paragraph-properties fo:text-align="start" style:justify-single-word="false"/>
      <style:text-properties officeooo:paragraph-rsid="00d29533"/>
    </style:style>
    <style:style style:name="P295" style:family="paragraph" style:parent-style-name="Standard">
      <style:paragraph-properties fo:text-align="start" style:justify-single-word="false"/>
      <style:text-properties officeooo:paragraph-rsid="00ab07f3"/>
    </style:style>
    <style:style style:name="P296" style:family="paragraph" style:parent-style-name="Standard">
      <style:paragraph-properties fo:text-align="start" style:justify-single-word="false"/>
      <style:text-properties officeooo:paragraph-rsid="00d99fd5"/>
    </style:style>
    <style:style style:name="P297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183e9" officeooo:paragraph-rsid="00ab07f3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use-window-font-color="true" style:font-name="Liberation Sans" fo:font-size="12pt" style:text-underline-style="none" fo:font-weight="normal" officeooo:rsid="001183e9" officeooo:paragraph-rsid="00d6fdc5" fo:background-color="transparent" style:font-name-asian="Liberation Serif1" style:font-size-asian="12pt" style:font-weight-asian="normal" style:font-name-complex="Liberation Serif1" style:font-size-complex="12pt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use-window-font-color="true" style:font-name="Liberation Sans" fo:font-size="12pt" fo:font-weight="normal" officeooo:paragraph-rsid="00d6fdc5" fo:background-color="transparent"/>
    </style:style>
    <style:style style:name="P300" style:family="paragraph" style:parent-style-name="Standard">
      <style:paragraph-properties fo:text-align="start" style:justify-single-word="false"/>
      <style:text-properties style:use-window-font-color="true" style:font-name="Liberation Sans" fo:font-size="12pt" fo:font-weight="normal" officeooo:paragraph-rsid="00d7b53e" fo:background-color="transparent"/>
    </style:style>
    <style:style style:name="P301" style:family="paragraph" style:parent-style-name="Standard">
      <style:paragraph-properties fo:text-align="start" style:justify-single-word="false"/>
      <style:text-properties style:use-window-font-color="true" style:font-name="Liberation Sans" fo:font-size="12pt" fo:font-weight="normal" officeooo:paragraph-rsid="00d97e83" fo:background-color="transparent"/>
    </style:style>
    <style:style style:name="P302" style:family="paragraph" style:parent-style-name="Standard">
      <style:paragraph-properties style:line-height-at-least="0.503cm"/>
    </style:style>
    <style:style style:name="P303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officeooo:rsid="00db32f3" officeooo:paragraph-rsid="00db32f3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paragraph-rsid="00dc25a8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font-name="Liberation Sans" fo:font-size="12pt" officeooo:paragraph-rsid="00db32f3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0fb1cf" style:font-weight-asian="normal" style:font-weight-complex="normal"/>
    </style:style>
    <style:style style:name="T3" style:family="text">
      <style:text-properties style:text-underline-style="none" fo:font-weight="normal" style:font-name-asian="Noto Sans Mono CJK SC" style:font-weight-asian="normal" style:font-name-complex="Liberation Mono" style:font-weight-complex="normal"/>
    </style:style>
    <style:style style:name="T4" style:family="text">
      <style:text-properties style:text-underline-style="none" fo:font-weight="normal" officeooo:rsid="000fb1cf" style:font-name-asian="Noto Sans Mono CJK SC" style:font-weight-asian="normal" style:font-name-complex="Liberation Mono" style:font-weight-complex="normal"/>
    </style:style>
    <style:style style:name="T5" style:family="text">
      <style:text-properties style:text-underline-style="none" fo:font-weight="normal" officeooo:rsid="001183e9" style:font-name-asian="Noto Sans Mono CJK SC" style:font-weight-asian="normal" style:font-name-complex="Liberation Mono" style:font-weight-complex="normal"/>
    </style:style>
    <style:style style:name="T6" style:family="text">
      <style:text-properties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7" style:family="text">
      <style:text-properties style:text-underline-style="none" fo:font-weight="normal" officeooo:rsid="00161a33" style:font-name-asian="Liberation Serif1" style:font-weight-asian="normal" style:font-name-complex="Liberation Serif1" style:font-weight-complex="normal"/>
    </style:style>
    <style:style style:name="T8" style:family="text">
      <style:text-properties style:text-underline-style="none" fo:font-weight="normal" officeooo:rsid="001dc066" style:font-name-asian="Liberation Serif1" style:font-weight-asian="normal" style:font-name-complex="Liberation Serif1" style:font-weight-complex="normal"/>
    </style:style>
    <style:style style:name="T9" style:family="text">
      <style:text-properties style:text-underline-style="none" fo:font-weight="normal" officeooo:rsid="0057a016" style:font-name-asian="Liberation Serif1" style:font-weight-asian="normal" style:font-name-complex="Liberation Serif1" style:font-weight-complex="normal"/>
    </style:style>
    <style:style style:name="T10" style:family="text">
      <style:text-properties style:text-underline-style="none" fo:font-weight="normal" officeooo:rsid="0057f746" style:font-name-asian="Liberation Serif1" style:font-weight-asian="normal" style:font-name-complex="Liberation Serif1" style:font-weight-complex="normal"/>
    </style:style>
    <style:style style:name="T11" style:family="text">
      <style:text-properties style:text-underline-style="none" style:font-name-asian="Liberation Serif1" style:font-size-asian="12pt" style:font-weight-asian="normal" style:font-name-complex="Liberation Serif1" style:font-size-complex="12pt" style:font-weight-complex="normal"/>
    </style:style>
    <style:style style:name="T12" style:family="text">
      <style:text-properties style:text-underline-style="none" officeooo:rsid="00376b4b" style:font-name-asian="Liberation Serif1" style:font-size-asian="12pt" style:font-weight-asian="normal" style:font-name-complex="Liberation Serif1" style:font-size-complex="12pt" style:font-weight-complex="normal"/>
    </style:style>
    <style:style style:name="T13" style:family="text">
      <style:text-properties style:text-underline-style="none" officeooo: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T14" style:family="text">
      <style:text-properties style:text-underline-style="none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15" style:family="text">
      <style:text-properties style:text-underline-style="none" officeooo:rsid="003c3719" style:font-name-asian="Liberation Serif1" style:font-size-asian="12pt" style:font-weight-asian="normal" style:font-name-complex="Liberation Serif1" style:font-size-complex="12pt" style:font-weight-complex="normal"/>
    </style:style>
    <style:style style:name="T16" style:family="text">
      <style:text-properties style:text-underline-style="none" officeooo:rsid="004d4d2c" style:font-name-asian="Liberation Serif1" style:font-size-asian="12pt" style:font-weight-asian="normal" style:font-name-complex="Liberation Serif1" style:font-size-complex="12pt" style:font-weight-complex="normal"/>
    </style:style>
    <style:style style:name="T17" style:family="text">
      <style:text-properties style:text-underline-style="none" officeooo:rsid="0052b649" style:font-name-asian="Liberation Serif1" style:font-size-asian="12pt" style:font-weight-asian="normal" style:font-name-complex="Liberation Serif1" style:font-size-complex="12pt" style:font-weight-complex="normal"/>
    </style:style>
    <style:style style:name="T18" style:family="text">
      <style:text-properties style:text-underline-style="none" officeooo:rsid="006dcb64" style:font-name-asian="Liberation Serif1" style:font-size-asian="12pt" style:font-weight-asian="normal" style:font-name-complex="Liberation Serif1" style:font-size-complex="12pt" style:font-weight-complex="normal"/>
    </style:style>
    <style:style style:name="T19" style:family="text">
      <style:text-properties style:text-underline-style="none" officeooo:rsid="0087e902" style:font-name-asian="Liberation Serif1" style:font-size-asian="12pt" style:font-weight-asian="normal" style:font-name-complex="Liberation Serif1" style:font-size-complex="12pt" style:font-weight-complex="normal"/>
    </style:style>
    <style:style style:name="T20" style:family="text">
      <style:text-properties style:text-underline-style="none" officeooo:rsid="00d6fdc5" style:font-name-asian="Liberation Serif1" style:font-size-asian="12pt" style:font-weight-asian="normal" style:font-name-complex="Liberation Serif1" style:font-size-complex="12pt" style:font-weight-complex="normal"/>
    </style:style>
    <style:style style:name="T21" style:family="text">
      <style:text-properties style:text-underline-style="none" officeooo:rsid="00d7b53e" style:font-name-asian="Liberation Serif1" style:font-size-asian="12pt" style:font-weight-asian="normal" style:font-name-complex="Liberation Serif1" style:font-size-complex="12pt" style:font-weight-complex="normal"/>
    </style:style>
    <style:style style:name="T22" style:family="text">
      <style:text-properties style:text-underline-style="none" officeooo:rsid="00d97e83" style:font-name-asian="Liberation Serif1" style:font-size-asian="12pt" style:font-weight-asian="normal" style:font-name-complex="Liberation Serif1" style:font-size-complex="12pt" style:font-weight-complex="normal"/>
    </style:style>
    <style:style style:name="T23" style:family="text">
      <style:text-properties style:text-underline-style="none" officeooo:rsid="005c4a1d" style:font-name-asian="Liberation Serif1" style:font-weight-asian="normal" style:font-name-complex="Liberation Serif1" style:font-weight-complex="normal"/>
    </style:style>
    <style:style style:name="T24" style:family="text">
      <style:text-properties style:text-underline-style="none" officeooo:rsid="007e67d9" style:font-name-asian="Liberation Serif1" style:font-weight-asian="normal" style:font-name-complex="Liberation Serif1" style:font-weight-complex="normal"/>
    </style:style>
    <style:style style:name="T25" style:family="text">
      <style:text-properties style:font-name-asian="Liberation Serif1" style:font-name-complex="Liberation Serif1"/>
    </style:style>
    <style:style style:name="T26" style:family="text">
      <style:text-properties officeooo:rsid="001183e9" style:font-name-asian="Liberation Serif1" style:font-name-complex="Liberation Serif1"/>
    </style:style>
    <style:style style:name="T27" style:family="text">
      <style:text-properties officeooo:rsid="0013e1f3" style:font-name-asian="Liberation Serif1" style:font-name-complex="Liberation Serif1"/>
    </style:style>
    <style:style style:name="T28" style:family="text">
      <style:text-properties officeooo:rsid="00161a33" style:font-name-asian="Liberation Serif1" style:font-name-complex="Liberation Serif1"/>
    </style:style>
    <style:style style:name="T29" style:family="text">
      <style:text-properties officeooo:rsid="0017f0de" style:font-name-asian="Liberation Serif1" style:font-name-complex="Liberation Serif1"/>
    </style:style>
    <style:style style:name="T30" style:family="text">
      <style:text-properties officeooo:rsid="001dc066" style:font-name-asian="Liberation Serif1" style:font-name-complex="Liberation Serif1"/>
    </style:style>
    <style:style style:name="T31" style:family="text">
      <style:text-properties officeooo:rsid="00233b9d" style:font-name-asian="Liberation Serif1" style:font-name-complex="Liberation Serif1"/>
    </style:style>
    <style:style style:name="T32" style:family="text">
      <style:text-properties officeooo:rsid="0024bc2f" style:font-name-asian="Liberation Serif1" style:font-name-complex="Liberation Serif1"/>
    </style:style>
    <style:style style:name="T33" style:family="text">
      <style:text-properties officeooo:rsid="00260964" style:font-name-asian="Liberation Serif1" style:font-name-complex="Liberation Serif1"/>
    </style:style>
    <style:style style:name="T34" style:family="text">
      <style:text-properties officeooo:rsid="00299ac4" style:font-name-asian="Liberation Serif1" style:font-name-complex="Liberation Serif1"/>
    </style:style>
    <style:style style:name="T35" style:family="text">
      <style:text-properties officeooo:rsid="002cf8e6" style:font-name-asian="Liberation Serif1" style:font-name-complex="Liberation Serif1"/>
    </style:style>
    <style:style style:name="T36" style:family="text">
      <style:text-properties officeooo:rsid="00b57109" style:font-name-asian="Liberation Serif1" style:font-name-complex="Liberation Serif1"/>
    </style:style>
    <style:style style:name="T37" style:family="text">
      <style:text-properties officeooo:rsid="00b6bac1" style:font-name-asian="Liberation Serif1" style:font-name-complex="Liberation Serif1"/>
    </style:style>
    <style:style style:name="T38" style:family="text">
      <style:text-properties officeooo:rsid="00b9be66" style:font-name-asian="Liberation Serif1" style:font-name-complex="Liberation Serif1"/>
    </style:style>
    <style:style style:name="T39" style:family="text">
      <style:text-properties officeooo:rsid="00b9d328" style:font-name-asian="Liberation Serif1" style:font-name-complex="Liberation Serif1"/>
    </style:style>
    <style:style style:name="T4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1" style:family="text">
      <style:text-properties style:font-name="Liberation Sans"/>
    </style:style>
    <style:style style:name="T42" style:family="text">
      <style:text-properties style:font-name="Liberation Sans" style:text-underline-style="none" fo:font-weight="normal" style:font-name-asian="Liberation Serif1" style:font-weight-asian="normal" style:font-name-complex="Liberation Serif1" style:font-weight-complex="normal"/>
    </style:style>
    <style:style style:name="T43" style:family="text">
      <style:text-properties style:font-name="Liberation Sans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ans" style:text-underline-style="none" fo:font-weight="normal" officeooo:rsid="0013e1f3" style:font-name-asian="Liberation Serif1" style:font-weight-asian="normal" style:font-name-complex="Liberation Serif1" style:font-weight-complex="normal"/>
    </style:style>
    <style:style style:name="T45" style:family="text">
      <style:text-properties style:font-name="Liberation Sans" style:text-underline-style="none" fo:font-weight="normal" officeooo:rsid="001541f6" style:font-name-asian="Liberation Serif1" style:font-weight-asian="normal" style:font-name-complex="Liberation Serif1" style:font-weight-complex="normal"/>
    </style:style>
    <style:style style:name="T46" style:family="text">
      <style:text-properties style:font-name="Liberation Sans" style:text-underline-style="none" fo:font-weight="normal" officeooo:rsid="00161a33" style:font-name-asian="Liberation Serif1" style:font-weight-asian="normal" style:font-name-complex="Liberation Serif1" style:font-weight-complex="normal"/>
    </style:style>
    <style:style style:name="T47" style:family="text">
      <style:text-properties style:font-name="Liberation Sans" style:text-underline-style="none" fo:font-weight="normal" officeooo:rsid="001bcdd6" style:font-name-asian="Liberation Serif1" style:font-weight-asian="normal" style:font-name-complex="Liberation Serif1" style:font-weight-complex="normal"/>
    </style:style>
    <style:style style:name="T48" style:family="text">
      <style:text-properties style:font-name="Liberation Sans" style:text-underline-style="none" fo:font-weight="normal" officeooo:rsid="002d156c" style:font-name-asian="Liberation Serif1" style:font-weight-asian="normal" style:font-name-complex="Liberation Serif1" style:font-weight-complex="normal"/>
    </style:style>
    <style:style style:name="T49" style:family="text">
      <style:text-properties style:font-name="Liberation Sans" style:text-underline-style="none" fo:font-weight="normal" officeooo:rsid="003080eb" style:font-name-asian="Liberation Serif1" style:font-weight-asian="normal" style:font-name-complex="Liberation Serif1" style:font-weight-complex="normal"/>
    </style:style>
    <style:style style:name="T50" style:family="text">
      <style:text-properties style:font-name="Liberation Sans" style:text-underline-style="none" fo:font-weight="normal" officeooo:rsid="004b1247" style:font-name-asian="Liberation Serif1" style:font-weight-asian="normal" style:font-name-complex="Liberation Serif1" style:font-weight-complex="normal"/>
    </style:style>
    <style:style style:name="T51" style:family="text">
      <style:text-properties style:font-name="Liberation Sans" style:text-underline-style="none" fo:font-weight="normal" officeooo:rsid="004d4d2c" style:font-name-asian="Liberation Serif1" style:font-weight-asian="normal" style:font-name-complex="Liberation Serif1" style:font-weight-complex="normal"/>
    </style:style>
    <style:style style:name="T52" style:family="text">
      <style:text-properties style:font-name="Liberation Sans" style:text-underline-style="none" officeooo:rsid="005c4a1d" style:font-name-asian="Liberation Serif1" style:font-weight-asian="normal" style:font-name-complex="Liberation Serif1" style:font-weight-complex="normal"/>
    </style:style>
    <style:style style:name="T53" style:family="text">
      <style:text-properties style:font-name="Liberation Sans" fo:font-size="12pt" style:text-underline-style="none" fo:font-weight="normal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54" style:family="text">
      <style:text-properties style:font-name="Liberation Sans" fo:font-size="12pt" style:text-underline-style="none" fo:font-weight="normal" officeooo:rsid="00299ac4" style:font-name-asian="Liberation Serif1" style:font-size-asian="12pt" style:font-weight-asian="normal" style:font-name-complex="Liberation Serif1" style:font-size-complex="12pt" style:font-weight-complex="normal"/>
    </style:style>
    <style:style style:name="T55" style:family="text">
      <style:text-properties style:font-name="Liberation Sans" fo:font-size="12pt" style:text-underline-style="none" fo:font-weight="normal" officeooo:rsid="002baf07" style:font-name-asian="Liberation Serif1" style:font-size-asian="12pt" style:font-weight-asian="normal" style:font-name-complex="Liberation Serif1" style:font-size-complex="12pt" style:font-weight-complex="normal"/>
    </style:style>
    <style:style style:name="T56" style:family="text">
      <style:text-properties style:font-name="Liberation Sans" fo:font-size="12pt" style:text-underline-style="none" fo:font-weight="normal" officeooo:rsid="0033c3b1" style:font-name-asian="Liberation Serif1" style:font-size-asian="12pt" style:font-weight-asian="normal" style:font-name-complex="Liberation Serif1" style:font-size-complex="12pt" style:font-weight-complex="normal"/>
    </style:style>
    <style:style style:name="T57" style:family="text">
      <style:text-properties style:font-name="Liberation Sans" fo:font-size="12pt" style:text-underline-style="none" fo:font-weight="normal" officeooo:rsid="00356bc9" style:font-name-asian="Liberation Serif1" style:font-size-asian="12pt" style:font-weight-asian="normal" style:font-name-complex="Liberation Serif1" style:font-size-complex="12pt" style:font-weight-complex="normal"/>
    </style:style>
    <style:style style:name="T58" style:family="text">
      <style:text-properties style:font-name="Liberation Sans" fo:font-size="12pt" style:text-underline-style="none" fo:font-weight="normal" officeooo:rsid="003a0cf8" style:font-name-asian="Liberation Serif1" style:font-size-asian="12pt" style:font-weight-asian="normal" style:font-name-complex="Liberation Serif1" style:font-size-complex="12pt" style:font-weight-complex="normal"/>
    </style:style>
    <style:style style:name="T59" style:family="text">
      <style:text-properties style:font-name="Liberation Sans" fo:font-size="12pt" style:text-underline-style="none" fo:font-weight="normal" officeooo:rsid="003aca6c" style:font-name-asian="Liberation Serif1" style:font-size-asian="12pt" style:font-weight-asian="normal" style:font-name-complex="Liberation Serif1" style:font-size-complex="12pt" style:font-weight-complex="normal"/>
    </style:style>
    <style:style style:name="T60" style:family="text">
      <style:text-properties style:font-name="Liberation Sans" fo:font-size="12pt" style:text-underline-style="none" fo:font-weight="normal" officeooo:rsid="00442cd3" style:font-name-asian="Liberation Serif1" style:font-size-asian="12pt" style:font-weight-asian="normal" style:font-name-complex="Liberation Serif1" style:font-size-complex="12pt" style:font-weight-complex="normal"/>
    </style:style>
    <style:style style:name="T61" style:family="text">
      <style:text-properties style:font-name="Liberation Sans" fo:font-size="12pt" style:text-underline-style="none" fo:font-weight="normal" officeooo:rsid="0044bb60" style:font-name-asian="Liberation Serif1" style:font-size-asian="12pt" style:font-weight-asian="normal" style:font-name-complex="Liberation Serif1" style:font-size-complex="12pt" style:font-weight-complex="normal"/>
    </style:style>
    <style:style style:name="T62" style:family="text">
      <style:text-properties style:font-name="Liberation Sans" fo:font-size="12pt" style:text-underline-style="none" fo:font-weight="normal" officeooo:rsid="00443ecb" style:font-name-asian="Liberation Serif1" style:font-size-asian="12pt" style:font-weight-asian="normal" style:font-name-complex="Liberation Serif1" style:font-size-complex="12pt" style:font-weight-complex="normal"/>
    </style:style>
    <style:style style:name="T63" style:family="text">
      <style:text-properties style:font-name="Liberation Sans" fo:font-size="12pt" style:text-underline-style="none" fo:font-weight="normal" officeooo:rsid="00467e62" style:font-name-asian="Liberation Serif1" style:font-size-asian="12pt" style:font-weight-asian="normal" style:font-name-complex="Liberation Serif1" style:font-size-complex="12pt" style:font-weight-complex="normal"/>
    </style:style>
    <style:style style:name="T64" style:family="text">
      <style:text-properties style:font-name="Liberation Sans" fo:font-size="12pt" style:text-underline-style="none" fo:font-weight="normal" officeooo:rsid="005c4a1d" style:font-name-asian="Liberation Serif1" style:font-size-asian="12pt" style:font-weight-asian="normal" style:font-name-complex="Liberation Serif1" style:font-size-complex="12pt" style:font-weight-complex="normal"/>
    </style:style>
    <style:style style:name="T65" style:family="text">
      <style:text-properties style:font-name="Liberation Sans" fo:font-size="12pt" style:text-underline-style="none" fo:font-weight="normal" officeooo:rsid="0062787f" style:font-name-asian="Liberation Serif1" style:font-size-asian="12pt" style:font-weight-asian="normal" style:font-name-complex="Liberation Serif1" style:font-size-complex="12pt" style:font-weight-complex="normal"/>
    </style:style>
    <style:style style:name="T66" style:family="text">
      <style:text-properties style:font-name="Liberation Sans" fo:font-size="12pt" style:text-underline-style="none" fo:font-weight="normal" officeooo:rsid="0061ca86" style:font-name-asian="Liberation Serif1" style:font-size-asian="12pt" style:font-weight-asian="normal" style:font-name-complex="Liberation Serif1" style:font-size-complex="12pt" style:font-weight-complex="normal"/>
    </style:style>
    <style:style style:name="T67" style:family="text">
      <style:text-properties style:font-name="Liberation Sans" fo:font-size="12pt" style:text-underline-style="none" fo:font-weight="normal" officeooo:rsid="007b275d" style:font-name-asian="Liberation Serif1" style:font-size-asian="12pt" style:font-weight-asian="normal" style:font-name-complex="Liberation Serif1" style:font-size-complex="12pt" style:font-weight-complex="normal"/>
    </style:style>
    <style:style style:name="T68" style:family="text">
      <style:text-properties style:font-name="Liberation Sans" fo:font-size="12pt" style:text-underline-style="none" fo:font-weight="normal" officeooo:rsid="007e67d9" style:font-name-asian="Liberation Serif1" style:font-size-asian="12pt" style:font-weight-asian="normal" style:font-name-complex="Liberation Serif1" style:font-size-complex="12pt" style:font-weight-complex="normal"/>
    </style:style>
    <style:style style:name="T69" style:family="text">
      <style:text-properties style:font-name="Liberation Sans" fo:font-size="12pt" style:text-underline-style="none" fo:font-weight="normal" officeooo:rsid="009282a4" style:font-name-asian="Liberation Serif1" style:font-size-asian="12pt" style:font-weight-asian="normal" style:font-name-complex="Liberation Serif1" style:font-size-complex="12pt" style:font-weight-complex="normal"/>
    </style:style>
    <style:style style:name="T70" style:family="text">
      <style:text-properties style:font-name="Liberation Sans" fo:font-size="12pt" style:text-underline-style="none" fo:font-weight="normal" officeooo:rsid="009c097b" style:font-name-asian="Liberation Serif1" style:font-size-asian="12pt" style:font-weight-asian="normal" style:font-name-complex="Liberation Serif1" style:font-size-complex="12pt" style:font-weight-complex="normal"/>
    </style:style>
    <style:style style:name="T71" style:family="text">
      <style:text-properties style:font-name="Liberation Sans" fo:font-size="12pt" style:text-underline-style="none" fo:font-weight="normal" officeooo:rsid="00233b9d" style:font-name-asian="Liberation Serif1" style:font-size-asian="12pt" style:font-weight-asian="normal" style:font-name-complex="Liberation Serif1" style:font-size-complex="12pt" style:font-weight-complex="normal"/>
    </style:style>
    <style:style style:name="T72" style:family="text">
      <style:text-properties style:font-name="Liberation Sans" fo:font-size="12pt" style:text-underline-style="none" fo:font-weight="normal" officeooo:rsid="00b7fe6d" style:font-name-asian="Liberation Serif1" style:font-size-asian="12pt" style:font-weight-asian="normal" style:font-name-complex="Liberation Serif1" style:font-size-complex="12pt" style:font-weight-complex="normal"/>
    </style:style>
    <style:style style:name="T73" style:family="text">
      <style:text-properties style:font-name="Liberation Sans" fo:font-size="12pt" style:text-underline-style="none" fo:font-weight="normal" officeooo:rsid="00899adb" style:font-name-asian="Liberation Serif1" style:font-size-asian="12pt" style:font-weight-asian="normal" style:font-name-complex="Liberation Serif1" style:font-size-complex="12pt" style:font-weight-complex="normal"/>
    </style:style>
    <style:style style:name="T74" style:family="text">
      <style:text-properties style:font-name="Liberation Sans" fo:font-size="12pt" style:text-underline-style="none" fo:font-weight="normal" officeooo:rsid="00bf4d3f" style:font-name-asian="Liberation Serif1" style:font-size-asian="12pt" style:font-weight-asian="normal" style:font-name-complex="Liberation Serif1" style:font-size-complex="12pt" style:font-weight-complex="normal"/>
    </style:style>
    <style:style style:name="T75" style:family="text">
      <style:text-properties style:font-name="Liberation Sans" fo:font-size="12pt" style:text-underline-style="none" fo:font-weight="normal" officeooo:rsid="005d82cb" style:font-name-asian="Liberation Serif1" style:font-size-asian="12pt" style:font-weight-asian="normal" style:font-name-complex="Liberation Serif1" style:font-size-complex="12pt" style:font-weight-complex="normal"/>
    </style:style>
    <style:style style:name="T76" style:family="text">
      <style:text-properties style:font-name="Liberation Sans" fo:font-size="12pt" style:text-underline-style="none" fo:font-weight="normal" officeooo:rsid="00c1f865" style:font-name-asian="Liberation Serif1" style:font-size-asian="12pt" style:font-weight-asian="normal" style:font-name-complex="Liberation Serif1" style:font-size-complex="12pt" style:font-weight-complex="normal"/>
    </style:style>
    <style:style style:name="T77" style:family="text">
      <style:text-properties style:font-name="Liberation Sans" fo:font-size="12pt" style:text-underline-style="none" fo:font-weight="normal" officeooo:rsid="00c2019f" style:font-name-asian="Liberation Serif1" style:font-size-asian="12pt" style:font-weight-asian="normal" style:font-name-complex="Liberation Serif1" style:font-size-complex="12pt" style:font-weight-complex="normal"/>
    </style:style>
    <style:style style:name="T78" style:family="text">
      <style:text-properties style:font-name="Liberation Sans" fo:font-size="12pt" style:text-underline-style="none" fo:font-weight="normal" officeooo:rsid="00c3e98f" style:font-name-asian="Liberation Serif1" style:font-size-asian="12pt" style:font-weight-asian="normal" style:font-name-complex="Liberation Serif1" style:font-size-complex="12pt" style:font-weight-complex="normal"/>
    </style:style>
    <style:style style:name="T79" style:family="text">
      <style:text-properties style:font-name="Liberation Sans" fo:font-size="12pt" style:text-underline-style="none" fo:font-weight="normal" officeooo:rsid="008a9731" style:font-name-asian="Liberation Serif1" style:font-size-asian="12pt" style:font-weight-asian="normal" style:font-name-complex="Liberation Serif1" style:font-size-complex="12pt" style:font-weight-complex="normal"/>
    </style:style>
    <style:style style:name="T80" style:family="text">
      <style:text-properties style:font-name="Liberation Sans" fo:font-size="12pt" style:text-underline-style="none" fo:font-weight="normal" officeooo:rsid="00c95840" style:font-name-asian="Liberation Serif1" style:font-size-asian="12pt" style:font-weight-asian="normal" style:font-name-complex="Liberation Serif1" style:font-size-complex="12pt" style:font-weight-complex="normal"/>
    </style:style>
    <style:style style:name="T81" style:family="text">
      <style:text-properties style:font-name="Liberation Sans" fo:font-size="12pt" style:text-underline-style="none" fo:font-weight="normal" officeooo:rsid="0087e902" style:font-name-asian="Liberation Serif1" style:font-size-asian="12pt" style:font-weight-asian="normal" style:font-name-complex="Liberation Serif1" style:font-size-complex="12pt" style:font-weight-complex="normal"/>
    </style:style>
    <style:style style:name="T82" style:family="text">
      <style:text-properties style:font-name="Liberation Sans" fo:font-size="12pt" style:text-underline-style="none" fo:font-weight="normal" officeooo:rsid="00cf8f3b" style:font-name-asian="Liberation Serif1" style:font-size-asian="12pt" style:font-weight-asian="normal" style:font-name-complex="Liberation Serif1" style:font-size-complex="12pt" style:font-weight-complex="normal"/>
    </style:style>
    <style:style style:name="T83" style:family="text">
      <style:text-properties style:font-name="Liberation Sans" fo:font-size="12pt" style:text-underline-style="none" fo:font-weight="normal" officeooo:rsid="00d0a4e7" style:font-name-asian="Liberation Serif1" style:font-size-asian="12pt" style:font-weight-asian="normal" style:font-name-complex="Liberation Serif1" style:font-size-complex="12pt" style:font-weight-complex="normal"/>
    </style:style>
    <style:style style:name="T84" style:family="text">
      <style:text-properties style:font-name="Liberation Sans" fo:font-size="12pt" style:text-underline-style="none" fo:font-weight="normal" officeooo:rsid="00d0ebb5" style:font-name-asian="Liberation Serif1" style:font-size-asian="12pt" style:font-weight-asian="normal" style:font-name-complex="Liberation Serif1" style:font-size-complex="12pt" style:font-weight-complex="normal"/>
    </style:style>
    <style:style style:name="T85" style:family="text">
      <style:text-properties style:font-name="Liberation Sans" fo:font-size="12pt" style:text-underline-style="none" fo:font-weight="normal" officeooo:rsid="00d21ea7" style:font-name-asian="Liberation Serif1" style:font-size-asian="12pt" style:font-weight-asian="normal" style:font-name-complex="Liberation Serif1" style:font-size-complex="12pt" style:font-weight-complex="normal"/>
    </style:style>
    <style:style style:name="T86" style:family="text">
      <style:text-properties style:font-name="Liberation Sans" fo:font-size="12pt" style:text-underline-style="none" fo:font-weight="normal" officeooo:rsid="00d29533" style:font-name-asian="Liberation Serif1" style:font-size-asian="12pt" style:font-weight-asian="normal" style:font-name-complex="Liberation Serif1" style:font-size-complex="12pt" style:font-weight-complex="normal"/>
    </style:style>
    <style:style style:name="T87" style:family="text">
      <style:text-properties style:font-name="Liberation Sans" fo:font-size="12pt" style:text-underline-style="none" fo:font-weight="normal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88" style:family="text">
      <style:text-properties style:font-name="Liberation Sans" fo:font-size="12pt" style:text-underline-style="none" fo:font-weight="normal" officeooo:rsid="00899ad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89" style:family="text">
      <style:text-properties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90" style:family="text">
      <style:text-properties style:font-name="Liberation Sans" fo:font-size="12pt" style:text-underline-style="none" fo:font-weight="normal" officeooo:rsid="005d82c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91" style:family="text">
      <style:text-properties style:font-name="Liberation Sans" fo:font-size="12pt" style:text-underline-style="none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92" style:family="text">
      <style:text-properties style:font-name="Liberation Sans" fo:font-size="12pt" fo:font-style="italic" style:text-underline-style="none" fo:font-weight="normal" officeooo:rsid="007b6c18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93" style:family="text">
      <style:text-properties style:font-name="Liberation Sans" fo:font-size="12pt" fo:font-style="italic" style:text-underline-style="none" fo:font-weight="normal" officeooo:rsid="007e67d9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style:font-name="Liberation Sans" style:font-size-asian="12pt" style:font-size-complex="12pt"/>
    </style:style>
    <style:style style:name="T96" style:family="text">
      <style:text-properties style:font-name="Liberation Sans" officeooo:rsid="003080eb" style:font-size-asian="12pt" style:font-size-complex="12pt"/>
    </style:style>
    <style:style style:name="T97" style:family="text">
      <style:text-properties style:font-name="Liberation Sans" fo:background-color="transparent" loext:char-shading-value="0" style:font-size-asian="12pt" style:font-size-complex="12pt"/>
    </style:style>
    <style:style style:name="T98" style:family="text">
      <style:text-properties style:font-name="Liberation Sans" fo:font-size="15pt" style:text-underline-style="none" fo:font-weight="bold" officeooo:rsid="001be857" style:font-name-asian="Liberation Serif1" style:font-size-asian="15pt" style:font-weight-asian="bold" style:font-name-complex="Liberation Serif1" style:font-size-complex="15pt" style:font-weight-complex="bold"/>
    </style:style>
    <style:style style:name="T99" style:family="text">
      <style:text-properties style:font-name="Liberation Sans" fo:font-size="15pt" style:text-underline-style="none" fo:font-weight="bold" officeooo:rsid="009282a4" style:font-name-asian="Liberation Serif1" style:font-size-asian="15pt" style:font-weight-asian="bold" style:font-name-complex="Liberation Serif1" style:font-size-complex="15pt" style:font-weight-complex="bold"/>
    </style:style>
    <style:style style:name="T100" style:family="text">
      <style:text-properties style:font-name="Liberation San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style:font-name="Liberation Sans" officeooo:rsid="009225d0"/>
    </style:style>
    <style:style style:name="T102" style:family="text">
      <style:text-properties style:font-name="Liberation Sans" officeooo:rsid="00a548d4"/>
    </style:style>
    <style:style style:name="T103" style:family="text">
      <style:text-properties style:font-name="Liberation Sans" officeooo:rsid="00b0bb8d"/>
    </style:style>
    <style:style style:name="T104" style:family="text">
      <style:text-properties fo:color="#ff972f"/>
    </style:style>
    <style:style style:name="T105" style:family="text">
      <style:text-properties fo:color="#ff972f" style:font-name="Liberation Sans" style:text-underline-style="none" fo:font-weight="normal" officeooo:rsid="0013e1f3" style:font-name-asian="Liberation Serif1" style:font-weight-asian="normal" style:font-name-complex="Liberation Serif1" style:font-weight-complex="normal"/>
    </style:style>
    <style:style style:name="T106" style:family="text">
      <style:text-properties fo:color="#ff972f" style:font-name="Liberation Sans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107" style:family="text">
      <style:text-properties fo:color="#ff972f" style:font-name="Liberation Sans" style:text-underline-style="none" fo:font-weight="normal" officeooo:rsid="00161a33" style:font-name-asian="Liberation Serif1" style:font-weight-asian="normal" style:font-name-complex="Liberation Serif1" style:font-weight-complex="normal"/>
    </style:style>
    <style:style style:name="T108" style:family="text">
      <style:text-properties fo:color="#ff972f" style:font-name="Liberation Sans" style:text-underline-style="none" fo:font-weight="normal" officeooo:rsid="0017f0de" style:font-name-asian="Liberation Serif1" style:font-weight-asian="normal" style:font-name-complex="Liberation Serif1" style:font-weight-complex="normal"/>
    </style:style>
    <style:style style:name="T109" style:family="text">
      <style:text-properties fo:color="#ff972f" style:font-name="Liberation Sans" style:text-underline-style="none" fo:font-weight="normal" officeooo:rsid="0020c3b0" style:font-name-asian="Liberation Serif1" style:font-weight-asian="normal" style:font-name-complex="Liberation Serif1" style:font-weight-complex="normal"/>
    </style:style>
    <style:style style:name="T110" style:family="text">
      <style:text-properties fo:color="#ff972f" style:font-name="Liberation Sans" style:text-underline-style="none" fo:font-weight="bold" officeooo:rsid="0013e1f3" style:font-name-asian="Liberation Serif1" style:font-weight-asian="bold" style:font-name-complex="Liberation Serif1" style:font-weight-complex="bold"/>
    </style:style>
    <style:style style:name="T111" style:family="text">
      <style:text-properties fo:color="#ff972f" style:font-name="Liberation Sans" style:text-underline-style="none" fo:font-weight="bold" officeooo:rsid="0017f0de" style:font-name-asian="Liberation Serif1" style:font-weight-asian="bold" style:font-name-complex="Liberation Serif1" style:font-weight-complex="bold"/>
    </style:style>
    <style:style style:name="T112" style:family="text">
      <style:text-properties fo:color="#ff972f" style:font-name="Liberation Sans" style:text-underline-style="none" fo:font-weight="bold" officeooo:rsid="001bcdd6" style:font-name-asian="Liberation Serif1" style:font-weight-asian="bold" style:font-name-complex="Liberation Serif1" style:font-weight-complex="bold"/>
    </style:style>
    <style:style style:name="T113" style:family="text">
      <style:text-properties fo:color="#ff972f" style:font-name="Liberation Sans" style:text-underline-style="none" fo:font-weight="bold" officeooo:rsid="0020c3b0" style:font-name-asian="Liberation Serif1" style:font-weight-asian="bold" style:font-name-complex="Liberation Serif1" style:font-weight-complex="bold"/>
    </style:style>
    <style:style style:name="T114" style:family="text">
      <style:text-properties fo:color="#ff972f" style:font-name="Liberation Sans" fo:font-size="12pt" style:text-underline-style="none" fo:font-weight="normal" officeooo:rsid="003aca6c" style:font-name-asian="Liberation Serif1" style:font-size-asian="12pt" style:font-weight-asian="normal" style:font-name-complex="Liberation Serif1" style:font-size-complex="12pt" style:font-weight-complex="normal"/>
    </style:style>
    <style:style style:name="T115" style:family="text">
      <style:text-properties fo:color="#ff972f" style:font-name="Liberation Sans" fo:font-size="12pt" style:text-underline-style="none" fo:font-weight="normal" officeooo:rsid="00442cd3" style:font-name-asian="Liberation Serif1" style:font-size-asian="12pt" style:font-weight-asian="normal" style:font-name-complex="Liberation Serif1" style:font-size-complex="12pt" style:font-weight-complex="normal"/>
    </style:style>
    <style:style style:name="T116" style:family="text">
      <style:text-properties fo:color="#ff972f" style:font-name="Liberation Sans" fo:font-size="12pt" style:text-underline-style="none" fo:font-weight="bold" officeooo:rsid="003aca6c" style:font-name-asian="Liberation Serif1" style:font-size-asian="12pt" style:font-weight-asian="bold" style:font-name-complex="Liberation Serif1" style:font-size-complex="12pt" style:font-weight-complex="bold"/>
    </style:style>
    <style:style style:name="T117" style:family="text">
      <style:text-properties fo:color="#ff972f" style:font-name-asian="Liberation Serif1" style:font-name-complex="Liberation Serif1"/>
    </style:style>
    <style:style style:name="T118" style:family="text">
      <style:text-properties fo:color="#ff972f" officeooo:rsid="001183e9" style:font-name-asian="Liberation Serif1" style:font-name-complex="Liberation Serif1"/>
    </style:style>
    <style:style style:name="T119" style:family="text">
      <style:text-properties fo:color="#ff972f" officeooo:rsid="0017f0de" style:font-name-asian="Liberation Serif1" style:font-name-complex="Liberation Serif1"/>
    </style:style>
    <style:style style:name="T120" style:family="text">
      <style:text-properties fo:color="#ff972f" officeooo:rsid="0020c3b0" style:font-name-asian="Liberation Serif1" style:font-name-complex="Liberation Serif1"/>
    </style:style>
    <style:style style:name="T121" style:family="text">
      <style:text-properties fo:color="#ff972f" fo:font-weight="bold" officeooo:rsid="001183e9" style:font-name-asian="Liberation Serif1" style:font-weight-asian="bold" style:font-name-complex="Liberation Serif1" style:font-weight-complex="bold"/>
    </style:style>
    <style:style style:name="T122" style:family="text">
      <style:text-properties fo:color="#ff972f" fo:font-weight="bold" officeooo:rsid="0017f0de" style:font-name-asian="Liberation Serif1" style:font-weight-asian="bold" style:font-name-complex="Liberation Serif1" style:font-weight-complex="bold"/>
    </style:style>
    <style:style style:name="T123" style:family="text">
      <style:text-properties fo:color="#ff972f" fo:font-weight="bold" officeooo:rsid="0020c3b0" style:font-name-asian="Liberation Serif1" style:font-weight-asian="bold" style:font-name-complex="Liberation Serif1" style:font-weight-complex="bold"/>
    </style:style>
    <style:style style:name="T124" style:family="text">
      <style:text-properties fo:color="#ff972f" fo:font-weight="bold" officeooo:rsid="001bcdd6" style:font-name-asian="Liberation Serif1" style:font-weight-asian="bold" style:font-name-complex="Liberation Serif1" style:font-weight-complex="bold"/>
    </style:style>
    <style:style style:name="T125" style:family="text">
      <style:text-properties fo:color="#ff972f" fo:font-weight="bold" style:font-weight-asian="bold" style:font-weight-complex="bold"/>
    </style:style>
    <style:style style:name="T126" style:family="text">
      <style:text-properties fo:color="#ff972f" fo:font-weight="bold" officeooo:rsid="00443ecb" style:font-weight-asian="bold" style:font-weight-complex="bold"/>
    </style:style>
    <style:style style:name="T127" style:family="text">
      <style:text-properties fo:color="#ff972f" fo:font-weight="bold" officeooo:rsid="009225d0" style:font-weight-asian="bold" style:font-weight-complex="bold"/>
    </style:style>
    <style:style style:name="T128" style:family="text">
      <style:text-properties fo:color="#ff972f" fo:font-weight="bold" officeooo:rsid="00a72823" style:font-weight-asian="bold" style:font-weight-complex="bold"/>
    </style:style>
    <style:style style:name="T129" style:family="text">
      <style:text-properties fo:color="#ff972f" fo:font-weight="bold" officeooo:rsid="00d6fdc5" style:font-weight-asian="bold" style:font-weight-complex="bold"/>
    </style:style>
    <style:style style:name="T130" style:family="text">
      <style:text-properties fo:color="#ff972f" style:text-underline-style="none" fo:font-weight="normal" style:font-name-asian="Noto Sans Mono CJK SC" style:font-weight-asian="normal" style:font-name-complex="Liberation Mono" style:font-weight-complex="normal"/>
    </style:style>
    <style:style style:name="T131" style:family="text">
      <style:text-properties fo:color="#ff972f" style:text-underline-style="none" fo:font-weight="normal" officeooo:rsid="0013e1f3" style:font-name-asian="Noto Sans Mono CJK SC" style:font-weight-asian="normal" style:font-name-complex="Liberation Mono" style:font-weight-complex="normal"/>
    </style:style>
    <style:style style:name="T132" style:family="text">
      <style:text-properties fo:color="#ff972f" style:text-underline-style="none" officeooo:rsid="00d97e83" style:font-name-asian="Liberation Serif1" style:font-size-asian="12pt" style:font-weight-asian="normal" style:font-name-complex="Liberation Serif1" style:font-size-complex="12pt" style:font-weight-complex="normal"/>
    </style:style>
    <style:style style:name="T133" style:family="text">
      <style:text-properties fo:color="#ff972f" style:text-underline-style="none" fo:font-weight="bold" officeooo:rsid="00d97e83" style:font-name-asian="Liberation Serif1" style:font-size-asian="12pt" style:font-weight-asian="bold" style:font-name-complex="Liberation Serif1" style:font-size-complex="12pt" style:font-weight-complex="bold"/>
    </style:style>
    <style:style style:name="T134" style:family="text">
      <style:text-properties fo:color="#ff972f" officeooo:rsid="00443ecb"/>
    </style:style>
    <style:style style:name="T135" style:family="text">
      <style:text-properties fo:color="#ff972f" officeooo:rsid="004954fb"/>
    </style:style>
    <style:style style:name="T136" style:family="text">
      <style:text-properties fo:color="#ff972f" officeooo:rsid="0090ab38"/>
    </style:style>
    <style:style style:name="T137" style:family="text">
      <style:text-properties fo:color="#ff972f" officeooo:rsid="009225d0"/>
    </style:style>
    <style:style style:name="T138" style:family="text">
      <style:text-properties fo:color="#ff972f" officeooo:rsid="00a72823"/>
    </style:style>
    <style:style style:name="T139" style:family="text">
      <style:text-properties fo:color="#ff972f" officeooo:rsid="00b0bb8d"/>
    </style:style>
    <style:style style:name="T140" style:family="text">
      <style:text-properties fo:color="#ff972f" officeooo:rsid="0017f0de"/>
    </style:style>
    <style:style style:name="T141" style:family="text">
      <style:text-properties fo:color="#ff972f" officeooo:rsid="001bcdd6"/>
    </style:style>
    <style:style style:name="T142" style:family="text">
      <style:text-properties fo:color="#ff972f" officeooo:rsid="00d6fdc5"/>
    </style:style>
    <style:style style:name="T143" style:family="text">
      <style:text-properties style:use-window-font-color="true" officeooo:rsid="001183e9" style:font-name-asian="Liberation Serif1" style:font-name-complex="Liberation Serif1"/>
    </style:style>
    <style:style style:name="T144" style:family="text">
      <style:text-properties style:use-window-font-color="true" officeooo:rsid="0017f0de" style:font-name-asian="Liberation Serif1" style:font-name-complex="Liberation Serif1"/>
    </style:style>
    <style:style style:name="T145" style:family="text">
      <style:text-properties style:use-window-font-color="true" officeooo:rsid="001bcdd6" style:font-name-asian="Liberation Serif1" style:font-name-complex="Liberation Serif1"/>
    </style:style>
    <style:style style:name="T146" style:family="text">
      <style:text-properties style:use-window-font-color="true" officeooo:rsid="001be857" style:font-name-asian="Liberation Serif1" style:font-name-complex="Liberation Serif1"/>
    </style:style>
    <style:style style:name="T147" style:family="text">
      <style:text-properties style:use-window-font-color="true" officeooo:rsid="00230a15" style:font-name-asian="Liberation Serif1" style:font-name-complex="Liberation Serif1"/>
    </style:style>
    <style:style style:name="T148" style:family="text">
      <style:text-properties style:use-window-font-color="true" officeooo:rsid="001dc066" style:font-name-asian="Liberation Serif1" style:font-name-complex="Liberation Serif1"/>
    </style:style>
    <style:style style:name="T149" style:family="text">
      <style:text-properties style:use-window-font-color="true" officeooo:rsid="00260964" style:font-name-asian="Liberation Serif1" style:font-name-complex="Liberation Serif1"/>
    </style:style>
    <style:style style:name="T150" style:family="text">
      <style:text-properties style:use-window-font-color="true" officeooo:rsid="00299ac4" style:font-name-asian="Liberation Serif1" style:font-name-complex="Liberation Serif1"/>
    </style:style>
    <style:style style:name="T151" style:family="text">
      <style:text-properties style:use-window-font-color="true" style:font-name="Liberation Sans" style:text-underline-style="none" fo:font-weight="normal" officeooo:rsid="0017f0de" style:font-name-asian="Liberation Serif1" style:font-weight-asian="normal" style:font-name-complex="Liberation Serif1" style:font-weight-complex="normal"/>
    </style:style>
    <style:style style:name="T152" style:family="text">
      <style:text-properties style:use-window-font-color="true" style:font-name="Liberation Sans" style:text-underline-style="none" fo:font-weight="normal" officeooo:rsid="00199f77" style:font-name-asian="Liberation Serif1" style:font-weight-asian="normal" style:font-name-complex="Liberation Serif1" style:font-weight-complex="normal"/>
    </style:style>
    <style:style style:name="T153" style:family="text">
      <style:text-properties style:use-window-font-color="true" style:font-name="Liberation Sans" style:text-underline-style="none" fo:font-weight="normal" officeooo:rsid="001bcdd6" style:font-name-asian="Liberation Serif1" style:font-weight-asian="normal" style:font-name-complex="Liberation Serif1" style:font-weight-complex="normal"/>
    </style:style>
    <style:style style:name="T154" style:family="text">
      <style:text-properties style:use-window-font-color="true" style:font-name="Liberation Sans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155" style:family="text">
      <style:text-properties style:use-window-font-color="true" style:font-name="Liberation Sans" style:text-underline-style="none" fo:font-weight="normal" officeooo:rsid="0020c3b0" style:font-name-asian="Liberation Serif1" style:font-weight-asian="normal" style:font-name-complex="Liberation Serif1" style:font-weight-complex="normal"/>
    </style:style>
    <style:style style:name="T156" style:family="text">
      <style:text-properties style:use-window-font-color="true" style:font-name="Liberation Sans" style:text-underline-style="none" fo:font-weight="normal" officeooo:rsid="00299ac4" style:font-name-asian="Liberation Serif1" style:font-weight-asian="normal" style:font-name-complex="Liberation Serif1" style:font-weight-complex="normal"/>
    </style:style>
    <style:style style:name="T157" style:family="text">
      <style:text-properties style:use-window-font-color="true" style:font-name="Liberation Sans" style:text-underline-style="none" fo:font-weight="normal" officeooo:rsid="001dc066" style:font-name-asian="Liberation Serif1" style:font-weight-asian="normal" style:font-name-complex="Liberation Serif1" style:font-weight-complex="normal"/>
    </style:style>
    <style:style style:name="T158" style:family="text">
      <style:text-properties style:use-window-font-color="true" style:font-name="Liberation Sans" style:text-underline-style="none" fo:font-weight="normal" officeooo:rsid="0020c3b0" fo:background-color="transparent" loext:char-shading-value="0" style:font-name-asian="Liberation Serif1" style:font-weight-asian="normal" style:font-name-complex="Liberation Serif1" style:font-weight-complex="normal"/>
    </style:style>
    <style:style style:name="T159" style:family="text">
      <style:text-properties style:use-window-font-color="true" style:font-name="Liberation Sans" style:text-underline-style="none" officeooo:rsid="00692f77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0" style:family="text">
      <style:text-properties style:use-window-font-color="true" style:font-name="Liberation Sans" officeooo:rsid="007b275d" fo:background-color="transparent" loext:char-shading-value="0"/>
    </style:style>
    <style:style style:name="T161" style:family="text">
      <style:text-properties style:use-window-font-color="true" style:font-name="Liberation Sans" fo:font-size="12pt" style:text-underline-style="none" fo:font-weight="normal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2" style:family="text">
      <style:text-properties style:use-window-font-color="true" style:font-name="Liberation Sans" fo:font-size="12pt" style:text-underline-style="none" fo:font-weight="normal" officeooo:rsid="007b275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3" style:family="text">
      <style:text-properties style:use-window-font-color="true" style:font-name="Liberation Sans" fo:font-size="12pt" style:text-underline-style="none" fo:font-weight="normal" officeooo:rsid="007b6c18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4" style:family="text">
      <style:text-properties style:use-window-font-color="true" style:font-name="Liberation Sans" fo:font-size="12pt" style:text-underline-style="none" fo:font-weight="normal" officeooo:rsid="009282a4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5" style:family="text">
      <style:text-properties style:use-window-font-color="true" style:font-name="Liberation Sans" fo:font-size="12pt" style:text-underline-style="none" fo:font-weight="normal" officeooo:rsid="0092a20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6" style:family="text">
      <style:text-properties style:use-window-font-color="true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7" style:family="text">
      <style:text-properties style:use-window-font-color="true" style:font-name="Liberation Sans" fo:font-size="12pt" style:text-underline-style="none" fo:font-weight="normal" officeooo:rsid="00aaab8f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8" style:family="text">
      <style:text-properties style:use-window-font-color="true" style:font-name="Liberation Sans" fo:font-size="12pt" style:text-underline-style="none" fo:font-weight="normal" officeooo:rsid="00ac2732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69" style:family="text">
      <style:text-properties style:use-window-font-color="true" style:font-name="Liberation Sans" fo:font-size="12pt" style:text-underline-style="none" fo:font-weight="normal" officeooo:rsid="00ac9c0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0" style:family="text">
      <style:text-properties style:use-window-font-color="true" style:font-name="Liberation Sans" fo:font-size="12pt" style:text-underline-style="none" fo:font-weight="normal" officeooo:rsid="00adc99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1" style:family="text">
      <style:text-properties style:use-window-font-color="true" style:font-name="Liberation Sans" fo:font-size="12pt" style:text-underline-style="none" fo:font-weight="normal" officeooo:rsid="00af1a9f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2" style:family="text">
      <style:text-properties style:use-window-font-color="true" style:font-name="Liberation Sans" fo:font-size="12pt" style:text-underline-style="none" fo:font-weight="normal" officeooo:rsid="00b0bb8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3" style:family="text">
      <style:text-properties style:use-window-font-color="true" style:font-name="Liberation Sans" fo:font-size="12pt" style:text-underline-style="none" fo:font-weight="normal" officeooo:rsid="00b0ce7a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4" style:family="text">
      <style:text-properties style:use-window-font-color="true" style:font-name="Liberation Sans" fo:font-size="12pt" style:text-underline-style="none" fo:font-weight="normal" officeooo:rsid="00b0d871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5" style:family="text">
      <style:text-properties style:use-window-font-color="true" style:font-name="Liberation Sans" fo:font-size="12pt" style:text-underline-style="none" fo:font-weight="normal" officeooo:rsid="00c5f80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6" style:family="text">
      <style:text-properties style:use-window-font-color="true" style:font-name="Liberation Sans" fo:font-size="12pt" style:text-underline-style="none" fo:font-weight="normal" officeooo:rsid="00cb2b8a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7" style:family="text">
      <style:text-properties style:use-window-font-color="true" style:font-name="Liberation Sans" fo:font-size="12pt" style:text-underline-style="none" fo:font-weight="normal" officeooo:rsid="00ce003e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8" style:family="text">
      <style:text-properties style:use-window-font-color="true" style:font-name="Liberation Sans" fo:font-size="12pt" style:text-underline-style="none" fo:font-weight="normal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79" style:family="text">
      <style:text-properties style:use-window-font-color="true" style:font-name="Liberation Sans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80" style:family="text">
      <style:text-properties style:use-window-font-color="true" style:font-name="Liberation Sans" fo:font-size="12pt" fo:font-style="normal" style:text-underline-style="none" fo:font-weight="normal" officeooo:rsid="007bc145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81" style:family="text">
      <style:text-properties style:use-window-font-color="true" style:font-name="Liberation Sans" fo:font-size="12pt" fo:font-style="normal" style:text-underline-style="none" fo:font-weight="normal" officeooo:rsid="007cb1da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82" style:family="text">
      <style:text-properties style:use-window-font-color="true" style:font-name="Liberation Sans" fo:font-size="12pt" fo:font-style="normal" style:text-underline-style="none" fo:font-weight="normal" officeooo:rsid="00805cdb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83" style:family="text">
      <style:text-properties style:use-window-font-color="true" fo:background-color="transparent" loext:char-shading-value="0"/>
    </style:style>
    <style:style style:name="T184" style:family="text">
      <style:text-properties style:use-window-font-color="true" fo:background-color="transparent" loext:char-shading-value="0" style:font-name-asian="Liberation Serif1" style:font-name-complex="Liberation Serif1"/>
    </style:style>
    <style:style style:name="T185" style:family="text">
      <style:text-properties style:use-window-font-color="true" officeooo:rsid="003080eb" fo:background-color="transparent" loext:char-shading-value="0" style:font-name-asian="Liberation Serif1" style:font-name-complex="Liberation Serif1"/>
    </style:style>
    <style:style style:name="T186" style:family="text">
      <style:text-properties style:use-window-font-color="true" officeooo:rsid="001183e9" fo:background-color="transparent" loext:char-shading-value="0" style:font-name-asian="Liberation Serif1" style:font-name-complex="Liberation Serif1"/>
    </style:style>
    <style:style style:name="T187" style:family="text">
      <style:text-properties style:use-window-font-color="true" fo:language="zxx" fo:country="none" style:text-underline-style="solid" style:text-underline-width="auto" style:text-underline-color="font-color" fo:background-color="transparent" loext:char-shading-value="0" style:font-name-asian="Liberation Serif1" style:language-asian="zxx" style:country-asian="none" style:font-name-complex="Liberation Serif1" style:language-complex="zxx" style:country-complex="none"/>
    </style:style>
    <style:style style:name="T188" style:family="text">
      <style:text-properties style:use-window-font-color="true" fo:language="zxx" fo:country="none" style:text-underline-style="solid" style:text-underline-width="auto" style:text-underline-color="font-color" officeooo:rsid="002cf8e6" fo:background-color="transparent" loext:char-shading-value="0" style:font-name-asian="Liberation Serif1" style:language-asian="zxx" style:country-asian="none" style:font-name-complex="Liberation Serif1" style:language-complex="zxx" style:country-complex="none"/>
    </style:style>
    <style:style style:name="T189" style:family="text">
      <style:text-properties style:use-window-font-color="true" fo:language="zxx" fo:country="none" style:text-underline-style="solid" style:text-underline-width="auto" style:text-underline-color="font-color" officeooo:rsid="003080eb" fo:background-color="transparent" loext:char-shading-value="0" style:font-name-asian="Liberation Serif1" style:language-asian="zxx" style:country-asian="none" style:font-name-complex="Liberation Serif1" style:language-complex="zxx" style:country-complex="none"/>
    </style:style>
    <style:style style:name="T190" style:family="text">
      <style:text-properties style:use-window-font-color="true" fo:font-size="12pt" officeooo:rsid="001183e9" style:font-name-asian="Liberation Serif1" style:font-size-asian="12pt" style:font-name-complex="Liberation Serif1" style:font-size-complex="12pt"/>
    </style:style>
    <style:style style:name="T191" style:family="text">
      <style:text-properties style:use-window-font-color="true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92" style:family="text">
      <style:text-properties style:use-window-font-color="true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93" style:family="text">
      <style:text-properties style:use-window-font-color="true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94" style:family="text">
      <style:text-properties style:use-window-font-color="true" fo:font-size="12pt" style:text-underline-style="none" fo:font-weight="normal" officeooo:rsid="00db32f3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use-window-font-color="true" style:text-underline-style="none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96" style:family="text">
      <style:text-properties style:use-window-font-color="true" style:text-underline-style="none" officeooo:rsid="005d82c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197" style:family="text">
      <style:text-properties style:use-window-font-color="true" style:text-underline-style="none" fo:font-weight="normal" officeooo:rsid="00aaab8f" fo:background-color="transparent" loext:char-shading-value="0" style:font-name-asian="Liberation Serif1" style:font-weight-asian="normal" style:font-name-complex="Liberation Serif1" style:font-weight-complex="normal"/>
    </style:style>
    <style:style style:name="T198" style:family="text">
      <style:text-properties style:use-window-font-color="true" style:text-underline-style="none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199" style:family="text">
      <style:text-properties style:use-window-font-color="true" style:text-underline-style="none" fo:font-weight="normal" officeooo:rsid="00db32f3" fo:background-color="transparent" loext:char-shading-value="0" style:font-name-asian="Liberation Serif1" style:font-weight-asian="normal" style:font-name-complex="Liberation Serif1" style:font-weight-complex="normal"/>
    </style:style>
    <style:style style:name="T200" style:family="text">
      <style:text-properties style:use-window-font-color="true" style:text-underline-style="none" fo:font-weight="normal" officeooo:rsid="00db32f3" fo:background-color="transparent" loext:char-shading-value="0" style:font-name-asian="Liberation Serif1" style:font-weight-asian="normal" style:font-name-complex="Liberation Serif1" style:font-weight-complex="normal"/>
    </style:style>
    <style:style style:name="T201" style:family="text">
      <style:text-properties style:use-window-font-color="true" style:text-underline-style="none" fo:font-weight="normal" officeooo:rsid="00db32f3" fo:background-color="transparent" loext:char-shading-value="0" style:font-weight-asian="bold" style:font-weight-complex="bold"/>
    </style:style>
    <style:style style:name="T202" style:family="text">
      <style:text-properties style:use-window-font-color="true" style:font-name="Droid Sans Mono" fo:font-size="10.5pt" fo:font-style="normal" style:text-underline-style="none" officeooo:rsid="006dcb6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03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204" style:family="text">
      <style:text-properties style:use-window-font-color="true" style:font-name="Droid Sans Mono" fo:font-size="10.5pt" fo:font-weight="normal" officeooo:rsid="00db32f3" fo:background-color="transparent" loext:char-shading-value="0"/>
    </style:style>
    <style:style style:name="T205" style:family="text">
      <style:text-properties style:use-window-font-color="true" style:font-name="Droid Sans Mono" fo:font-size="10.5pt" style:text-underline-style="none" fo:font-weight="normal" officeooo:rsid="00db32f3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style:use-window-font-color="true" style:font-name="Droid Sans Mono" fo:font-size="10.5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07" style:family="text">
      <style:text-properties style:use-window-font-color="true" style:font-name="Droid Sans Mono" fo:font-size="12pt" style:text-underline-style="none" fo:font-weight="normal" officeooo:rsid="00db32f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use-window-font-color="true" style:font-name="Droid Sans Mono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09" style:family="text">
      <style:text-properties style:use-window-font-color="true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210" style:family="text">
      <style:text-properties style:use-window-font-color="true" fo:font-weight="normal" officeooo:rsid="00db32f3" fo:background-color="transparent" loext:char-shading-value="0" style:font-name-asian="Liberation Serif1" style:font-weight-asian="normal" style:font-name-complex="Liberation Serif1" style:font-weight-complex="normal"/>
    </style:style>
    <style:style style:name="T211" style:family="text">
      <style:text-properties style:use-window-font-color="true" fo:font-weight="normal" officeooo:rsid="00db32f3" fo:background-color="transparent" loext:char-shading-value="0"/>
    </style:style>
    <style:style style:name="T212" style:family="text">
      <style:text-properties style:use-window-font-color="true" fo:font-weight="normal" fo:background-color="transparent" loext:char-shading-value="0"/>
    </style:style>
    <style:style style:name="T213" style:family="text">
      <style:text-properties style:use-window-font-color="true" style:font-name="Liberation Sans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14" style:family="text">
      <style:text-properties style:use-window-font-color="true" style:font-name="Liberation Sans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15" style:family="text">
      <style:text-properties style:use-window-font-color="true" style:font-name="Liberation Sans" fo:font-size="12pt" style:text-underline-style="none" fo:font-weight="normal" officeooo:rsid="00db32f3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use-window-font-color="true" style:font-name="Liberation Sans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217" style:family="text">
      <style:text-properties style:use-window-font-color="true" style:font-name="Liberation Sans" officeooo:rsid="001183e9" fo:background-color="transparent" loext:char-shading-value="0" style:font-name-asian="Liberation Serif1" style:font-name-complex="Liberation Serif1"/>
    </style:style>
    <style:style style:name="T218" style:family="text">
      <style:text-properties style:use-window-font-color="true" fo:font-size="10.5pt" style:text-underline-style="none" fo:font-weight="normal" officeooo:rsid="00db32f3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style:use-window-font-color="true" fo:font-size="10.5pt" fo:font-weight="normal" officeooo:rsid="00db32f3" fo:background-color="transparent" loext:char-shading-value="0"/>
    </style:style>
    <style:style style:name="T220" style:family="text">
      <style:text-properties style:use-window-font-color="true" fo:font-size="10.5pt" fo:font-weight="normal" fo:background-color="transparent" loext:char-shading-value="0"/>
    </style:style>
    <style:style style:name="T221" style:family="text">
      <style:text-properties fo:font-style="italic" style:text-underline-style="none" officeooo:rsid="00260964" style:font-name-asian="Liberation Serif1" style:font-weight-asian="normal" style:font-name-complex="Liberation Serif1" style:font-weight-complex="normal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officeooo:rsid="007b6c18" style:font-style-asian="italic" style:font-style-complex="italic"/>
    </style:style>
    <style:style style:name="T224" style:family="text">
      <style:text-properties fo:font-style="italic" officeooo:rsid="007b275d" style:font-style-asian="italic" style:font-style-complex="italic"/>
    </style:style>
    <style:style style:name="T225" style:family="text">
      <style:text-properties fo:font-style="italic" officeooo:rsid="007cb1da" style:font-style-asian="italic" style:font-style-complex="italic"/>
    </style:style>
    <style:style style:name="T226" style:family="text">
      <style:text-properties fo:font-style="italic" officeooo:rsid="00805cdb" style:font-style-asian="italic" style:font-style-complex="italic"/>
    </style:style>
    <style:style style:name="T227" style:family="text">
      <style:text-properties fo:color="#61afef"/>
    </style:style>
    <style:style style:name="T228" style:family="text">
      <style:text-properties fo:color="#61afef" style:font-name="Liberation Sans"/>
    </style:style>
    <style:style style:name="T229" style:family="text">
      <style:text-properties fo:color="#61afef" style:font-name="Liberation Sans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230" style:family="text">
      <style:text-properties fo:color="#61afef" style:font-name="Liberation Sans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231" style:family="text">
      <style:text-properties fo:color="#61afef" style:font-name="Liberation Sans" style:text-underline-style="none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32" style:family="text">
      <style:text-properties fo:color="#61afef" style:font-name="Liberation Sans" fo:font-size="10.5pt" fo:font-weight="bold" fo:background-color="transparent" loext:char-shading-value="0" style:font-weight-asian="bold" style:font-weight-complex="bold"/>
    </style:style>
    <style:style style:name="T233" style:family="text">
      <style:text-properties fo:color="#61afef" style:font-name="Liberation Sans" fo:font-size="12pt" style:text-underline-style="none" fo:font-weight="bold" officeooo:rsid="001183e9" fo:background-color="transparent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234" style:family="text">
      <style:text-properties fo:color="#61afef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35" style:family="text">
      <style:text-properties fo:color="#61afef" style:font-name="Liberation Sans" fo:font-size="12pt" style:text-underline-style="none" fo:font-weight="normal" officeooo:rsid="007b275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36" style:family="text">
      <style:text-properties fo:color="#61afef" style:font-name="Liberation Sans" fo:font-size="12pt" style:text-underline-style="none" fo:font-weight="normal" officeooo:rsid="00ac2732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37" style:family="text">
      <style:text-properties fo:color="#61afef" style:font-name="Liberation Sans" fo:font-size="12pt" style:text-underline-style="none" fo:font-weight="normal" officeooo:rsid="00ac9c0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38" style:family="text">
      <style:text-properties fo:color="#61afef" style:font-name="Liberation Sans" fo:font-size="12pt" style:text-underline-style="none" fo:font-weight="normal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39" style:family="text">
      <style:text-properties fo:color="#61afef" style:font-name="Liberation Sans" fo:font-size="12pt" style:text-underline-style="none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40" style:family="text">
      <style:text-properties fo:color="#61afef" style:font-name="Liberation Sans" fo:font-size="12pt" fo:font-style="normal" style:text-underline-style="none" fo:font-weight="normal" officeooo:rsid="007bc145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1" style:family="text">
      <style:text-properties fo:color="#61afef" style:font-name="Liberation Sans" fo:font-size="12pt" fo:font-style="normal" style:text-underline-style="none" fo:font-weight="normal" officeooo:rsid="007cb1da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2" style:family="text">
      <style:text-properties fo:color="#61afef" style:font-name="Liberation Sans" fo:font-size="12pt" fo:font-style="normal" style:text-underline-style="none" fo:font-weight="normal" officeooo:rsid="00805cdb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3" style:family="text">
      <style:text-properties fo:color="#61afef" style:font-name="Liberation Sans" fo:background-color="transparent" loext:char-shading-value="0"/>
    </style:style>
    <style:style style:name="T244" style:family="text">
      <style:text-properties fo:color="#61afef" style:font-name="Liberation Sans" fo:font-weight="bold" fo:background-color="transparent" loext:char-shading-value="0" style:font-weight-asian="bold" style:font-weight-complex="bold"/>
    </style:style>
    <style:style style:name="T245" style:family="text">
      <style:text-properties fo:color="#61afef" style:font-name="Liberation Sans" fo:font-weight="normal" fo:background-color="transparent" loext:char-shading-value="0" style:font-size-asian="12pt" style:font-size-complex="12pt"/>
    </style:style>
    <style:style style:name="T246" style:family="text">
      <style:text-properties fo:color="#61afef" officeooo:rsid="002cf8e6" style:font-name-asian="Liberation Serif1" style:font-name-complex="Liberation Serif1"/>
    </style:style>
    <style:style style:name="T247" style:family="text">
      <style:text-properties fo:color="#61afef" style:font-name="Droid Sans Mono" fo:font-size="10.5pt" fo:font-weight="normal"/>
    </style:style>
    <style:style style:name="T248" style:family="text">
      <style:text-properties fo:color="#61afef" style:font-name="Droid Sans Mono" fo:font-size="10.5pt" fo:font-weight="normal" fo:background-color="transparent" loext:char-shading-value="0"/>
    </style:style>
    <style:style style:name="T249" style:family="text">
      <style:text-properties fo:color="#61afef" style:font-name="Droid Sans Mono" fo:font-size="10.5pt" fo:font-weight="normal" fo:background-color="transparent" loext:char-shading-value="0" style:font-size-asian="10.5pt" style:font-size-complex="10.5pt"/>
    </style:style>
    <style:style style:name="T250" style:family="text">
      <style:text-properties fo:color="#61afef" style:font-name="Droid Sans Mono" fo:font-size="10.5pt" fo:font-weight="normal" officeooo:rsid="00443ecb" fo:background-color="transparent" loext:char-shading-value="0" style:font-size-asian="10.5pt" style:font-size-complex="10.5pt"/>
    </style:style>
    <style:style style:name="T251" style:family="text">
      <style:text-properties fo:color="#61afef" style:font-name="Droid Sans Mono" fo:font-size="10.5pt" style:text-underline-style="none" fo:font-weight="normal" officeooo:rsid="00376b4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2" style:family="text">
      <style:text-properties fo:color="#61afef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3" style:family="text">
      <style:text-properties fo:color="#61afef" style:font-name="Droid Sans Mono" fo:font-size="10.5pt" style:text-underline-style="none" fo:font-weight="normal" officeooo:rsid="004954f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4" style:family="text">
      <style:text-properties fo:color="#61afef" style:font-name="Droid Sans Mono" fo:font-size="10.5pt" style:text-underline-style="none" fo:font-weight="normal" officeooo:rsid="005e02e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5" style:family="text">
      <style:text-properties fo:color="#61afef" style:font-name="Droid Sans Mono" fo:font-size="10.5pt" style:text-underline-style="none" fo:font-weight="normal" officeooo:rsid="00899ad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6" style:family="text">
      <style:text-properties fo:color="#61afef" style:font-name="Droid Sans Mono" fo:font-size="10.5pt" style:text-underline-style="none" fo:font-weight="normal" officeooo:rsid="00b396c8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7" style:family="text">
      <style:text-properties fo:color="#61afef" style:font-name="Droid Sans Mono" fo:font-size="10.5pt" style:text-underline-style="none" fo:font-weight="normal" officeooo:rsid="008ac75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58" style:family="text">
      <style:text-properties fo:color="#61afef" style:font-name="Droid Sans Mono" fo:font-size="10.5pt" fo:font-style="normal" fo:font-weight="normal" fo:background-color="transparent" loext:char-shading-value="0" style:font-size-asian="10.5pt" style:font-style-asian="normal" style:font-size-complex="10.5pt" style:font-style-complex="normal"/>
    </style:style>
    <style:style style:name="T259" style:family="text">
      <style:text-properties fo:color="#61afef" style:font-name="Droid Sans Mono" fo:font-size="10.5pt" fo:font-style="normal" fo:font-weight="normal" fo:background-color="transparent" loext:char-shading-value="0" style:font-style-asian="normal" style:font-style-complex="normal"/>
    </style:style>
    <style:style style:name="T260" style:family="text">
      <style:text-properties fo:color="#61afef" style:font-name="Droid Sans Mono" style:text-underline-style="none" fo:font-weight="normal" officeooo:rsid="0027bdbd" fo:background-color="transparent" loext:char-shading-value="0" style:font-name-asian="Liberation Serif1" style:font-weight-asian="normal" style:font-name-complex="Liberation Serif1" style:font-weight-complex="normal"/>
    </style:style>
    <style:style style:name="T261" style:family="text">
      <style:text-properties fo:color="#61afef" style:font-name="Droid Sans Mono" style:text-underline-style="none" fo:font-weight="normal" officeooo:rsid="00299ac4" fo:background-color="transparent" loext:char-shading-value="0" style:font-name-asian="Liberation Serif1" style:font-weight-asian="normal" style:font-name-complex="Liberation Serif1" style:font-weight-complex="normal"/>
    </style:style>
    <style:style style:name="T262" style:family="text">
      <style:text-properties fo:color="#61afef" style:font-name="Droid Sans Mono" style:text-underline-style="none" officeooo:rsid="005e02ec" style:font-name-asian="Liberation Serif1" style:font-size-asian="12pt" style:font-weight-asian="normal" style:font-name-complex="Liberation Serif1" style:font-size-complex="12pt" style:font-weight-complex="normal"/>
    </style:style>
    <style:style style:name="T263" style:family="text">
      <style:text-properties fo:color="#61afef" style:font-name="Droid Sans Mono" fo:font-weight="normal" fo:background-color="transparent" loext:char-shading-value="0"/>
    </style:style>
    <style:style style:name="T264" style:family="text">
      <style:text-properties fo:color="#61afef" style:font-name="Droid Sans Mono" fo:font-weight="normal" officeooo:rsid="00260964" fo:background-color="transparent" loext:char-shading-value="0"/>
    </style:style>
    <style:style style:name="T265" style:family="text">
      <style:text-properties fo:color="#61afef" style:text-underline-style="none" officeooo: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T266" style:family="text">
      <style:text-properties fo:color="#61afef" style:text-underline-style="none" officeooo:rsid="007e67d9" style:font-name-asian="Liberation Serif1" style:font-weight-asian="normal" style:font-name-complex="Liberation Serif1" style:font-weight-complex="normal"/>
    </style:style>
    <style:style style:name="T267" style:family="text">
      <style:text-properties fo:color="#61afef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268" style:family="text">
      <style:text-properties fo:color="#61afef" style:text-underline-style="none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269" style:family="text">
      <style:text-properties fo:color="#61afef" style:text-underline-style="none" fo:font-weight="normal" officeooo:rsid="00aaab8f" fo:background-color="transparent" loext:char-shading-value="0" style:font-name-asian="Liberation Serif1" style:font-weight-asian="normal" style:font-name-complex="Liberation Serif1" style:font-weight-complex="normal"/>
    </style:style>
    <style:style style:name="T270" style:family="text">
      <style:text-properties fo:color="#61afef" officeooo:rsid="0033c3b1" fo:background-color="transparent" loext:char-shading-value="0"/>
    </style:style>
    <style:style style:name="T271" style:family="text">
      <style:text-properties fo:color="#61afef" fo:font-weight="normal"/>
    </style:style>
    <style:style style:name="T272" style:family="text">
      <style:text-properties fo:color="#61afef" officeooo:rsid="007b6c18"/>
    </style:style>
    <style:style style:name="T273" style:family="text">
      <style:text-properties fo:color="#61afef" style:font-name="Droid Sans Fallback" fo:font-size="10.5pt" fo:font-style="normal" style:text-underline-style="none" fo:font-weight="normal" officeooo:rsid="007bc145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274" style:family="text">
      <style:text-properties fo:color="#61afef" style:font-name="Droid Sans Fallback" fo:font-size="10.5pt" fo:font-weight="normal" fo:background-color="transparent" loext:char-shading-value="0" style:font-size-asian="10.5pt" style:font-size-complex="10.5pt"/>
    </style:style>
    <style:style style:name="T275" style:family="text">
      <style:text-properties fo:color="#61afef" style:font-name="Droid Sans Fallback" fo:font-size="10.5pt" fo:font-weight="normal" officeooo:rsid="0090ab38" fo:background-color="transparent" loext:char-shading-value="0" style:font-size-asian="10.5pt" style:font-size-complex="10.5pt"/>
    </style:style>
    <style:style style:name="T276" style:family="text">
      <style:text-properties fo:color="#61afef" style:font-size-asian="10.5pt" style:font-size-complex="10.5pt"/>
    </style:style>
    <style:style style:name="T277" style:family="text">
      <style:text-properties fo:color="#61afef" fo:font-weight="bold" style:font-weight-asian="bold" style:font-weight-complex="bold"/>
    </style:style>
    <style:style style:name="T278" style:family="text">
      <style:text-properties fo:color="#61afef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79" style:family="text">
      <style:text-properties fo:color="#61afef" style:font-name="Liberation Sans" style:font-size-asian="12pt" style:font-size-complex="12pt"/>
    </style:style>
    <style:style style:name="T280" style:family="text">
      <style:text-properties fo:color="#61afef" style:font-name="Liberation Sans" style:text-underline-style="none" officeooo:rsid="00d6fdc5" style:font-name-asian="Liberation Serif1" style:font-size-asian="12pt" style:font-weight-asian="normal" style:font-name-complex="Liberation Serif1" style:font-size-complex="12pt" style:font-weight-complex="normal"/>
    </style:style>
    <style:style style:name="T281" style:family="text">
      <style:text-properties fo:color="#abb2bf"/>
    </style:style>
    <style:style style:name="T282" style:family="text">
      <style:text-properties fo:color="#abb2bf" style:font-name="Liberation Sans"/>
    </style:style>
    <style:style style:name="T283" style:family="text">
      <style:text-properties fo:color="#abb2bf" style:font-name="Liberation Sans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284" style:family="text">
      <style:text-properties fo:color="#abb2bf" style:font-name="Liberation Sans" style:text-underline-style="none" fo:font-weight="bold" officeooo:rsid="003c3719" fo:background-color="transparent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285" style:family="text">
      <style:text-properties fo:color="#abb2bf" style:font-name="Liberation Sans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286" style:family="text">
      <style:text-properties fo:color="#abb2bf" style:font-name="Liberation Sans" style:text-underline-style="none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87" style:family="text">
      <style:text-properties fo:color="#abb2bf" style:font-name="Liberation Sans" style:text-underline-style="none" officeooo:rsid="003c371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88" style:family="text">
      <style:text-properties fo:color="#abb2bf" style:font-name="Liberation Sans" fo:font-size="10.5pt" fo:font-weight="bold" fo:background-color="transparent" loext:char-shading-value="0" style:font-weight-asian="bold" style:font-weight-complex="bold"/>
    </style:style>
    <style:style style:name="T289" style:family="text">
      <style:text-properties fo:color="#abb2bf" style:font-name="Liberation Sans" fo:font-size="12pt" style:text-underline-style="none" fo:font-weight="bold" officeooo:rsid="001183e9" fo:background-color="transparent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290" style:family="text">
      <style:text-properties fo:color="#abb2bf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91" style:family="text">
      <style:text-properties fo:color="#abb2bf" style:font-name="Liberation Sans" fo:font-size="12pt" style:text-underline-style="none" fo:font-weight="normal" officeooo:rsid="007b275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92" style:family="text">
      <style:text-properties fo:color="#abb2bf" style:font-name="Liberation Sans" fo:font-size="12pt" style:text-underline-style="none" fo:font-weight="normal" officeooo:rsid="00aaab8f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93" style:family="text">
      <style:text-properties fo:color="#abb2bf" style:font-name="Liberation Sans" fo:font-size="12pt" style:text-underline-style="none" fo:font-weight="normal" officeooo:rsid="00ac9c0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94" style:family="text">
      <style:text-properties fo:color="#abb2bf" style:font-name="Liberation Sans" fo:font-size="12pt" style:text-underline-style="none" fo:font-weight="normal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295" style:family="text">
      <style:text-properties fo:color="#abb2bf" style:font-name="Liberation Sans" fo:font-size="12pt" fo:font-style="normal" style:text-underline-style="none" fo:font-weight="normal" officeooo:rsid="007b275d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6" style:family="text">
      <style:text-properties fo:color="#abb2bf" style:font-name="Liberation Sans" fo:background-color="transparent" loext:char-shading-value="0"/>
    </style:style>
    <style:style style:name="T297" style:family="text">
      <style:text-properties fo:color="#abb2bf" style:font-name="Liberation Sans" officeooo:rsid="0048690a" fo:background-color="transparent" loext:char-shading-value="0"/>
    </style:style>
    <style:style style:name="T298" style:family="text">
      <style:text-properties fo:color="#abb2bf" style:font-name="Liberation Sans" officeooo:rsid="00a548d4" fo:background-color="transparent" loext:char-shading-value="0"/>
    </style:style>
    <style:style style:name="T299" style:family="text">
      <style:text-properties fo:color="#abb2bf" style:font-name="Liberation Sans" fo:font-weight="bold" fo:background-color="transparent" loext:char-shading-value="0" style:font-weight-asian="bold" style:font-weight-complex="bold"/>
    </style:style>
    <style:style style:name="T300" style:family="text">
      <style:text-properties fo:color="#abb2bf" style:font-name="Liberation Sans" fo:font-weight="bold" officeooo:rsid="0048690a" fo:background-color="transparent" loext:char-shading-value="0" style:font-weight-asian="bold" style:font-weight-complex="bold"/>
    </style:style>
    <style:style style:name="T301" style:family="text">
      <style:text-properties fo:color="#abb2bf" style:font-name="Liberation Sans" fo:font-weight="normal" officeooo:rsid="003080eb" fo:background-color="transparent" loext:char-shading-value="0" style:font-size-asian="12pt" style:font-size-complex="12pt"/>
    </style:style>
    <style:style style:name="T302" style:family="text">
      <style:text-properties fo:color="#abb2bf" style:font-name="Droid Sans Mono" fo:font-size="10.5pt" fo:font-weight="normal"/>
    </style:style>
    <style:style style:name="T303" style:family="text">
      <style:text-properties fo:color="#abb2bf" style:font-name="Droid Sans Mono" fo:font-size="10.5pt" fo:font-weight="normal" fo:background-color="transparent" loext:char-shading-value="0"/>
    </style:style>
    <style:style style:name="T304" style:family="text">
      <style:text-properties fo:color="#abb2bf" style:font-name="Droid Sans Mono" fo:font-size="10.5pt" fo:font-weight="normal" fo:background-color="transparent" loext:char-shading-value="0" style:font-size-asian="10.5pt" style:font-size-complex="10.5pt"/>
    </style:style>
    <style:style style:name="T305" style:family="text">
      <style:text-properties fo:color="#abb2bf" style:font-name="Droid Sans Mono" fo:font-size="10.5pt" fo:font-weight="normal" fo:background-color="transparent" loext:char-shading-value="0"/>
    </style:style>
    <style:style style:name="T306" style:family="text">
      <style:text-properties fo:color="#abb2bf" style:font-name="Droid Sans Mono" fo:font-size="10.5pt" style:text-underline-style="none" fo:font-weight="normal" officeooo:rsid="00376b4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07" style:family="text">
      <style:text-properties fo:color="#abb2bf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08" style:family="text">
      <style:text-properties fo:color="#abb2bf" style:font-name="Droid Sans Mono" fo:font-size="10.5pt" style:text-underline-style="none" fo:font-weight="normal" officeooo:rsid="004954f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09" style:family="text">
      <style:text-properties fo:color="#abb2bf" style:font-name="Droid Sans Mono" fo:font-size="10.5pt" style:text-underline-style="none" fo:font-weight="normal" officeooo:rsid="00899ad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10" style:family="text">
      <style:text-properties fo:color="#abb2bf" style:font-name="Droid Sans Mono" fo:font-size="10.5pt" style:text-underline-style="none" fo:font-weight="normal" officeooo:rsid="00b396c8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11" style:family="text">
      <style:text-properties fo:color="#abb2bf" style:font-name="Droid Sans Mono" fo:font-size="10.5pt" style:text-underline-style="none" fo:font-weight="normal" officeooo:rsid="008ac75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12" style:family="text">
      <style:text-properties fo:color="#abb2bf" style:font-name="Droid Sans Mono" fo:font-size="10.5pt" fo:font-weight="bold" fo:background-color="transparent" loext:char-shading-value="0" style:font-weight-asian="bold" style:font-weight-complex="bold"/>
    </style:style>
    <style:style style:name="T313" style:family="text">
      <style:text-properties fo:color="#abb2bf" style:font-name="Droid Sans Mono" fo:font-size="10.5pt" fo:font-style="normal" fo:font-weight="normal" fo:background-color="transparent" loext:char-shading-value="0" style:font-size-asian="10.5pt" style:font-style-asian="normal" style:font-size-complex="10.5pt" style:font-style-complex="normal"/>
    </style:style>
    <style:style style:name="T314" style:family="text">
      <style:text-properties fo:color="#abb2bf" style:font-name="Droid Sans Mono" fo:font-size="10.5pt" fo:font-style="normal" fo:font-weight="normal" fo:background-color="transparent" loext:char-shading-value="0" style:font-style-asian="normal" style:font-style-complex="normal"/>
    </style:style>
    <style:style style:name="T315" style:family="text">
      <style:text-properties fo:color="#abb2bf" style:font-name="Droid Sans Mono" style:text-underline-style="none" fo:font-weight="normal" officeooo:rsid="00233b9d" fo:background-color="transparent" loext:char-shading-value="0" style:font-name-asian="Liberation Serif1" style:font-weight-asian="normal" style:font-name-complex="Liberation Serif1" style:font-weight-complex="normal"/>
    </style:style>
    <style:style style:name="T316" style:family="text">
      <style:text-properties fo:color="#abb2bf" style:font-name="Droid Sans Mono" style:text-underline-style="none" fo:font-weight="normal" officeooo:rsid="0024bc2f" fo:background-color="transparent" loext:char-shading-value="0" style:font-name-asian="Liberation Serif1" style:font-weight-asian="normal" style:font-name-complex="Liberation Serif1" style:font-weight-complex="normal"/>
    </style:style>
    <style:style style:name="T317" style:family="text">
      <style:text-properties fo:color="#abb2bf" style:font-name="Droid Sans Mono" style:text-underline-style="none" fo:font-weight="normal" officeooo:rsid="00260964" fo:background-color="transparent" loext:char-shading-value="0" style:font-name-asian="Liberation Serif1" style:font-weight-asian="normal" style:font-name-complex="Liberation Serif1" style:font-weight-complex="normal"/>
    </style:style>
    <style:style style:name="T318" style:family="text">
      <style:text-properties fo:color="#abb2bf" style:font-name="Droid Sans Mono" style:text-underline-style="none" fo:font-weight="normal" officeooo:rsid="00299ac4" fo:background-color="transparent" loext:char-shading-value="0" style:font-name-asian="Liberation Serif1" style:font-weight-asian="normal" style:font-name-complex="Liberation Serif1" style:font-weight-complex="normal"/>
    </style:style>
    <style:style style:name="T319" style:family="text">
      <style:text-properties fo:color="#abb2bf" style:font-name="Droid Sans Mono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320" style:family="text">
      <style:text-properties fo:color="#abb2bf" style:font-name="Droid Sans Mono" fo:font-weight="normal" fo:background-color="transparent" loext:char-shading-value="0"/>
    </style:style>
    <style:style style:name="T321" style:family="text">
      <style:text-properties fo:color="#abb2bf" style:font-name="Droid Sans Mono" fo:font-style="italic" style:text-underline-style="none" fo:font-weight="normal" officeooo:rsid="00260964" style:font-name-asian="Liberation Serif1" style:font-weight-asian="normal" style:font-name-complex="Liberation Serif1" style:font-weight-complex="normal"/>
    </style:style>
    <style:style style:name="T322" style:family="text">
      <style:text-properties fo:color="#abb2bf" style:font-name="Droid Sans Mono" fo:font-style="italic" style:text-underline-style="none" fo:font-weight="normal" officeooo:rsid="0027e375" style:font-name-asian="Liberation Serif1" style:font-weight-asian="normal" style:font-name-complex="Liberation Serif1" style:font-weight-complex="normal"/>
    </style:style>
    <style:style style:name="T323" style:family="text">
      <style:text-properties fo:color="#abb2bf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324" style:family="text">
      <style:text-properties fo:color="#abb2bf" style:text-underline-style="none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325" style:family="text">
      <style:text-properties fo:color="#abb2bf" style:text-underline-style="none" fo:font-weight="normal" officeooo:rsid="00aaab8f" fo:background-color="transparent" loext:char-shading-value="0" style:font-name-asian="Liberation Serif1" style:font-weight-asian="normal" style:font-name-complex="Liberation Serif1" style:font-weight-complex="normal"/>
    </style:style>
    <style:style style:name="T326" style:family="text">
      <style:text-properties fo:color="#abb2bf" style:text-underline-style="none" fo:font-weight="normal" officeooo:rsid="006f7c2c" style:font-name-asian="Liberation Serif1" style:font-weight-asian="normal" style:font-name-complex="Liberation Serif1" style:font-weight-complex="normal"/>
    </style:style>
    <style:style style:name="T327" style:family="text">
      <style:text-properties fo:color="#abb2bf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328" style:family="text">
      <style:text-properties fo:color="#abb2bf" officeooo:rsid="0033c3b1" fo:background-color="transparent" loext:char-shading-value="0"/>
    </style:style>
    <style:style style:name="T329" style:family="text">
      <style:text-properties fo:color="#abb2bf" officeooo:rsid="00387eb9" fo:background-color="transparent" loext:char-shading-value="0"/>
    </style:style>
    <style:style style:name="T330" style:family="text">
      <style:text-properties fo:color="#abb2bf" fo:font-weight="normal"/>
    </style:style>
    <style:style style:name="T331" style:family="text">
      <style:text-properties fo:color="#abb2bf" style:font-name="Droid Sans Fallback" fo:font-size="10.5pt" fo:font-style="normal" style:text-underline-style="none" fo:font-weight="normal" officeooo:rsid="007bc145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332" style:family="text">
      <style:text-properties fo:color="#abb2bf" style:font-name="Droid Sans Fallback" fo:font-size="10.5pt" fo:font-weight="normal" fo:background-color="transparent" loext:char-shading-value="0" style:font-size-asian="10.5pt" style:font-size-complex="10.5pt"/>
    </style:style>
    <style:style style:name="T333" style:family="text">
      <style:text-properties fo:color="#abb2bf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34" style:family="text">
      <style:text-properties fo:color="#abb2bf" style:font-name="Liberation Sans" fo:font-size="12pt" style:text-underline-style="none" fo:font-weight="normal" officeooo:rsid="00d2953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35" style:family="text">
      <style:text-properties fo:color="#abb2bf" style:font-name="Liberation Sans" style:font-size-asian="12pt" style:font-size-complex="12pt"/>
    </style:style>
    <style:style style:name="T336" style:family="text">
      <style:text-properties fo:color="#abb2bf" style:font-name="Liberation Sans" officeooo:rsid="00d6fdc5" style:font-size-asian="12pt" style:font-size-complex="12pt"/>
    </style:style>
    <style:style style:name="T337" style:family="text">
      <style:text-properties fo:color="#abb2bf" style:font-name="Liberation Sans" style:text-underline-style="none" officeooo:rsid="00d6fdc5" style:font-name-asian="Liberation Serif1" style:font-size-asian="12pt" style:font-weight-asian="normal" style:font-name-complex="Liberation Serif1" style:font-size-complex="12pt" style:font-weight-complex="normal"/>
    </style:style>
    <style:style style:name="T338" style:family="text">
      <style:text-properties fo:color="#c678dd"/>
    </style:style>
    <style:style style:name="T339" style:family="text">
      <style:text-properties fo:color="#c678dd" officeooo:rsid="002cf8e6" style:font-name-asian="Liberation Serif1" style:font-name-complex="Liberation Serif1"/>
    </style:style>
    <style:style style:name="T340" style:family="text">
      <style:text-properties fo:color="#c678dd" style:font-name="Droid Sans Mono" style:text-underline-style="none" fo:font-weight="normal" officeooo:rsid="00233b9d" fo:background-color="transparent" loext:char-shading-value="0" style:font-name-asian="Liberation Serif1" style:font-weight-asian="normal" style:font-name-complex="Liberation Serif1" style:font-weight-complex="normal"/>
    </style:style>
    <style:style style:name="T341" style:family="text">
      <style:text-properties fo:color="#c678dd" style:font-name="Droid Sans Mono" style:text-underline-style="none" fo:font-weight="normal" officeooo:rsid="0024bc2f" fo:background-color="transparent" loext:char-shading-value="0" style:font-name-asian="Liberation Serif1" style:font-weight-asian="normal" style:font-name-complex="Liberation Serif1" style:font-weight-complex="normal"/>
    </style:style>
    <style:style style:name="T342" style:family="text">
      <style:text-properties fo:color="#c678dd" style:font-name="Droid Sans Mono" style:text-underline-style="none" fo:font-weight="normal" officeooo:rsid="00260964" fo:background-color="transparent" loext:char-shading-value="0" style:font-name-asian="Liberation Serif1" style:font-weight-asian="normal" style:font-name-complex="Liberation Serif1" style:font-weight-complex="normal"/>
    </style:style>
    <style:style style:name="T343" style:family="text">
      <style:text-properties fo:color="#c678dd" style:font-name="Droid Sans Mono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344" style:family="text">
      <style:text-properties fo:color="#c678dd" style:font-name="Droid Sans Mono" fo:font-size="10.5pt" style:text-underline-style="none" fo:font-weight="normal" officeooo:rsid="00376b4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45" style:family="text">
      <style:text-properties fo:color="#c678dd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46" style:family="text">
      <style:text-properties fo:color="#c678dd" style:font-name="Droid Sans Mono" fo:font-size="10.5pt" fo:font-weight="normal"/>
    </style:style>
    <style:style style:name="T347" style:family="text">
      <style:text-properties fo:color="#c678dd" style:font-name="Droid Sans Mono" fo:font-size="10.5pt" fo:font-weight="normal" fo:background-color="transparent" loext:char-shading-value="0"/>
    </style:style>
    <style:style style:name="T348" style:family="text">
      <style:text-properties fo:color="#c678dd" style:font-name="Droid Sans Mono" fo:font-size="10.5pt" fo:font-weight="normal" fo:background-color="transparent" loext:char-shading-value="0" style:font-size-asian="10.5pt" style:font-size-complex="10.5pt"/>
    </style:style>
    <style:style style:name="T349" style:family="text">
      <style:text-properties fo:color="#c678dd" style:font-name="Droid Sans Mono" fo:font-size="10.5pt" fo:font-weight="normal" fo:background-color="transparent" loext:char-shading-value="0"/>
    </style:style>
    <style:style style:name="T350" style:family="text">
      <style:text-properties fo:color="#c678dd" style:font-name="Droid Sans Mono" fo:font-size="10.5pt" fo:font-weight="bold" fo:background-color="transparent" loext:char-shading-value="0" style:font-weight-asian="bold" style:font-weight-complex="bold"/>
    </style:style>
    <style:style style:name="T351" style:family="text">
      <style:text-properties fo:color="#c678dd" style:font-name="Droid Sans Mono" fo:font-size="10.5pt" fo:font-style="normal" fo:font-weight="normal" fo:background-color="transparent" loext:char-shading-value="0" style:font-size-asian="10.5pt" style:font-style-asian="normal" style:font-size-complex="10.5pt" style:font-style-complex="normal"/>
    </style:style>
    <style:style style:name="T352" style:family="text">
      <style:text-properties fo:color="#c678dd" style:text-underline-style="none" officeooo: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T353" style:family="text">
      <style:text-properties fo:color="#c678dd" style:text-underline-style="none" officeooo:rsid="005c4a1d" style:font-name-asian="Liberation Serif1" style:font-weight-asian="normal" style:font-name-complex="Liberation Serif1" style:font-weight-complex="normal"/>
    </style:style>
    <style:style style:name="T354" style:family="text">
      <style:text-properties fo:color="#c678dd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355" style:family="text">
      <style:text-properties fo:color="#c678dd" style:text-underline-style="none" fo:font-weight="normal" officeooo:rsid="006f7c2c" style:font-name-asian="Liberation Serif1" style:font-weight-asian="normal" style:font-name-complex="Liberation Serif1" style:font-weight-complex="normal"/>
    </style:style>
    <style:style style:name="T356" style:family="text">
      <style:text-properties fo:color="#c678dd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357" style:family="text">
      <style:text-properties fo:color="#c678dd" fo:font-weight="normal"/>
    </style:style>
    <style:style style:name="T358" style:family="text">
      <style:text-properties fo:color="#c678dd" style:font-name="Droid Sans Fallback" fo:font-size="10.5pt" fo:font-weight="normal" fo:background-color="transparent" loext:char-shading-value="0" style:font-size-asian="10.5pt" style:font-size-complex="10.5pt"/>
    </style:style>
    <style:style style:name="T359" style:family="text">
      <style:text-properties fo:color="#e06c75"/>
    </style:style>
    <style:style style:name="T360" style:family="text">
      <style:text-properties fo:color="#e06c75" officeooo:rsid="002cf8e6" style:font-name-asian="Liberation Serif1" style:font-name-complex="Liberation Serif1"/>
    </style:style>
    <style:style style:name="T361" style:family="text">
      <style:text-properties fo:color="#e06c75" style:font-name="Droid Sans Mono" style:text-underline-style="none" fo:font-weight="normal" officeooo:rsid="00233b9d" fo:background-color="transparent" loext:char-shading-value="0" style:font-name-asian="Liberation Serif1" style:font-weight-asian="normal" style:font-name-complex="Liberation Serif1" style:font-weight-complex="normal"/>
    </style:style>
    <style:style style:name="T362" style:family="text">
      <style:text-properties fo:color="#e06c75" style:font-name="Droid Sans Mono" style:text-underline-style="none" fo:font-weight="normal" officeooo:rsid="0027bdbd" fo:background-color="transparent" loext:char-shading-value="0" style:font-name-asian="Liberation Serif1" style:font-weight-asian="normal" style:font-name-complex="Liberation Serif1" style:font-weight-complex="normal"/>
    </style:style>
    <style:style style:name="T363" style:family="text">
      <style:text-properties fo:color="#e06c75" style:font-name="Droid Sans Mono" style:text-underline-style="none" fo:font-weight="normal" officeooo:rsid="00260964" fo:background-color="transparent" loext:char-shading-value="0" style:font-name-asian="Liberation Serif1" style:font-weight-asian="normal" style:font-name-complex="Liberation Serif1" style:font-weight-complex="normal"/>
    </style:style>
    <style:style style:name="T364" style:family="text">
      <style:text-properties fo:color="#e06c75" style:font-name="Droid Sans Mono" style:text-underline-style="none" fo:font-weight="normal" officeooo:rsid="00299ac4" fo:background-color="transparent" loext:char-shading-value="0" style:font-name-asian="Liberation Serif1" style:font-weight-asian="normal" style:font-name-complex="Liberation Serif1" style:font-weight-complex="normal"/>
    </style:style>
    <style:style style:name="T365" style:family="text">
      <style:text-properties fo:color="#e06c75" style:font-name="Droid Sans Mono" fo:font-weight="normal" fo:background-color="transparent" loext:char-shading-value="0"/>
    </style:style>
    <style:style style:name="T366" style:family="text">
      <style:text-properties fo:color="#e06c75" style:font-name="Droid Sans Mono" fo:font-size="10.5pt" fo:font-weight="normal" fo:background-color="transparent" loext:char-shading-value="0"/>
    </style:style>
    <style:style style:name="T367" style:family="text">
      <style:text-properties fo:color="#e06c75" style:font-name="Droid Sans Mono" fo:font-size="10.5pt" fo:font-weight="normal" fo:background-color="transparent" loext:char-shading-value="0" style:font-size-asian="10.5pt" style:font-size-complex="10.5pt"/>
    </style:style>
    <style:style style:name="T368" style:family="text">
      <style:text-properties fo:color="#e06c75" style:font-name="Droid Sans Mono" fo:font-size="10.5pt" fo:font-weight="normal" officeooo:rsid="0066977d" fo:background-color="transparent" loext:char-shading-value="0" style:font-size-asian="10.5pt" style:font-size-complex="10.5pt"/>
    </style:style>
    <style:style style:name="T369" style:family="text">
      <style:text-properties fo:color="#e06c75" style:font-name="Droid Sans Mono" fo:font-size="10.5pt" fo:font-weight="normal" fo:background-color="transparent" loext:char-shading-value="0"/>
    </style:style>
    <style:style style:name="T370" style:family="text">
      <style:text-properties fo:color="#e06c75" style:font-name="Droid Sans Mono" fo:font-size="10.5pt" fo:font-weight="normal" officeooo:rsid="00db32f3" fo:background-color="transparent" loext:char-shading-value="0"/>
    </style:style>
    <style:style style:name="T371" style:family="text">
      <style:text-properties fo:color="#e06c75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72" style:family="text">
      <style:text-properties fo:color="#e06c75" style:font-name="Droid Sans Mono" fo:font-size="10.5pt" style:text-underline-style="none" fo:font-weight="normal" officeooo:rsid="00467e62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73" style:family="text">
      <style:text-properties fo:color="#e06c75" style:font-name="Droid Sans Mono" fo:font-size="10.5pt" style:text-underline-style="none" fo:font-weight="normal" officeooo:rsid="00899ad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74" style:family="text">
      <style:text-properties fo:color="#e06c75" style:font-name="Droid Sans Mono" fo:font-size="10.5pt" style:text-underline-style="none" fo:font-weight="normal" officeooo:rsid="00b396c8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75" style:family="text">
      <style:text-properties fo:color="#e06c75" style:font-name="Droid Sans Mono" fo:font-size="10.5pt" style:text-underline-style="none" fo:font-weight="normal" officeooo:rsid="00cd2a84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76" style:family="text">
      <style:text-properties fo:color="#e06c75" style:font-name="Droid Sans Mono" fo:font-size="10.5pt" style:text-underline-style="none" fo:font-weight="normal" fo:background-color="transparent" loext:char-shading-value="0" style:font-size-asian="12pt" style:font-weight-asian="bold" style:font-size-complex="12pt" style:font-weight-complex="bold"/>
    </style:style>
    <style:style style:name="T377" style:family="text">
      <style:text-properties fo:color="#e06c75" style:font-name="Droid Sans Mono" fo:font-size="10.5pt" fo:font-style="normal" fo:font-weight="normal" fo:background-color="transparent" loext:char-shading-value="0" style:font-size-asian="10.5pt" style:font-style-asian="normal" style:font-size-complex="10.5pt" style:font-style-complex="normal"/>
    </style:style>
    <style:style style:name="T378" style:family="text">
      <style:text-properties fo:color="#e06c75" style:font-name="Droid Sans Mono" fo:font-size="10.5pt" fo:font-style="normal" fo:font-weight="normal" officeooo:rsid="0066977d" fo:background-color="transparent" loext:char-shading-value="0" style:font-size-asian="10.5pt" style:font-style-asian="normal" style:font-size-complex="10.5pt" style:font-style-complex="normal"/>
    </style:style>
    <style:style style:name="T379" style:family="text">
      <style:text-properties fo:color="#e06c75" style:font-name="Droid Sans Mono" fo:font-size="10.5pt" fo:font-style="normal" style:text-underline-style="none" officeooo:rsid="006dcb6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80" style:family="text">
      <style:text-properties fo:color="#e06c75" style:font-name="Droid Sans Mono" fo:font-size="10.5pt" fo:font-style="normal" fo:background-color="transparent" loext:char-shading-value="0" style:font-style-asian="normal" style:font-style-complex="normal"/>
    </style:style>
    <style:style style:name="T381" style:family="text">
      <style:text-properties fo:color="#e06c75" style:font-name="Droid Sans Mono" fo:font-size="12pt" style:text-underline-style="none" fo:font-weight="normal" fo:background-color="transparent" loext:char-shading-value="0" style:font-size-asian="12pt" style:font-weight-asian="bold" style:font-size-complex="12pt" style:font-weight-complex="bold"/>
    </style:style>
    <style:style style:name="T382" style:family="text">
      <style:text-properties fo:color="#e06c75" style:text-underline-style="none" style:font-name-asian="Liberation Serif1" style:font-size-asian="12pt" style:font-weight-asian="normal" style:font-name-complex="Liberation Serif1" style:font-size-complex="12pt" style:font-weight-complex="normal"/>
    </style:style>
    <style:style style:name="T383" style:family="text">
      <style:text-properties fo:color="#e06c75" style:text-underline-style="none" officeooo:rsid="00376b4b" style:font-name-asian="Liberation Serif1" style:font-size-asian="12pt" style:font-weight-asian="normal" style:font-name-complex="Liberation Serif1" style:font-size-complex="12pt" style:font-weight-complex="normal"/>
    </style:style>
    <style:style style:name="T384" style:family="text">
      <style:text-properties fo:color="#e06c75" style:text-underline-style="none" officeooo: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T385" style:family="text">
      <style:text-properties fo:color="#e06c75" style:text-underline-style="none" officeooo:rsid="005c4a1d" style:font-name-asian="Liberation Serif1" style:font-weight-asian="normal" style:font-name-complex="Liberation Serif1" style:font-weight-complex="normal"/>
    </style:style>
    <style:style style:name="T386" style:family="text">
      <style:text-properties fo:color="#e06c75" style:text-underline-style="none" officeooo:rsid="007e67d9" style:font-name-asian="Liberation Serif1" style:font-weight-asian="normal" style:font-name-complex="Liberation Serif1" style:font-weight-complex="normal"/>
    </style:style>
    <style:style style:name="T387" style:family="text">
      <style:text-properties fo:color="#e06c75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388" style:family="text">
      <style:text-properties fo:color="#e06c75" style:text-underline-style="none" fo:font-weight="normal" fo:background-color="transparent" loext:char-shading-value="0" style:font-weight-asian="bold" style:font-weight-complex="bold"/>
    </style:style>
    <style:style style:name="T389" style:family="text">
      <style:text-properties fo:color="#e06c75" style:text-underline-style="none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90" style:family="text">
      <style:text-properties fo:color="#e06c75" style:font-name="Liberation Sans"/>
    </style:style>
    <style:style style:name="T391" style:family="text">
      <style:text-properties fo:color="#e06c75" style:font-name="Liberation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92" style:family="text">
      <style:text-properties fo:color="#e06c75" style:font-name="Liberation Sans" fo:font-size="12pt" fo:font-weight="bold" officeooo:rsid="0042e56e" fo:background-color="transparent" loext:char-shading-value="0" style:font-size-asian="12pt" style:font-weight-asian="bold" style:font-size-complex="12pt" style:font-weight-complex="bold"/>
    </style:style>
    <style:style style:name="T393" style:family="text">
      <style:text-properties fo:color="#e06c75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94" style:family="text">
      <style:text-properties fo:color="#e06c75" style:font-name="Liberation Sans" fo:font-size="12pt" style:text-underline-style="none" fo:font-weight="normal" officeooo:rsid="00b0bb8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95" style:family="text">
      <style:text-properties fo:color="#e06c75" style:font-name="Liberation Sans" fo:font-size="12pt" style:text-underline-style="none" fo:font-weight="normal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96" style:family="text">
      <style:text-properties fo:color="#e06c75" style:font-name="Liberation Sans" fo:font-size="12pt" style:text-underline-style="none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397" style:family="text">
      <style:text-properties fo:color="#e06c75" style:font-name="Liberation Sans" fo:font-size="12pt" fo:font-weight="normal" fo:background-color="transparent" loext:char-shading-value="0" style:font-size-asian="12pt" style:font-size-complex="12pt"/>
    </style:style>
    <style:style style:name="T398" style:family="text">
      <style:text-properties fo:color="#e06c75" style:font-name="Liberation Sans" fo:background-color="transparent" loext:char-shading-value="0"/>
    </style:style>
    <style:style style:name="T399" style:family="text">
      <style:text-properties fo:color="#e06c75" style:font-name="Liberation Sans" officeooo:rsid="00b0bb8d"/>
    </style:style>
    <style:style style:name="T400" style:family="text">
      <style:text-properties fo:color="#e06c75" fo:background-color="transparent" loext:char-shading-value="0" style:font-size-asian="12pt" style:font-size-complex="12pt"/>
    </style:style>
    <style:style style:name="T401" style:family="text">
      <style:text-properties fo:color="#e06c75" fo:font-weight="normal"/>
    </style:style>
    <style:style style:name="T402" style:family="text">
      <style:text-properties fo:color="#e06c75" officeooo:rsid="007b6c18"/>
    </style:style>
    <style:style style:name="T403" style:family="text">
      <style:text-properties fo:color="#e06c75" style:font-name="Droid Sans Fallback" fo:font-size="10.5pt" fo:font-style="normal" style:text-underline-style="none" fo:font-weight="normal" officeooo:rsid="007bc145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404" style:family="text">
      <style:text-properties fo:color="#e06c75" style:font-name="Droid Sans Fallback" fo:font-size="10.5pt" fo:font-weight="normal" fo:background-color="transparent" loext:char-shading-value="0" style:font-size-asian="10.5pt" style:font-size-complex="10.5pt"/>
    </style:style>
    <style:style style:name="T405" style:family="text">
      <style:text-properties fo:color="#e06c75" style:font-name="Droid Sans Fallback" fo:font-size="10.5pt" fo:font-weight="normal" officeooo:rsid="00805cdb" fo:background-color="transparent" loext:char-shading-value="0" style:font-size-asian="10.5pt" style:font-size-complex="10.5pt"/>
    </style:style>
    <style:style style:name="T406" style:family="text">
      <style:text-properties fo:color="#e06c75" style:font-name="Liberation Sans" style:font-size-asian="12pt" style:font-size-complex="12pt"/>
    </style:style>
    <style:style style:name="T407" style:family="text">
      <style:text-properties fo:color="#e06c75" style:font-name="Liberation Sans" fo:font-size="12pt" style:text-underline-style="none" fo:font-weight="normal" fo:background-color="transparent" loext:char-shading-value="0" style:font-size-asian="12pt" style:font-weight-asian="bold" style:font-size-complex="12pt" style:font-weight-complex="bold"/>
    </style:style>
    <style:style style:name="T408" style:family="text">
      <style:text-properties fo:color="#e06c75" fo:font-size="12pt" style:text-underline-style="none" fo:font-weight="normal" fo:background-color="transparent" loext:char-shading-value="0" style:font-size-asian="12pt" style:font-weight-asian="bold" style:font-size-complex="12pt" style:font-weight-complex="bold"/>
    </style:style>
    <style:style style:name="T409" style:family="text">
      <style:text-properties fo:color="#c9211e" style:font-name="Liberation Sans" fo:font-size="12pt" style:text-underline-style="none" fo:font-weight="normal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410" style:family="text">
      <style:text-properties fo:color="#00a933" officeooo:rsid="001183e9" style:font-name-asian="Liberation Serif1" style:font-name-complex="Liberation Serif1"/>
    </style:style>
    <style:style style:name="T411" style:family="text">
      <style:text-properties fo:color="#00a933" style:font-name="Liberation Sans" fo:font-size="12pt" style:text-underline-style="none" fo:font-weight="normal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412" style:family="text">
      <style:text-properties fo:color="#e5c07b"/>
    </style:style>
    <style:style style:name="T413" style:family="text">
      <style:text-properties fo:color="#e5c07b" style:font-name="Droid Sans Mono" style:text-underline-style="none" fo:font-weight="normal" officeooo:rsid="0024bc2f" fo:background-color="transparent" loext:char-shading-value="0" style:font-name-asian="Liberation Serif1" style:font-weight-asian="normal" style:font-name-complex="Liberation Serif1" style:font-weight-complex="normal"/>
    </style:style>
    <style:style style:name="T414" style:family="text">
      <style:text-properties fo:color="#e5c07b" style:font-name="Droid Sans Mono" style:text-underline-style="none" fo:font-weight="normal" officeooo:rsid="00260964" fo:background-color="transparent" loext:char-shading-value="0" style:font-name-asian="Liberation Serif1" style:font-weight-asian="normal" style:font-name-complex="Liberation Serif1" style:font-weight-complex="normal"/>
    </style:style>
    <style:style style:name="T415" style:family="text">
      <style:text-properties fo:color="#e5c07b" style:font-name="Droid Sans Mono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416" style:family="text">
      <style:text-properties fo:color="#e5c07b" style:font-name="Droid Sans Mono" style:text-underline-style="none" fo:font-weight="bold" officeooo:rsid="0024bc2f" fo:background-color="transparent" loext:char-shading-value="0" style:font-name-asian="Liberation Serif1" style:font-weight-asian="bold" style:font-name-complex="Liberation Serif1" style:font-weight-complex="bold"/>
    </style:style>
    <style:style style:name="T417" style:family="text">
      <style:text-properties fo:color="#e5c07b" style:font-name="Droid Sans Mono" style:text-underline-style="none" fo:font-weight="bold" officeooo:rsid="00260964" fo:background-color="transparent" loext:char-shading-value="0" style:font-name-asian="Liberation Serif1" style:font-weight-asian="bold" style:font-name-complex="Liberation Serif1" style:font-weight-complex="bold"/>
    </style:style>
    <style:style style:name="T418" style:family="text">
      <style:text-properties fo:color="#e5c07b" style:font-name="Droid Sans Mono" fo:font-size="10.5pt" fo:font-weight="normal" fo:background-color="transparent" loext:char-shading-value="0"/>
    </style:style>
    <style:style style:name="T419" style:family="text">
      <style:text-properties fo:color="#e5c07b" style:font-name="Droid Sans Mono" fo:font-size="10.5pt" fo:font-weight="normal" fo:background-color="transparent" loext:char-shading-value="0" style:font-size-asian="10.5pt" style:font-size-complex="10.5pt"/>
    </style:style>
    <style:style style:name="T420" style:family="text">
      <style:text-properties fo:color="#e5c07b" style:font-name="Droid Sans Mono" fo:font-size="10.5pt" fo:font-weight="normal" officeooo:rsid="0044bb60" fo:background-color="transparent" loext:char-shading-value="0" style:font-size-asian="10.5pt" style:font-size-complex="10.5pt"/>
    </style:style>
    <style:style style:name="T421" style:family="text">
      <style:text-properties fo:color="#e5c07b" style:font-name="Droid Sans Mono" fo:font-size="10.5pt" fo:font-weight="normal" officeooo:rsid="00695655" fo:background-color="transparent" loext:char-shading-value="0"/>
    </style:style>
    <style:style style:name="T422" style:family="text">
      <style:text-properties fo:color="#e5c07b" style:font-name="Droid Sans Mono" fo:font-size="10.5pt" fo:font-weight="normal" fo:background-color="transparent" loext:char-shading-value="0"/>
    </style:style>
    <style:style style:name="T423" style:family="text">
      <style:text-properties fo:color="#e5c07b" style:font-name="Droid Sans Mono" fo:font-size="10.5pt" fo:font-weight="normal" officeooo:rsid="00d97e83" fo:background-color="transparent" loext:char-shading-value="0"/>
    </style:style>
    <style:style style:name="T424" style:family="text">
      <style:text-properties fo:color="#e5c07b" style:font-name="Droid Sans Mono" fo:font-size="10.5pt" style:text-underline-style="none" fo:font-weight="normal" officeooo:rsid="004954f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25" style:family="text">
      <style:text-properties fo:color="#e5c07b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26" style:family="text">
      <style:text-properties fo:color="#e5c07b" style:font-name="Droid Sans Mono" fo:font-size="10.5pt" style:text-underline-style="none" fo:font-weight="normal" officeooo:rsid="005edcee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27" style:family="text">
      <style:text-properties fo:color="#e5c07b" officeooo:rsid="0024bc2f"/>
    </style:style>
    <style:style style:name="T428" style:family="text">
      <style:text-properties fo:color="#e5c07b" style:text-underline-style="none" officeooo:rsid="00695655" style:font-name-asian="Liberation Serif1" style:font-size-asian="12pt" style:font-weight-asian="normal" style:font-name-complex="Liberation Serif1" style:font-size-complex="12pt" style:font-weight-complex="normal"/>
    </style:style>
    <style:style style:name="T429" style:family="text">
      <style:text-properties fo:color="#e5c07b" style:text-underline-style="none" officeooo:rsid="007e67d9" style:font-name-asian="Liberation Serif1" style:font-weight-asian="normal" style:font-name-complex="Liberation Serif1" style:font-weight-complex="normal"/>
    </style:style>
    <style:style style:name="T430" style:family="text">
      <style:text-properties fo:color="#e5c07b" style:text-underline-style="none" fo:font-weight="normal" officeooo:rsid="006f7c2c" style:font-name-asian="Liberation Serif1" style:font-weight-asian="normal" style:font-name-complex="Liberation Serif1" style:font-weight-complex="normal"/>
    </style:style>
    <style:style style:name="T431" style:family="text">
      <style:text-properties fo:color="#e5c07b" style:text-underline-style="none" fo:font-weight="normal" officeooo:rsid="001183e9" style:font-name-asian="Liberation Serif1" style:font-weight-asian="normal" style:font-name-complex="Liberation Serif1" style:font-weight-complex="normal"/>
    </style:style>
    <style:style style:name="T432" style:family="text">
      <style:text-properties fo:color="#e5c07b" officeooo:rsid="00695655"/>
    </style:style>
    <style:style style:name="T433" style:family="text">
      <style:text-properties fo:color="#e5c07b" style:font-name="Liberation Sans" fo:background-color="transparent" loext:char-shading-value="0"/>
    </style:style>
    <style:style style:name="T434" style:family="text">
      <style:text-properties fo:color="#e5c07b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35" style:family="text">
      <style:text-properties fo:color="#e5c07b" officeooo:rsid="007b6c18"/>
    </style:style>
    <style:style style:name="T436" style:family="text">
      <style:text-properties fo:color="#e5c07b" style:font-name="Droid Sans Fallback" fo:font-size="10.5pt" fo:font-style="normal" style:text-underline-style="none" fo:font-weight="normal" officeooo:rsid="007bc145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437" style:family="text">
      <style:text-properties fo:color="#e5c07b" style:font-name="Droid Sans Fallback" fo:font-size="10.5pt" fo:font-weight="normal" fo:background-color="transparent" loext:char-shading-value="0" style:font-size-asian="10.5pt" style:font-size-complex="10.5pt"/>
    </style:style>
    <style:style style:name="T438" style:family="text">
      <style:text-properties fo:color="#e5c07b" style:font-name="Liberation Sans" style:text-underline-style="none" officeooo:rsid="00d7b53e" style:font-name-asian="Liberation Serif1" style:font-size-asian="12pt" style:font-weight-asian="normal" style:font-name-complex="Liberation Serif1" style:font-size-complex="12pt" style:font-weight-complex="normal"/>
    </style:style>
    <style:style style:name="T439" style:family="text">
      <style:text-properties fo:color="#56b6c2"/>
    </style:style>
    <style:style style:name="T440" style:family="text">
      <style:text-properties fo:color="#56b6c2" style:font-name="Droid Sans Mono" style:text-underline-style="none" fo:font-weight="normal" officeooo:rsid="00260964" fo:background-color="transparent" loext:char-shading-value="0" style:font-name-asian="Liberation Serif1" style:font-weight-asian="normal" style:font-name-complex="Liberation Serif1" style:font-weight-complex="normal"/>
    </style:style>
    <style:style style:name="T441" style:family="text">
      <style:text-properties fo:color="#56b6c2" style:font-name="Droid Sans Mono" fo:font-size="10.5pt" fo:font-weight="normal" fo:background-color="transparent" loext:char-shading-value="0"/>
    </style:style>
    <style:style style:name="T442" style:family="text">
      <style:text-properties fo:color="#56b6c2" style:font-name="Droid Sans Mono" fo:font-size="10.5pt" fo:font-weight="normal" fo:background-color="transparent" loext:char-shading-value="0" style:font-size-asian="10.5pt" style:font-size-complex="10.5pt"/>
    </style:style>
    <style:style style:name="T443" style:family="text">
      <style:text-properties fo:color="#56b6c2" style:font-name="Droid Sans Mono" fo:font-size="10.5pt" fo:font-style="normal" fo:font-weight="normal" fo:background-color="transparent" loext:char-shading-value="0" style:font-size-asian="10.5pt" style:font-style-asian="normal" style:font-size-complex="10.5pt" style:font-style-complex="normal"/>
    </style:style>
    <style:style style:name="T444" style:family="text">
      <style:text-properties fo:color="#56b6c2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45" style:family="text">
      <style:text-properties fo:color="#56b6c2" fo:font-weight="normal"/>
    </style:style>
    <style:style style:name="T446" style:family="text">
      <style:text-properties fo:color="#56b6c2" style:text-underline-style="none" style:font-name-asian="Liberation Serif1" style:font-size-asian="12pt" style:font-weight-asian="normal" style:font-name-complex="Liberation Serif1" style:font-size-complex="12pt" style:font-weight-complex="normal"/>
    </style:style>
    <style:style style:name="T447" style:family="text">
      <style:text-properties fo:color="#56b6c2" style:font-name="Droid Sans Fallback" fo:font-size="10.5pt" fo:font-weight="normal" fo:background-color="transparent" loext:char-shading-value="0" style:font-size-asian="10.5pt" style:font-size-complex="10.5pt"/>
    </style:style>
    <style:style style:name="T448" style:family="text">
      <style:text-properties fo:color="#98c379"/>
    </style:style>
    <style:style style:name="T449" style:family="text">
      <style:text-properties fo:color="#98c379" style:font-name="Droid Sans Mono" fo:font-size="10.5pt" fo:font-weight="normal"/>
    </style:style>
    <style:style style:name="T450" style:family="text">
      <style:text-properties fo:color="#98c379" style:font-name="Droid Sans Mono" fo:font-size="10.5pt" fo:font-weight="normal" fo:background-color="transparent" loext:char-shading-value="0"/>
    </style:style>
    <style:style style:name="T451" style:family="text">
      <style:text-properties fo:color="#98c379" style:font-name="Droid Sans Mono" fo:font-size="10.5pt" fo:font-weight="normal" fo:background-color="transparent" loext:char-shading-value="0" style:font-size-asian="10.5pt" style:font-size-complex="10.5pt"/>
    </style:style>
    <style:style style:name="T452" style:family="text">
      <style:text-properties fo:color="#98c379" style:font-name="Droid Sans Mono" fo:font-size="10.5pt" fo:font-weight="normal" officeooo:rsid="00443ecb" fo:background-color="transparent" loext:char-shading-value="0" style:font-size-asian="10.5pt" style:font-size-complex="10.5pt"/>
    </style:style>
    <style:style style:name="T453" style:family="text">
      <style:text-properties fo:color="#98c379" style:font-name="Droid Sans Mono" fo:font-size="10.5pt" fo:font-weight="normal" officeooo:rsid="005fcb1f" fo:background-color="transparent" loext:char-shading-value="0"/>
    </style:style>
    <style:style style:name="T454" style:family="text">
      <style:text-properties fo:color="#98c379" style:font-name="Droid Sans Mono" fo:font-size="10.5pt" fo:font-weight="normal" officeooo:rsid="007b6c18" fo:background-color="transparent" loext:char-shading-value="0"/>
    </style:style>
    <style:style style:name="T455" style:family="text">
      <style:text-properties fo:color="#98c379" style:font-name="Droid Sans Mono" fo:font-size="10.5pt" fo:font-weight="normal" officeooo:rsid="00805cdb" fo:background-color="transparent" loext:char-shading-value="0"/>
    </style:style>
    <style:style style:name="T456" style:family="text">
      <style:text-properties fo:color="#98c379" style:font-name="Droid Sans Mono" fo:font-size="10.5pt" fo:font-weight="normal" officeooo:rsid="0087e902" fo:background-color="transparent" loext:char-shading-value="0"/>
    </style:style>
    <style:style style:name="T457" style:family="text">
      <style:text-properties fo:color="#98c379" style:font-name="Droid Sans Mono" fo:font-size="10.5pt" fo:font-weight="normal" officeooo:rsid="008e79c3" fo:background-color="transparent" loext:char-shading-value="0"/>
    </style:style>
    <style:style style:name="T458" style:family="text">
      <style:text-properties fo:color="#98c379" style:font-name="Droid Sans Mono" fo:font-size="10.5pt" fo:font-weight="normal" officeooo:rsid="009056c9" fo:background-color="transparent" loext:char-shading-value="0"/>
    </style:style>
    <style:style style:name="T459" style:family="text">
      <style:text-properties fo:color="#98c379" style:font-name="Droid Sans Mono" fo:font-size="10.5pt" fo:font-weight="normal" officeooo:rsid="00b0d871" fo:background-color="transparent" loext:char-shading-value="0"/>
    </style:style>
    <style:style style:name="T460" style:family="text">
      <style:text-properties fo:color="#98c379" style:font-name="Droid Sans Mono" fo:font-size="10.5pt" fo:font-weight="normal" officeooo:rsid="00b396c8" fo:background-color="transparent" loext:char-shading-value="0"/>
    </style:style>
    <style:style style:name="T461" style:family="text">
      <style:text-properties fo:color="#98c379" style:font-name="Droid Sans Mono" fo:font-size="10.5pt" fo:font-weight="normal" officeooo:rsid="00c18c95" fo:background-color="transparent" loext:char-shading-value="0"/>
    </style:style>
    <style:style style:name="T462" style:family="text">
      <style:text-properties fo:color="#98c379" style:font-name="Droid Sans Mono" fo:font-size="10.5pt" fo:font-weight="normal" officeooo:rsid="00c5f80c" fo:background-color="transparent" loext:char-shading-value="0"/>
    </style:style>
    <style:style style:name="T463" style:family="text">
      <style:text-properties fo:color="#98c379" style:font-name="Droid Sans Mono" fo:font-size="10.5pt" fo:font-weight="normal" fo:background-color="transparent" loext:char-shading-value="0"/>
    </style:style>
    <style:style style:name="T464" style:family="text">
      <style:text-properties fo:color="#98c379" style:font-name="Droid Sans Mono" fo:font-size="10.5pt" fo:font-weight="normal" officeooo:rsid="00d97e83" fo:background-color="transparent" loext:char-shading-value="0"/>
    </style:style>
    <style:style style:name="T465" style:family="text">
      <style:text-properties fo:color="#98c379" style:font-name="Droid Sans Mono" fo:font-size="10.5pt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466" style:family="text">
      <style:text-properties fo:color="#98c379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67" style:family="text">
      <style:text-properties fo:color="#98c379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68" style:family="text">
      <style:text-properties fo:color="#98c379" style:font-name="Droid Sans Mono" fo:font-size="10.5pt" style:text-underline-style="none" fo:font-weight="normal" officeooo:rsid="0044bb60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69" style:family="text">
      <style:text-properties fo:color="#98c379" style:font-name="Droid Sans Mono" fo:font-size="10.5pt" style:text-underline-style="none" fo:font-weight="normal" officeooo:rsid="00467e62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0" style:family="text">
      <style:text-properties fo:color="#98c379" style:font-name="Droid Sans Mono" fo:font-size="10.5pt" style:text-underline-style="none" fo:font-weight="normal" officeooo:rsid="004954f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1" style:family="text">
      <style:text-properties fo:color="#98c379" style:font-name="Droid Sans Mono" fo:font-size="10.5pt" style:text-underline-style="none" fo:font-weight="normal" officeooo:rsid="00496a8a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2" style:family="text">
      <style:text-properties fo:color="#98c379" style:font-name="Droid Sans Mono" fo:font-size="10.5pt" style:text-underline-style="none" fo:font-weight="normal" officeooo:rsid="0049dcff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3" style:family="text">
      <style:text-properties fo:color="#98c379" style:font-name="Droid Sans Mono" fo:font-size="10.5pt" style:text-underline-style="none" fo:font-weight="normal" officeooo:rsid="007b275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4" style:family="text">
      <style:text-properties fo:color="#98c379" style:font-name="Droid Sans Mono" fo:font-size="10.5pt" style:text-underline-style="none" fo:font-weight="normal" officeooo:rsid="007b6c18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5" style:family="text">
      <style:text-properties fo:color="#98c379" style:font-name="Droid Sans Mono" fo:font-size="10.5pt" style:text-underline-style="none" fo:font-weight="normal" officeooo:rsid="0087e902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6" style:family="text">
      <style:text-properties fo:color="#98c379" style:font-name="Droid Sans Mono" fo:font-size="10.5pt" style:text-underline-style="none" fo:font-weight="normal" officeooo:rsid="00899ad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7" style:family="text">
      <style:text-properties fo:color="#98c379" style:font-name="Droid Sans Mono" fo:font-size="10.5pt" style:text-underline-style="none" fo:font-weight="normal" officeooo:rsid="008a9731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8" style:family="text">
      <style:text-properties fo:color="#98c379" style:font-name="Droid Sans Mono" fo:font-size="10.5pt" style:text-underline-style="none" fo:font-weight="normal" officeooo:rsid="009c097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79" style:family="text">
      <style:text-properties fo:color="#98c379" style:font-name="Droid Sans Mono" fo:font-size="10.5pt" style:text-underline-style="none" fo:font-weight="normal" officeooo:rsid="00a2092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0" style:family="text">
      <style:text-properties fo:color="#98c379" style:font-name="Droid Sans Mono" fo:font-size="10.5pt" style:text-underline-style="none" fo:font-weight="normal" officeooo:rsid="00b0d871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1" style:family="text">
      <style:text-properties fo:color="#98c379" style:font-name="Droid Sans Mono" fo:font-size="10.5pt" style:text-underline-style="none" fo:font-weight="normal" officeooo:rsid="00b396c8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2" style:family="text">
      <style:text-properties fo:color="#98c379" style:font-name="Droid Sans Mono" fo:font-size="10.5pt" style:text-underline-style="none" fo:font-weight="normal" officeooo:rsid="00bd67e2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3" style:family="text">
      <style:text-properties fo:color="#98c379" style:font-name="Droid Sans Mono" fo:font-size="10.5pt" style:text-underline-style="none" fo:font-weight="normal" officeooo:rsid="008ac75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4" style:family="text">
      <style:text-properties fo:color="#98c379" style:font-name="Droid Sans Mono" fo:font-size="10.5pt" style:text-underline-style="none" fo:font-weight="normal" officeooo:rsid="00bf9a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5" style:family="text">
      <style:text-properties fo:color="#98c379" style:font-name="Droid Sans Mono" fo:font-size="10.5pt" style:text-underline-style="none" fo:font-weight="normal" officeooo:rsid="00d0a4e7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6" style:family="text">
      <style:text-properties fo:color="#98c379" style:font-name="Droid Sans Mono" fo:font-size="10.5pt" style:text-underline-style="none" fo:font-weight="normal" officeooo:rsid="00d45ec0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7" style:family="text">
      <style:text-properties fo:color="#98c379" style:font-name="Droid Sans Mono" fo:font-size="10.5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488" style:family="text">
      <style:text-properties fo:color="#98c379" style:font-name="Droid Sans Mono" fo:font-size="10.5pt" fo:font-style="normal" fo:font-weight="normal" fo:background-color="transparent" loext:char-shading-value="0" style:font-size-asian="10.5pt" style:font-style-asian="normal" style:font-size-complex="10.5pt" style:font-style-complex="normal"/>
    </style:style>
    <style:style style:name="T489" style:family="text">
      <style:text-properties fo:color="#98c379" style:font-name="Droid Sans Mono" fo:font-size="10.5pt" fo:font-style="normal" fo:font-weight="normal" officeooo:rsid="00680aee" fo:background-color="transparent" loext:char-shading-value="0" style:font-size-asian="10.5pt" style:font-style-asian="normal" style:font-size-complex="10.5pt" style:font-style-complex="normal"/>
    </style:style>
    <style:style style:name="T490" style:family="text">
      <style:text-properties fo:color="#98c379" style:font-name="Droid Sans Mono" fo:font-size="10.5pt" fo:font-style="normal" fo:font-weight="normal" fo:background-color="transparent" loext:char-shading-value="0" style:font-style-asian="normal" style:font-style-complex="normal"/>
    </style:style>
    <style:style style:name="T491" style:family="text">
      <style:text-properties fo:color="#98c379" style:font-name="Droid Sans Mono" fo:font-size="10.5pt" fo:font-style="normal" fo:font-weight="normal" officeooo:rsid="007bc145" fo:background-color="transparent" loext:char-shading-value="0" style:font-style-asian="normal" style:font-style-complex="normal"/>
    </style:style>
    <style:style style:name="T492" style:family="text">
      <style:text-properties fo:color="#98c379" style:font-name="Droid Sans Mono" fo:font-weight="normal" fo:background-color="transparent" loext:char-shading-value="0"/>
    </style:style>
    <style:style style:name="T493" style:family="text">
      <style:text-properties fo:color="#98c379" style:font-name="Droid Sans Mono" fo:font-weight="normal" officeooo:rsid="00260964" fo:background-color="transparent" loext:char-shading-value="0"/>
    </style:style>
    <style:style style:name="T494" style:family="text">
      <style:text-properties fo:color="#98c379" style:font-name="Droid Sans Mono" fo:font-weight="normal" officeooo:rsid="003080eb" fo:background-color="transparent" loext:char-shading-value="0"/>
    </style:style>
    <style:style style:name="T495" style:family="text">
      <style:text-properties fo:color="#98c379" style:font-name="Droid Sans Mono" style:text-underline-style="none" fo:font-weight="normal" officeooo:rsid="00299ac4" fo:background-color="transparent" loext:char-shading-value="0" style:font-name-asian="Liberation Serif1" style:font-weight-asian="normal" style:font-name-complex="Liberation Serif1" style:font-weight-complex="normal"/>
    </style:style>
    <style:style style:name="T496" style:family="text">
      <style:text-properties fo:color="#98c379" style:font-name="Droid Sans Mono" style:text-underline-style="none" fo:font-weight="normal" officeooo:rsid="002a5d04" fo:background-color="transparent" loext:char-shading-value="0" style:font-name-asian="Liberation Serif1" style:font-weight-asian="normal" style:font-name-complex="Liberation Serif1" style:font-weight-complex="normal"/>
    </style:style>
    <style:style style:name="T497" style:family="text">
      <style:text-properties fo:color="#98c379" style:font-name="Droid Sans Mono" style:text-underline-style="none" fo:font-weight="normal" officeooo:rsid="002baf07" fo:background-color="transparent" loext:char-shading-value="0" style:font-name-asian="Liberation Serif1" style:font-weight-asian="normal" style:font-name-complex="Liberation Serif1" style:font-weight-complex="normal"/>
    </style:style>
    <style:style style:name="T498" style:family="text">
      <style:text-properties fo:color="#98c379" style:font-name="Droid Sans Mono" style:text-underline-style="none" fo:font-weight="normal" officeooo:rsid="002cec3e" fo:background-color="transparent" loext:char-shading-value="0" style:font-name-asian="Liberation Serif1" style:font-weight-asian="normal" style:font-name-complex="Liberation Serif1" style:font-weight-complex="normal"/>
    </style:style>
    <style:style style:name="T499" style:family="text">
      <style:text-properties fo:color="#98c379" style:font-name="Droid Sans Mono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00" style:family="text">
      <style:text-properties fo:color="#98c379" style:font-name="Droid Sans Mono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01" style:family="text">
      <style:text-properties fo:color="#98c379" officeooo:rsid="002a5d04" style:font-name-asian="Liberation Serif1" style:font-name-complex="Liberation Serif1"/>
    </style:style>
    <style:style style:name="T502" style:family="text">
      <style:text-properties fo:color="#98c379" officeooo:rsid="002cf8e6" style:font-name-asian="Liberation Serif1" style:font-name-complex="Liberation Serif1"/>
    </style:style>
    <style:style style:name="T503" style:family="text">
      <style:text-properties fo:color="#98c379" officeooo:rsid="003080eb"/>
    </style:style>
    <style:style style:name="T504" style:family="text">
      <style:text-properties fo:color="#98c379" style:text-underline-style="none" officeooo:rsid="00376b4b" style:font-name-asian="Liberation Serif1" style:font-size-asian="12pt" style:font-weight-asian="normal" style:font-name-complex="Liberation Serif1" style:font-size-complex="12pt" style:font-weight-complex="normal"/>
    </style:style>
    <style:style style:name="T505" style:family="text">
      <style:text-properties fo:color="#98c379" style:text-underline-style="none" officeooo:rsid="00387eb9" style:font-name-asian="Liberation Serif1" style:font-size-asian="12pt" style:font-weight-asian="normal" style:font-name-complex="Liberation Serif1" style:font-size-complex="12pt" style:font-weight-complex="normal"/>
    </style:style>
    <style:style style:name="T506" style:family="text">
      <style:text-properties fo:color="#98c379" style:text-underline-style="none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507" style:family="text">
      <style:text-properties fo:color="#98c379" style:text-underline-style="none" officeooo:rsid="007b6c18" style:font-name-asian="Liberation Serif1" style:font-size-asian="12pt" style:font-weight-asian="normal" style:font-name-complex="Liberation Serif1" style:font-size-complex="12pt" style:font-weight-complex="normal"/>
    </style:style>
    <style:style style:name="T508" style:family="text">
      <style:text-properties fo:color="#98c379" style:text-underline-style="none" officeooo:rsid="009c097b" style:font-name-asian="Liberation Serif1" style:font-size-asian="12pt" style:font-weight-asian="normal" style:font-name-complex="Liberation Serif1" style:font-size-complex="12pt" style:font-weight-complex="normal"/>
    </style:style>
    <style:style style:name="T509" style:family="text">
      <style:text-properties fo:color="#98c379" style:text-underline-style="none" officeooo:rsid="007e67d9" style:font-name-asian="Liberation Serif1" style:font-weight-asian="normal" style:font-name-complex="Liberation Serif1" style:font-weight-complex="normal"/>
    </style:style>
    <style:style style:name="T510" style:family="text">
      <style:text-properties fo:color="#98c379" style:text-underline-style="none" officeooo:rsid="007cb1da" style:font-name-asian="Liberation Serif1" style:font-weight-asian="normal" style:font-name-complex="Liberation Serif1" style:font-weight-complex="normal"/>
    </style:style>
    <style:style style:name="T511" style:family="text">
      <style:text-properties fo:color="#98c379" style:text-underline-style="none" fo:font-weight="normal" officeooo:rsid="003080eb" fo:background-color="transparent" loext:char-shading-value="0" style:font-name-asian="Liberation Serif1" style:font-weight-asian="normal" style:font-name-complex="Liberation Serif1" style:font-weight-complex="normal"/>
    </style:style>
    <style:style style:name="T512" style:family="text">
      <style:text-properties fo:color="#98c379" style:text-underline-style="none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513" style:family="text">
      <style:text-properties fo:color="#98c379" style:text-underline-style="none" fo:font-weight="normal" officeooo:rsid="001183e9" fo:background-color="transparent" loext:char-shading-value="0" style:font-name-asian="Liberation Serif1" style:font-weight-asian="normal" style:font-name-complex="Liberation Serif1" style:font-weight-complex="normal"/>
    </style:style>
    <style:style style:name="T514" style:family="text">
      <style:text-properties fo:color="#98c379" style:text-underline-style="none" fo:font-weight="normal" officeooo:rsid="00a918dd" fo:background-color="transparent" loext:char-shading-value="0" style:font-name-asian="Liberation Serif1" style:font-weight-asian="normal" style:font-name-complex="Liberation Serif1" style:font-weight-complex="normal"/>
    </style:style>
    <style:style style:name="T515" style:family="text">
      <style:text-properties fo:color="#98c379" style:text-underline-style="none" fo:font-weight="normal" officeooo:rsid="00a72823" fo:background-color="transparent" loext:char-shading-value="0" style:font-name-asian="Liberation Serif1" style:font-weight-asian="normal" style:font-name-complex="Liberation Serif1" style:font-weight-complex="normal"/>
    </style:style>
    <style:style style:name="T516" style:family="text">
      <style:text-properties fo:color="#98c379" style:text-underline-style="none" fo:font-weight="normal" officeooo:rsid="00db32f3" fo:background-color="transparent" loext:char-shading-value="0" style:font-name-asian="Liberation Serif1" style:font-weight-asian="normal" style:font-name-complex="Liberation Serif1" style:font-weight-complex="normal"/>
    </style:style>
    <style:style style:name="T517" style:family="text">
      <style:text-properties fo:color="#98c379" style:font-name="Liberation Sans" fo:font-size="12pt" style:text-underline-style="none" fo:font-weight="bold" officeooo:rsid="001183e9" fo:background-color="transparent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518" style:family="text">
      <style:text-properties fo:color="#98c379" style:font-name="Liberation Sans" fo:font-size="12pt" style:text-underline-style="none" fo:font-weight="bold" officeooo:rsid="003f57de" fo:background-color="transparent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519" style:family="text">
      <style:text-properties fo:color="#98c379" style:font-name="Liberation Sans" fo:font-size="12pt" style:text-underline-style="none" fo:font-weight="bold" officeooo:rsid="003a0cf8" fo:background-color="transparent" loext:char-shading-value="0" style:font-name-asian="Liberation Serif1" style:font-size-asian="12pt" style:font-weight-asian="bold" style:font-name-complex="Liberation Serif1" style:font-size-complex="12pt" style:font-weight-complex="bold"/>
    </style:style>
    <style:style style:name="T520" style:family="text">
      <style:text-properties fo:color="#98c379" style:font-name="Liberation Sans" fo:font-size="12pt" style:text-underline-style="none" fo:font-weight="normal" officeooo:rsid="009282a4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21" style:family="text">
      <style:text-properties fo:color="#98c379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22" style:family="text">
      <style:text-properties fo:color="#98c379" style:font-name="Liberation Sans" fo:font-size="12pt" style:text-underline-style="none" fo:font-weight="normal" officeooo:rsid="00ac9c0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23" style:family="text">
      <style:text-properties fo:color="#98c379" style:font-name="Liberation Sans" fo:font-size="12pt" style:text-underline-style="none" fo:font-weight="normal" officeooo:rsid="00adc99d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24" style:family="text">
      <style:text-properties fo:color="#98c379" style:font-name="Liberation Sans" fo:font-size="12pt" style:text-underline-style="none" fo:font-weight="normal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25" style:family="text">
      <style:text-properties fo:color="#98c379" style:font-name="Liberation Sans" fo:font-size="12pt" style:text-underline-style="none" officeooo:rsid="00d99fd5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26" style:family="text">
      <style:text-properties fo:color="#98c379" style:font-name="Liberation Sans" fo:font-size="12pt" fo:font-style="normal" style:text-underline-style="none" fo:font-weight="normal" officeooo:rsid="007bc145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27" style:family="text">
      <style:text-properties fo:color="#98c379" style:font-name="Liberation Sans" fo:font-size="12pt" fo:font-style="normal" style:text-underline-style="none" fo:font-weight="normal" officeooo:rsid="007cb1da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28" style:family="text">
      <style:text-properties fo:color="#98c379" style:font-name="Liberation Sans" fo:font-weight="normal" fo:background-color="transparent" loext:char-shading-value="0" style:font-size-asian="12pt" style:font-size-complex="12pt"/>
    </style:style>
    <style:style style:name="T529" style:family="text">
      <style:text-properties fo:color="#98c379" style:font-name="Liberation Sans" fo:font-weight="normal" officeooo:rsid="003080eb" fo:background-color="transparent" loext:char-shading-value="0" style:font-size-asian="12pt" style:font-size-complex="12pt"/>
    </style:style>
    <style:style style:name="T530" style:family="text">
      <style:text-properties fo:color="#98c379" officeooo:rsid="007b275d"/>
    </style:style>
    <style:style style:name="T531" style:family="text">
      <style:text-properties fo:color="#98c379" officeooo:rsid="007b6c18"/>
    </style:style>
    <style:style style:name="T532" style:family="text">
      <style:text-properties fo:color="#98c379" officeooo:rsid="007bc145"/>
    </style:style>
    <style:style style:name="T533" style:family="text">
      <style:text-properties fo:color="#98c379" style:font-name="Droid Sans Fallback" fo:font-size="10.5pt" fo:font-style="normal" style:text-underline-style="none" fo:font-weight="normal" officeooo:rsid="007bc145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534" style:family="text">
      <style:text-properties fo:color="#98c379" style:font-name="Droid Sans Fallback" fo:font-size="10.5pt" fo:font-style="normal" style:text-underline-style="none" fo:font-weight="normal" officeooo:rsid="007cb1da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535" style:family="text">
      <style:text-properties fo:color="#98c379" style:font-name="Droid Sans Fallback" fo:font-size="10.5pt" fo:font-style="normal" style:text-underline-style="none" fo:font-weight="normal" officeooo:rsid="00805cdb" fo:background-color="transparent" loext:char-shading-value="0" style:font-name-asian="Liberation Serif1" style:font-size-asian="10.5pt" style:font-style-asian="normal" style:font-weight-asian="normal" style:font-name-complex="Liberation Serif1" style:font-size-complex="10.5pt" style:font-style-complex="normal" style:font-weight-complex="normal"/>
    </style:style>
    <style:style style:name="T536" style:family="text">
      <style:text-properties fo:color="#98c379" style:font-name="Droid Sans Fallback" fo:font-size="10.5pt" fo:font-weight="normal" fo:background-color="transparent" loext:char-shading-value="0" style:font-size-asian="10.5pt" style:font-size-complex="10.5pt"/>
    </style:style>
    <style:style style:name="T537" style:family="text">
      <style:text-properties fo:color="#98c379" style:font-name="Droid Sans Fallback" fo:font-size="10.5pt" fo:font-weight="normal" officeooo:rsid="007cb1da" fo:background-color="transparent" loext:char-shading-value="0" style:font-size-asian="10.5pt" style:font-size-complex="10.5pt"/>
    </style:style>
    <style:style style:name="T538" style:family="text">
      <style:text-properties fo:color="#98c379" style:font-name="Droid Sans Fallback" fo:font-size="10.5pt" fo:font-weight="normal" officeooo:rsid="007e67d9" fo:background-color="transparent" loext:char-shading-value="0" style:font-size-asian="10.5pt" style:font-size-complex="10.5pt"/>
    </style:style>
    <style:style style:name="T539" style:family="text">
      <style:text-properties fo:color="#98c379" style:font-name="Droid Sans Fallback" fo:font-size="10.5pt" fo:font-weight="normal" officeooo:rsid="00805cdb" fo:background-color="transparent" loext:char-shading-value="0" style:font-size-asian="10.5pt" style:font-size-complex="10.5pt"/>
    </style:style>
    <style:style style:name="T540" style:family="text">
      <style:text-properties fo:color="#98c379" style:font-name="Droid Sans Fallback" fo:font-size="10.5pt" style:text-underline-style="none" fo:font-weight="normal" officeooo:rsid="001183e9" fo:background-color="transparent" loext:char-shading-value="0" style:font-name-asian="Liberation Serif1" style:font-size-asian="10.5pt" style:font-weight-asian="normal" style:font-name-complex="Liberation Serif1" style:font-size-complex="10.5pt" style:font-weight-complex="normal"/>
    </style:style>
    <style:style style:name="T541" style:family="text">
      <style:text-properties fo:color="#98c379" style:font-name="Droid Sans Fallback" fo:font-size="10.5pt" style:text-underline-style="none" fo:font-weight="normal" officeooo:rsid="00aa93a4" fo:background-color="transparent" loext:char-shading-value="0" style:font-name-asian="Liberation Serif1" style:font-size-asian="10.5pt" style:font-weight-asian="normal" style:font-name-complex="Liberation Serif1" style:font-size-complex="10.5pt" style:font-weight-complex="normal"/>
    </style:style>
    <style:style style:name="T542" style:family="text">
      <style:text-properties fo:color="#98c379" officeooo:rsid="00805cdb"/>
    </style:style>
    <style:style style:name="T543" style:family="text">
      <style:text-properties fo:color="#98c379" officeooo:rsid="0087e902"/>
    </style:style>
    <style:style style:name="T544" style:family="text">
      <style:text-properties fo:color="#98c379" officeooo:rsid="008e79c3"/>
    </style:style>
    <style:style style:name="T545" style:family="text">
      <style:text-properties fo:color="#98c379" officeooo:rsid="009056c9"/>
    </style:style>
    <style:style style:name="T546" style:family="text">
      <style:text-properties fo:color="#98c379" officeooo:rsid="009c097b"/>
    </style:style>
    <style:style style:name="T547" style:family="text">
      <style:text-properties fo:color="#98c379" officeooo:rsid="00c1654a"/>
    </style:style>
    <style:style style:name="T548" style:family="text">
      <style:text-properties fo:color="#98c379" officeooo:rsid="00c44c6f"/>
    </style:style>
    <style:style style:name="T549" style:family="text">
      <style:text-properties fo:color="#98c379" style:font-name="Liberation Sans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50" style:family="text">
      <style:text-properties fo:color="#98c379" style:font-name="Liberation Sans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51" style:family="text">
      <style:text-properties fo:color="#98c379" fo:font-size="12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52" style:family="text">
      <style:text-properties fo:color="#98c379" fo:font-size="12pt" style:text-underline-style="none" fo:font-weight="normal" officeooo:rsid="00db32f3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53" style:family="text">
      <style:text-properties fo:color="#000080" style:font-name="Liberation Sans" fo:font-size="12pt" fo:language="zxx" fo:country="none" style:text-underline-style="solid" style:text-underline-width="auto" style:text-underline-color="font-color" fo:font-weight="normal" officeooo:rsid="002baf07" style:font-name-asian="Liberation Serif1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T554" style:family="text">
      <style:text-properties fo:color="#000080" fo:language="zxx" fo:country="none" style:text-underline-style="solid" style:text-underline-width="auto" style:text-underline-color="font-color" fo:background-color="transparent" loext:char-shading-value="0" style:font-name-asian="Liberation Serif1" style:language-asian="zxx" style:country-asian="none" style:font-name-complex="Liberation Serif1" style:language-complex="zxx" style:country-complex="none"/>
    </style:style>
    <style:style style:name="T555" style:family="text">
      <style:text-properties fo:color="#000080" fo:language="zxx" fo:country="none" style:text-underline-style="solid" style:text-underline-width="auto" style:text-underline-color="font-color" officeooo:rsid="003080eb" fo:background-color="transparent" loext:char-shading-value="0" style:font-name-asian="Liberation Serif1" style:language-asian="zxx" style:country-asian="none" style:font-name-complex="Liberation Serif1" style:language-complex="zxx" style:country-complex="none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style:font-size-asian="12pt" style:font-size-complex="12pt"/>
    </style:style>
    <style:style style:name="T558" style:family="text">
      <style:text-properties officeooo:rsid="0033c3b1"/>
    </style:style>
    <style:style style:name="T559" style:family="text">
      <style:text-properties fo:color="#d19a66"/>
    </style:style>
    <style:style style:name="T560" style:family="text">
      <style:text-properties fo:color="#d19a66" style:text-underline-style="none" officeooo:rsid="00376b4b" style:font-name-asian="Liberation Serif1" style:font-size-asian="12pt" style:font-weight-asian="normal" style:font-name-complex="Liberation Serif1" style:font-size-complex="12pt" style:font-weight-complex="normal"/>
    </style:style>
    <style:style style:name="T561" style:family="text">
      <style:text-properties fo:color="#d19a66" style:font-name="Droid Sans Mono" fo:font-size="10.5pt" fo:font-weight="normal" fo:background-color="transparent" loext:char-shading-value="0"/>
    </style:style>
    <style:style style:name="T562" style:family="text">
      <style:text-properties fo:color="#d19a66" style:font-name="Droid Sans Mono" fo:font-size="10.5pt" style:text-underline-style="none" fo:font-weight="normal" officeooo:rsid="001183e9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63" style:family="text">
      <style:text-properties fo:color="#d19a66" style:font-name="Droid Sans Mono" officeooo:rsid="00805cdb"/>
    </style:style>
    <style:style style:name="T564" style:family="text">
      <style:text-properties fo:color="#d19a66" style:font-name="Droid Sans Fallback" fo:font-size="10.5pt" fo:font-weight="normal" fo:background-color="transparent" loext:char-shading-value="0" style:font-size-asian="10.5pt" style:font-size-complex="10.5pt"/>
    </style:style>
    <style:style style:name="T565" style:family="text">
      <style:text-properties fo:color="#d19a66" style:font-name="Liberation Sans" fo:font-size="12pt" style:text-underline-style="none" fo:font-weight="normal" officeooo:rsid="00ac9c0c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66" style:family="text">
      <style:text-properties fo:color="#d19a66" officeooo:rsid="00cd2a84"/>
    </style:style>
    <style:style style:name="T567" style:family="text">
      <style:text-properties fo:color="#7f848e" fo:font-style="italic"/>
    </style:style>
    <style:style style:name="T568" style:family="text">
      <style:text-properties fo:color="#7f848e" fo:font-style="italic" style:text-underline-style="none" officeooo:rsid="00376b4b" style:font-name-asian="Liberation Serif1" style:font-size-asian="12pt" style:font-weight-asian="normal" style:font-name-complex="Liberation Serif1" style:font-size-complex="12pt" style:font-weight-complex="normal"/>
    </style:style>
    <style:style style:name="T569" style:family="text">
      <style:text-properties fo:color="#7f848e" fo:font-style="italic" style:text-underline-style="none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570" style:family="text">
      <style:text-properties fo:color="#7f848e" fo:font-style="italic" style:text-underline-style="none" officeooo:rsid="0062787f" style:font-name-asian="Liberation Serif1" style:font-size-asian="12pt" style:font-weight-asian="normal" style:font-name-complex="Liberation Serif1" style:font-size-complex="12pt" style:font-weight-complex="normal"/>
    </style:style>
    <style:style style:name="T571" style:family="text">
      <style:text-properties fo:color="#7f848e" fo:font-style="italic" officeooo:rsid="004954fb"/>
    </style:style>
    <style:style style:name="T572" style:family="text">
      <style:text-properties fo:color="#7f848e" fo:font-style="italic" officeooo:rsid="00496a8a"/>
    </style:style>
    <style:style style:name="T573" style:family="text">
      <style:text-properties fo:color="#7f848e" fo:font-style="italic" officeooo:rsid="0052b649"/>
    </style:style>
    <style:style style:name="T574" style:family="text">
      <style:text-properties fo:color="#7f848e" fo:font-style="italic" officeooo:rsid="007b6c18"/>
    </style:style>
    <style:style style:name="T575" style:family="text">
      <style:text-properties fo:color="#7f848e" fo:font-style="italic" style:font-style-asian="italic" style:font-style-complex="italic"/>
    </style:style>
    <style:style style:name="T576" style:family="text">
      <style:text-properties fo:color="#7f848e" fo:font-style="italic" officeooo:rsid="007b6c18" style:font-style-asian="italic" style:font-style-complex="italic"/>
    </style:style>
    <style:style style:name="T577" style:family="text">
      <style:text-properties fo:color="#7f848e" fo:font-style="italic" officeooo:rsid="009056c9" style:font-style-asian="italic" style:font-style-complex="italic"/>
    </style:style>
    <style:style style:name="T578" style:family="text">
      <style:text-properties fo:color="#7f848e" fo:font-style="italic" officeooo:rsid="008ac753"/>
    </style:style>
    <style:style style:name="T579" style:family="text">
      <style:text-properties fo:color="#7f848e" fo:font-style="italic" officeooo:rsid="009056c9"/>
    </style:style>
    <style:style style:name="T580" style:family="text">
      <style:text-properties fo:color="#7f848e" fo:font-style="italic" officeooo:rsid="00a05bf3"/>
    </style:style>
    <style:style style:name="T581" style:family="text">
      <style:text-properties fo:color="#7f848e" fo:font-style="italic" officeooo:rsid="00a548d4"/>
    </style:style>
    <style:style style:name="T582" style:family="text">
      <style:text-properties fo:color="#7f848e" fo:font-style="italic" officeooo:rsid="00c18c95"/>
    </style:style>
    <style:style style:name="T583" style:family="text">
      <style:text-properties fo:color="#7f848e" style:font-name="Droid Sans Mono" fo:font-size="10.5pt" fo:font-style="italic" fo:font-weight="normal" fo:background-color="transparent" loext:char-shading-value="0"/>
    </style:style>
    <style:style style:name="T584" style:family="text">
      <style:text-properties fo:color="#7f848e" style:font-name="Droid Sans Mono" fo:font-size="10.5pt" fo:font-style="italic" fo:font-weight="normal" officeooo:rsid="00387eb9" fo:background-color="transparent" loext:char-shading-value="0"/>
    </style:style>
    <style:style style:name="T585" style:family="text">
      <style:text-properties fo:color="#7f848e" style:font-name="Droid Sans Mono" fo:font-size="10.5pt" fo:font-style="italic" fo:font-weight="normal" fo:background-color="transparent" loext:char-shading-value="0" style:font-size-asian="10.5pt" style:font-size-complex="10.5pt"/>
    </style:style>
    <style:style style:name="T586" style:family="text">
      <style:text-properties fo:color="#7f848e" style:font-name="Droid Sans Mono" fo:font-size="10.5pt" fo:font-style="italic" fo:font-weight="normal" officeooo:rsid="0044bb60" fo:background-color="transparent" loext:char-shading-value="0" style:font-size-asian="10.5pt" style:font-size-complex="10.5pt"/>
    </style:style>
    <style:style style:name="T587" style:family="text">
      <style:text-properties fo:color="#7f848e" style:font-name="Droid Sans Mono" fo:font-size="10.5pt" fo:font-style="italic" fo:font-weight="normal" fo:background-color="transparent" loext:char-shading-value="0" style:font-style-asian="normal" style:font-style-complex="normal"/>
    </style:style>
    <style:style style:name="T588" style:family="text">
      <style:text-properties fo:color="#7f848e" style:font-name="Droid Sans Mono" fo:font-size="10.5pt" fo:font-style="italic" fo:font-weight="normal" officeooo:rsid="009056c9" fo:background-color="transparent" loext:char-shading-value="0"/>
    </style:style>
    <style:style style:name="T589" style:family="text">
      <style:text-properties fo:color="#7f848e" style:font-name="Droid Sans Mono" fo:font-size="10.5pt" fo:font-style="italic" fo:font-weight="normal" officeooo:rsid="00c18c95" fo:background-color="transparent" loext:char-shading-value="0"/>
    </style:style>
    <style:style style:name="T590" style:family="text">
      <style:text-properties fo:color="#7f848e" style:font-name="Droid Sans Mono" fo:font-size="10.5pt" fo:font-style="italic" style:text-underline-style="none" fo:font-weight="normal" officeooo:rsid="004954fb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91" style:family="text">
      <style:text-properties fo:color="#7f848e" style:font-name="Droid Sans Mono" fo:font-size="10.5pt" fo:font-style="italic" style:text-underline-style="none" fo:font-weight="normal" officeooo:rsid="005014a6" fo:background-color="transparent" loext:char-shading-value="0" style:font-name-asian="Liberation Serif1" style:font-size-asian="12pt" style:font-weight-asian="normal" style:font-name-complex="Liberation Serif1" style:font-size-complex="12pt" style:font-weight-complex="normal"/>
    </style:style>
    <style:style style:name="T592" style:family="text">
      <style:text-properties fo:color="#7f848e" style:font-name="Droid Sans Mono" fo:font-size="10.5pt" fo:font-style="normal" fo:font-weight="normal" fo:background-color="transparent" loext:char-shading-value="0" style:font-style-asian="normal" style:font-style-complex="normal"/>
    </style:style>
    <style:style style:name="T593" style:family="text">
      <style:text-properties fo:color="#7f848e" style:font-name="Droid Sans Mono" fo:font-style="normal" style:font-style-asian="normal" style:font-style-complex="normal"/>
    </style:style>
    <style:style style:name="T594" style:family="text">
      <style:text-properties fo:color="#7f848e" style:font-name="Droid Sans Fallback" fo:font-size="10.5pt" fo:font-style="italic" style:text-underline-style="none" fo:font-weight="normal" officeooo:rsid="009c097b" fo:background-color="transparent" loext:char-shading-value="0" style:font-name-asian="Liberation Serif1" style:font-size-asian="10.5pt" style:font-weight-asian="normal" style:font-name-complex="Liberation Serif1" style:font-size-complex="10.5pt" style:font-weight-complex="normal"/>
    </style:style>
    <style:style style:name="T595" style:family="text">
      <style:text-properties officeooo:rsid="0042e56e"/>
    </style:style>
    <style:style style:name="T596" style:family="text">
      <style:text-properties officeooo:rsid="001183e9"/>
    </style:style>
    <style:style style:name="T597" style:family="text">
      <style:text-properties officeooo:rsid="00442cd3"/>
    </style:style>
    <style:style style:name="T598" style:family="text">
      <style:text-properties officeooo:rsid="00443ecb"/>
    </style:style>
    <style:style style:name="T599" style:family="text">
      <style:text-properties officeooo:rsid="0044bb60"/>
    </style:style>
    <style:style style:name="T600" style:family="text">
      <style:text-properties officeooo:rsid="004954fb"/>
    </style:style>
    <style:style style:name="T601" style:family="text">
      <style:text-properties officeooo:rsid="00496a8a"/>
    </style:style>
    <style:style style:name="T602" style:family="text">
      <style:text-properties officeooo:rsid="0049dcff"/>
    </style:style>
    <style:style style:name="T603" style:family="text">
      <style:text-properties officeooo:rsid="004b1247"/>
    </style:style>
    <style:style style:name="T604" style:family="text">
      <style:text-properties officeooo:rsid="004d4d2c"/>
    </style:style>
    <style:style style:name="T605" style:family="text">
      <style:text-properties officeooo:rsid="004e234e"/>
    </style:style>
    <style:style style:name="T606" style:family="text">
      <style:text-properties officeooo:rsid="00513316"/>
    </style:style>
    <style:style style:name="T607" style:family="text">
      <style:text-properties officeooo:rsid="0057f746"/>
    </style:style>
    <style:style style:name="T608" style:family="text">
      <style:text-properties officeooo:rsid="0058ef9c"/>
    </style:style>
    <style:style style:name="T609" style:family="text">
      <style:text-properties officeooo:rsid="005c4a1d"/>
    </style:style>
    <style:style style:name="T610" style:family="text">
      <style:text-properties officeooo:rsid="005d82cb"/>
    </style:style>
    <style:style style:name="T611" style:family="text">
      <style:text-properties officeooo:rsid="0061ca86"/>
    </style:style>
    <style:style style:name="T612" style:family="text">
      <style:text-properties officeooo:rsid="00660bc9"/>
    </style:style>
    <style:style style:name="T613" style:family="text">
      <style:text-properties officeooo:rsid="00695655"/>
    </style:style>
    <style:style style:name="T614" style:family="text">
      <style:text-properties officeooo:rsid="006dcb64"/>
    </style:style>
    <style:style style:name="T615" style:family="text">
      <style:text-properties fo:font-style="normal" style:text-underline-style="none" officeooo:rsid="006dcb6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7" style:family="text">
      <style:text-properties officeooo:rsid="006f7675"/>
    </style:style>
    <style:style style:name="T618" style:family="text">
      <style:text-properties officeooo:rsid="006f7c2c"/>
    </style:style>
    <style:style style:name="T619" style:family="text">
      <style:text-properties officeooo:rsid="00722288"/>
    </style:style>
    <style:style style:name="T620" style:family="text">
      <style:text-properties officeooo:rsid="00765300"/>
    </style:style>
    <style:style style:name="T621" style:family="text">
      <style:text-properties officeooo:rsid="007b275d"/>
    </style:style>
    <style:style style:name="T622" style:family="text">
      <style:text-properties officeooo:rsid="007b6c18"/>
    </style:style>
    <style:style style:name="T623" style:family="text">
      <style:text-properties style:font-name="Droid Sans Mono"/>
    </style:style>
    <style:style style:name="T624" style:family="text">
      <style:text-properties style:font-name="Droid Sans Mono" fo:font-style="normal" style:font-style-asian="normal" style:font-style-complex="normal"/>
    </style:style>
    <style:style style:name="T625" style:family="text">
      <style:text-properties style:font-name="Droid Sans Mono" fo:font-style="normal" style:font-size-asian="10.5pt" style:font-style-asian="normal" style:font-size-complex="10.5pt" style:font-style-complex="normal"/>
    </style:style>
    <style:style style:name="T626" style:family="text">
      <style:text-properties style:font-size-asian="10.5pt" style:font-size-complex="10.5pt"/>
    </style:style>
    <style:style style:name="T627" style:family="text">
      <style:text-properties officeooo:rsid="0084daed"/>
    </style:style>
    <style:style style:name="T628" style:family="text">
      <style:text-properties officeooo:rsid="00871c32"/>
    </style:style>
    <style:style style:name="T629" style:family="text">
      <style:text-properties officeooo:rsid="001541f6"/>
    </style:style>
    <style:style style:name="T630" style:family="text">
      <style:text-properties officeooo:rsid="0087e902"/>
    </style:style>
    <style:style style:name="T631" style:family="text">
      <style:text-properties officeooo:rsid="008a9731"/>
    </style:style>
    <style:style style:name="T632" style:family="text">
      <style:text-properties officeooo:rsid="0090ab38"/>
    </style:style>
    <style:style style:name="T633" style:family="text">
      <style:text-properties officeooo:rsid="009225d0"/>
    </style:style>
    <style:style style:name="T634" style:family="text">
      <style:text-properties style:text-line-through-style="none" style:text-line-through-type="none" fo:font-size="15pt" fo:font-weight="bold" style:font-size-asian="15pt" style:font-weight-asian="bold" style:font-size-complex="15pt" style:font-weight-complex="bold"/>
    </style:style>
    <style:style style:name="T635" style:family="text">
      <style:text-properties fo:font-size="15pt" style:font-size-asian="15pt" style:font-size-complex="15pt"/>
    </style:style>
    <style:style style:name="T63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637" style:family="text">
      <style:text-properties fo:font-size="15pt" style:text-underline-style="none" fo:font-weight="bold" officeooo:rsid="001183e9" style:font-name-asian="Liberation Serif1" style:font-size-asian="15pt" style:font-weight-asian="bold" style:font-name-complex="Liberation Serif1" style:font-size-complex="15pt" style:font-weight-complex="bold"/>
    </style:style>
    <style:style style:name="T638" style:family="text">
      <style:text-properties fo:font-size="15pt" fo:font-weight="bold" officeooo:rsid="00260964" style:font-name-asian="Liberation Serif1" style:font-size-asian="15pt" style:font-weight-asian="bold" style:font-name-complex="Liberation Serif1" style:font-size-complex="15pt" style:font-weight-complex="bold"/>
    </style:style>
    <style:style style:name="T639" style:family="text">
      <style:text-properties fo:font-size="15pt" fo:font-weight="bold" style:font-size-asian="15pt" style:font-weight-asian="bold" style:font-size-complex="15pt" style:font-weight-complex="bold"/>
    </style:style>
    <style:style style:name="T640" style:family="text">
      <style:text-properties officeooo:rsid="009c097b"/>
    </style:style>
    <style:style style:name="T641" style:family="text">
      <style:text-properties officeooo:rsid="009e5f3c"/>
    </style:style>
    <style:style style:name="T642" style:family="text">
      <style:text-properties officeooo:rsid="009f8ee7"/>
    </style:style>
    <style:style style:name="T643" style:family="text">
      <style:text-properties officeooo:rsid="00a05bf3"/>
    </style:style>
    <style:style style:name="T644" style:family="text">
      <style:text-properties officeooo:rsid="00a20929"/>
    </style:style>
    <style:style style:name="T645" style:family="text">
      <style:text-properties officeooo:rsid="00a2fbdb"/>
    </style:style>
    <style:style style:name="T646" style:family="text">
      <style:text-properties officeooo:rsid="00a548d4"/>
    </style:style>
    <style:style style:name="T647" style:family="text">
      <style:text-properties officeooo:rsid="00a72823"/>
    </style:style>
    <style:style style:name="T648" style:family="text">
      <style:text-properties officeooo:rsid="00a918dd"/>
    </style:style>
    <style:style style:name="T649" style:family="text">
      <style:text-properties officeooo:rsid="00aa93a4"/>
    </style:style>
    <style:style style:name="T650" style:family="text">
      <style:text-properties officeooo:rsid="00ac4c7d"/>
    </style:style>
    <style:style style:name="T651" style:family="text">
      <style:text-properties officeooo:rsid="00b0bb8d"/>
    </style:style>
    <style:style style:name="T652" style:family="text">
      <style:text-properties officeooo:rsid="00b0ce7a"/>
    </style:style>
    <style:style style:name="T653" style:family="text">
      <style:text-properties officeooo:rsid="00299ac4"/>
    </style:style>
    <style:style style:name="T654" style:family="text">
      <style:text-properties officeooo:rsid="00bf9ad5"/>
    </style:style>
    <style:style style:name="T655" style:family="text">
      <style:text-properties officeooo:rsid="00c5f80c"/>
    </style:style>
    <style:style style:name="T656" style:family="text">
      <style:text-properties officeooo:rsid="00c5f8d2"/>
    </style:style>
    <style:style style:name="T657" style:family="text">
      <style:text-properties officeooo:rsid="00c9d251"/>
    </style:style>
    <style:style style:name="T658" style:family="text">
      <style:text-properties officeooo:rsid="00cc7fd6"/>
    </style:style>
    <style:style style:name="T659" style:family="text">
      <style:text-properties officeooo:rsid="00cd2a84"/>
    </style:style>
    <style:style style:name="T660" style:family="text">
      <style:text-properties style:font-name="Liberation Sans" fo:font-size="12pt" style:text-underline-style="none" fo:font-weight="normal" officeooo:rsid="001183e9" style:font-name-asian="Liberation Serif1" style:font-size-asian="12pt" style:font-weight-asian="normal" style:font-name-complex="Liberation Serif1" style:font-size-complex="12pt" style:font-weight-complex="normal"/>
    </style:style>
    <style:style style:name="T661" style:family="text">
      <style:text-properties style:font-name="Liberation Sans" fo:font-size="12pt" style:text-underline-style="none" fo:font-weight="normal" officeooo:rsid="00d29533" style:font-name-asian="Liberation Serif1" style:font-size-asian="12pt" style:font-weight-asian="normal" style:font-name-complex="Liberation Serif1" style:font-size-complex="12pt" style:font-weight-complex="normal"/>
    </style:style>
    <style:style style:name="T662" style:family="text">
      <style:text-properties style:font-name="Liberation Sans" style:text-underline-style="none" officeooo:rsid="00d6fdc5" style:font-name-asian="Liberation Serif1" style:font-size-asian="12pt" style:font-weight-asian="normal" style:font-name-complex="Liberation Serif1" style:font-size-complex="12pt" style:font-weight-complex="normal"/>
    </style:style>
    <style:style style:name="T663" style:family="text">
      <style:text-properties style:font-name="Liberation Sans" style:text-underline-style="none" officeooo:rsid="00d7b53e" style:font-name-asian="Liberation Serif1" style:font-size-asian="12pt" style:font-weight-asian="normal" style:font-name-complex="Liberation Serif1" style:font-size-complex="12pt" style:font-weight-complex="normal"/>
    </style:style>
    <style:style style:name="T664" style:family="text">
      <style:text-properties style:font-name="Liberation Sans" style:text-underline-style="none" officeooo:rsid="00d97e83" style:font-name-asian="Liberation Serif1" style:font-size-asian="12pt" style:font-weight-asian="normal" style:font-name-complex="Liberation Serif1" style:font-size-complex="12pt" style:font-weight-complex="normal"/>
    </style:style>
    <style:style style:name="T665" style:family="text">
      <style:text-properties officeooo:rsid="00d60c3b"/>
    </style:style>
    <style:style style:name="T666" style:family="text">
      <style:text-properties officeooo:rsid="00d6a726"/>
    </style:style>
    <style:style style:name="T667" style:family="text">
      <style:text-properties officeooo:rsid="00d6fdc5"/>
    </style:style>
    <style:style style:name="T668" style:family="text">
      <style:text-properties officeooo:rsid="00d99fd5"/>
    </style:style>
    <style:style style:name="T669" style:family="text">
      <style:text-properties officeooo:rsid="00db32f3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CodeIgniter 4</text:p>
      <text:p text:style-name="P1"><text:a xlink:type="simple" xlink:href="https://www.youtube.com/playlist?list=PLYogo31AXFBNi757lPJGD98d6pFq8bDnd" text:style-name="Internet_20_link" text:visited-style-name="Visited_20_Internet_20_Link"><text:span text:style-name="T40">CodeIgniter 4 From Scratch</text:span></text:a></text:p>
      <text:p text:style-name="P5"/>
      <text:p text:style-name="P2"><text:a xlink:type="simple" xlink:href="https://www.youtube.com/watch?v=h_wBwi4u2pI&amp;list=PLYogo31AXFBNi757lPJGD98d6pFq8bDnd&amp;index=1" text:style-name="Internet_20_link" text:visited-style-name="Visited_20_Internet_20_Link"><text:span text:style-name="T636">#1 - Introduction</text:span></text:a></text:p>
      <text:p text:style-name="P113"/>
      <text:p text:style-name="P2"><text:a xlink:type="simple" xlink:href="https://www.youtube.com/watch?v=0VczFSu78uI&amp;list=PLYogo31AXFBNi757lPJGD98d6pFq8bDnd&amp;index=2" text:style-name="Internet_20_link" text:visited-style-name="Visited_20_Internet_20_Link"><text:span text:style-name="T636">#2 - Local Environment Setup | XAMPP Installation | Composer</text:span></text:a></text:p>
      <text:p text:style-name="P101"><text:a xlink:type="simple" xlink:href="https://codeigniter.com/user_guide/installation/index.html" text:style-name="Internet_20_link" text:visited-style-name="Visited_20_Internet_20_Link">https://codeigniter.com/user_guide/installation/index.html</text:a><text:span text:style-name="T1"> </text:span></text:p>
      <text:p text:style-name="P5"/>
      <text:p text:style-name="P8"><text:span text:style-name="T26">● </text:span>Yeni bir CodeIgniter projesi oluşturmak için komut satırına;</text:p>
      <text:p text:style-name="P281"><text:span text:style-name="T2">composer create-project codeigniter4/appstarter proje</text:span><text:span text:style-name="T4">adi</text:span></text:p>
      <text:p text:style-name="P278"/>
      <text:p text:style-name="P282"><text:span text:style-name="T6">● </text:span><text:span text:style-name="T4">U</text:span><text:span text:style-name="T3">ygulama </text:span><text:span text:style-name="T130">/</text:span><text:span text:style-name="T131">p</text:span><text:span text:style-name="T130">ublic</text:span><text:span text:style-name="T3"> </text:span><text:span text:style-name="T7">klasöründe</text:span><text:span text:style-name="T3"> içinden başlıyor.</text:span></text:p>
      <text:p text:style-name="P278"/>
      <text:p text:style-name="P283"><text:span text:style-name="T6">● </text:span><text:span text:style-name="T8">l</text:span><text:span text:style-name="T3">ocalhost’u projenin ana sayfası yapmak için;</text:span></text:p>
      <text:p text:style-name="P279">XAMMP &gt; Manage Servers &gt; Apache Web Server &gt; Configure &gt; Open Conf File</text:p>
      <text:p text:style-name="P284"><text:span text:style-name="T3">Açılan httpd.conf dosyasında </text:span><text:span text:style-name="T4">DocumentRoot </text:span><text:span text:style-name="T3">kısmındaki adresleri projenin adresine aya</text:span><text:span text:style-name="T5">r</text:span><text:span text:style-name="T3">lamamız yeterli;</text:span></text:p>
      <text:p text:style-name="P278">DocumentRoot "/opt/lampp/htdocs"</text:p>
      <text:p text:style-name="P278">&lt;Directory "/opt/lampp/htdocs"&gt;</text:p>
      <text:p text:style-name="P278"/>
      <text:p text:style-name="P3"><text:span text:style-name="T6">● /public </text:span><text:span text:style-name="T7">klasörü</text:span><text:span text:style-name="T6"> localhost üzerinden açılmıyorsa .htaccess dosyasını iptal et. Hataları gider...</text:span></text:p>
      <text:p text:style-name="P3"><text:span text:style-name="T6">* </text:span><text:span text:style-name="T9">apache hata log’larına bak! moderewrite ile ilgili bir sıkıntı var </text:span><text:span text:style-name="T10">(Invalid command '&lt;IfModule')</text:span></text:p>
      <text:p text:style-name="P23"><text:tab/><text:span text:style-name="T603">veya</text:span></text:p>
      <text:p text:style-name="P14"><text:span text:style-name="T26">● </text:span><text:span text:style-name="T30">CodeIgniter’ın kendi php sunucusunu çalıştırmak için;</text:span></text:p>
      <text:p text:style-name="P18"><text:span text:style-name="T26">p</text:span><text:span text:style-name="T25">hp spark serve</text:span></text:p>
      <text:p text:style-name="P24"/>
      <text:p text:style-name="P111"><text:a xlink:type="simple" xlink:href="https://www.youtube.com/watch?v=MfAuStJNJAE&amp;list=PLYogo31AXFBNi757lPJGD98d6pFq8bDnd&amp;index=3" text:style-name="Internet_20_link" text:visited-style-name="Visited_20_Internet_20_Link"><text:span text:style-name="T636">#3 - Folder Structure Overview</text:span></text:a></text:p>
      <text:p text:style-name="P278"><text:a xlink:type="simple" xlink:href="https://codeigniter.com/user_guide/concepts/structure.html" text:style-name="Internet_20_link" text:visited-style-name="Visited_20_Internet_20_Link">https://codeigniter.com/user_guide/concepts/structure.html</text:a></text:p>
      <text:p text:style-name="P278"/>
      <text:p text:style-name="P21"><text:span text:style-name="T26">● /</text:span><text:span text:style-name="T27">public </text:span><text:span text:style-name="T28">klasöründe</text:span><text:span text:style-name="T27"> hiçbir değişiklik veya ekleme yapmayacağız. Yapacağımız tek ekleme asset dosyaları olacak.</text:span></text:p>
      <text:p text:style-name="P22"><text:span text:style-name="T27">R</text:span><text:span text:style-name="T25">esimler için </text:span><text:span text:style-name="T117">/public/assets/images</text:span><text:span text:style-name="T25"> klasörünü oluşturacağız.</text:span></text:p>
      <text:p text:style-name="P62"/>
      <text:p text:style-name="P169"><text:span text:style-name="T43">● </text:span><text:span text:style-name="T44">Projeye başlamadan önce </text:span><text:span text:style-name="T110">env</text:span><text:span text:style-name="T44"> dosyasını </text:span><text:span text:style-name="T105">.env</text:span><text:span text:style-name="T44"> olarak kopyalamalıyız. Bu bizim proje ayarları dosyamın olacak.</text:span></text:p>
      <text:p text:style-name="P170"><text:span text:style-name="T43">● </text:span><text:span text:style-name="T44">G</text:span><text:span text:style-name="T45">üvenlik nedeniyle Codegniter’da hata mesajları gösterilmiyor. Geliştirme yaparken hataları görebilmek için .env dosyasındaki </text:span></text:p>
      <text:p text:style-name="P91"># CI_ENVIRONMENT = production </text:p>
      <text:p text:style-name="P63">satırını </text:p>
      <text:p text:style-name="P91">CI_ENVIRONMENT = development </text:p>
      <text:p text:style-name="P65">olarak değiştiriyoruz. </text:p>
      <text:p text:style-name="P67">Ayrıca <text:span text:style-name="T603">base URL’imizi ayarlıyoruz </text:span><text:span text:style-name="T628">(Spark server için </text:span><text:span text:style-name="T629">'http://localhost:</text:span><text:span text:style-name="T628">8080</text:span><text:span text:style-name="T629">/'</text:span><text:span text:style-name="T628"> )</text:span>;</text:p>
      <text:p text:style-name="P64">app.baseURL = 'http://localhost/'</text:p>
      <text:p text:style-name="P280"><text:span text:style-name="T26">● </text:span>Veritabanı ayarları için DATABASE bölümüne bakacağız. Default; kullanılan veritabanı. Tests; unit test veritabanı.</text:p>
      <text:p text:style-name="P280"/>
      <text:p text:style-name="P171"><text:span text:style-name="T43">● </text:span><text:span text:style-name="T106">/</text:span><text:span text:style-name="T107">writable</text:span><text:span text:style-name="T46"> klasöründe CodeIgniter’</text:span><text:span text:style-name="T50">a</text:span><text:span text:style-name="T46"> </text:span><text:span text:style-name="T50">ait </text:span><text:span text:style-name="T46">dep</text:span><text:span text:style-name="T50">o</text:span><text:span text:style-name="T46">lanan cache, cookie gibi veriler yer alıyor. Bu klasörle çok işimiz olmayacak. </text:span></text:p>
      <text:p text:style-name="P66"/>
      <text:p text:style-name="P9"><text:span text:style-name="T26">● </text:span><text:span text:style-name="T25">/tests ile de çok işimiz olmayacak.</text:span></text:p>
      <text:p text:style-name="P66"/>
      <text:p text:style-name="P9"><text:span text:style-name="T143">● </text:span><text:span text:style-name="T117">/vendor</text:span><text:span text:style-name="T25"> klasöründe composer ile yüklenen bilşenler yer alıyor. </text:span><text:span text:style-name="T29">Buradaki dosya ve kalsörleri değiştirmeyeceğiz.</text:span></text:p>
      <text:p text:style-name="P66"/>
      <text:p text:style-name="P10"><text:soft-page-break/><text:span text:style-name="T26">● </text:span><text:span text:style-name="T121">/</text:span><text:span text:style-name="T122">app</text:span><text:span text:style-name="T29"> klasörü içinde çalışacağız.</text:span></text:p>
      <text:p text:style-name="P68"/>
      <text:p text:style-name="P11"><text:span text:style-name="T26">● </text:span><text:span text:style-name="T118">/</text:span><text:span text:style-name="T119">app</text:span><text:span text:style-name="T122">/</text:span><text:span text:style-name="T123">C</text:span><text:span text:style-name="T122">onfig</text:span><text:span text:style-name="T119"> </text:span><text:span text:style-name="T144">içindeki dosyalarla, kullanılan kütüphanlerin ayarlarını yapabiliriz.</text:span></text:p>
      <text:p text:style-name="P172"><text:span text:style-name="T108">Migrations</text:span><text:span text:style-name="T151">, </text:span><text:span text:style-name="T108">Validation</text:span><text:span text:style-name="T151">, </text:span><text:span text:style-name="T108">Routes </text:span><text:span text:style-name="T152">gibi.</text:span></text:p>
      <text:p text:style-name="P25"/>
      <text:p text:style-name="P12"><text:span text:style-name="T26">● </text:span><text:span text:style-name="T118">/</text:span><text:span text:style-name="T119">app/</text:span><text:span text:style-name="T120">C</text:span><text:span text:style-name="T119">onfig</text:span><text:span text:style-name="T122">/Routes.</text:span><text:span text:style-name="T124">php</text:span><text:span text:style-name="T119"> </text:span><text:span text:style-name="T145">dosyasından default controller ve controller için default methodu ayarlayabiliriz.</text:span></text:p>
      <text:p text:style-name="P25"/>
      <text:p text:style-name="P173"><text:span text:style-name="T43">● </text:span><text:span text:style-name="T47">Yeni bir validation kuralı oluşturduğumzda</text:span><text:span text:style-name="T43"> </text:span><text:span text:style-name="T106">/</text:span><text:span text:style-name="T108">app/</text:span><text:span text:style-name="T109">C</text:span><text:span text:style-name="T108">onfig</text:span><text:span text:style-name="T111">/Validation.</text:span><text:span text:style-name="T112">php</text:span><text:span text:style-name="T108"> </text:span><text:span text:style-name="T153">dosyasında</text:span><text:span text:style-name="T154"> </text:span><text:span text:style-name="T153">bunu tanımlamalıyız.</text:span></text:p>
      <text:h text:style-name="P277" text:outline-level="1"><text:a xlink:type="simple" xlink:href="https://www.youtube.com/watch?v=G800hZV4QwM&amp;list=PLYogo31AXFBNi757lPJGD98d6pFq8bDnd&amp;index=4" text:style-name="Internet_20_link" text:visited-style-name="Visited_20_Internet_20_Link"><text:span text:style-name="T98">#4 - Controllers</text:span></text:a></text:h>
      <text:p text:style-name="P178"><text:a xlink:type="simple" xlink:href="https://codeigniter.com/user_guide/incoming/controllers.html" text:style-name="Internet_20_link" text:visited-style-name="Visited_20_Internet_20_Link"><text:span text:style-name="T43">https://codeigniter.com/user_guide/incoming/controllers.html</text:span></text:a></text:p>
      <text:p text:style-name="P50"/>
      <text:p text:style-name="P176"><text:span text:style-name="T43">● </text:span><text:span text:style-name="T106">/</text:span><text:span text:style-name="T108">app</text:span><text:span text:style-name="T111">/</text:span><text:span text:style-name="T113">Controllers</text:span><text:span text:style-name="T155"> </text:span><text:span text:style-name="T156">klasörü i</text:span><text:span text:style-name="T155">çinde controller dosyalarımız var.</text:span></text:p>
      <text:p text:style-name="P149"/>
      <text:p text:style-name="P174"><text:span text:style-name="T154">● </text:span><text:span text:style-name="T157">N</text:span><text:span text:style-name="T155">e zaman bir controller çağırılsa </text:span><text:span text:style-name="T229">index</text:span><text:span text:style-name="T283">()</text:span><text:span text:style-name="T158"> </text:span><text:span text:style-name="T155">metodu default olarak çalışır.</text:span></text:p>
      <text:p text:style-name="P151"/>
      <text:p text:style-name="P261"><text:span text:style-name="T26">● </text:span><text:span text:style-name="T31">View’a parametre aktarmak için </text:span><text:span text:style-name="T36">(</text:span><text:span text:style-name="T37">UR</text:span><text:span text:style-name="T36">L’den)</text:span><text:span text:style-name="T31"> ilgili controllerin metoduna parametre olarak vermeliyiz.</text:span></text:p>
      <text:p text:style-name="P262"><text:span text:style-name="T340">public</text:span><text:span text:style-name="T315"> </text:span><text:span text:style-name="T340">function</text:span><text:span text:style-name="T315"> </text:span><text:span text:style-name="T260">metod</text:span><text:span text:style-name="T315">(</text:span><text:span text:style-name="T361">$p</text:span><text:span text:style-name="T362">aram1</text:span><text:span text:style-name="T315">,</text:span><text:span text:style-name="T361"> $</text:span><text:span text:style-name="T362">param2</text:span><text:span text:style-name="T315">, ...) </text:span><text:span text:style-name="T320">{ ... }</text:span></text:p>
      <text:p text:style-name="P69"/>
      <text:p text:style-name="P15"><text:span text:style-name="T143">● </text:span><text:a xlink:type="simple" xlink:href="http://localhost:8080/controllerAdı/methodAdı/parametre1/parametre2" text:style-name="Internet_20_link" text:visited-style-name="Visited_20_Internet_20_Link">http://localhost:8080/</text:a><text:a xlink:type="simple" xlink:href="http://localhost:8080/controllerAdı/methodAdı/parametre1/parametre2" text:style-name="Internet_20_link" text:visited-style-name="Visited_20_Internet_20_Link"><text:span text:style-name="T146">controllerAdı</text:span></text:a><text:a xlink:type="simple" xlink:href="http://localhost:8080/controllerAdı/methodAdı/parametre1/parametre2" text:style-name="Internet_20_link" text:visited-style-name="Visited_20_Internet_20_Link"><text:span text:style-name="T143">/</text:span></text:a><text:a xlink:type="simple" xlink:href="http://localhost:8080/controllerAdı/methodAdı/parametre1/parametre2" text:style-name="Internet_20_link" text:visited-style-name="Visited_20_Internet_20_Link"><text:span text:style-name="T146">methodAdı/</text:span></text:a><text:a xlink:type="simple" xlink:href="http://localhost:8080/controllerAdı/methodAdı/parametre1/parametre2" text:style-name="Internet_20_link" text:visited-style-name="Visited_20_Internet_20_Link">parametre1/parametre</text:a><text:a xlink:type="simple" xlink:href="http://localhost:8080/controllerAdı/methodAdı/parametre1/parametre2" text:style-name="Internet_20_link" text:visited-style-name="Visited_20_Internet_20_Link">2</text:a><text:span text:style-name="T146"> </text:span><text:span text:style-name="T148">mantığıyla çalışıyor.</text:span></text:p>
      <text:p text:style-name="P150"/>
      <text:p text:style-name="P143"><text:span text:style-name="T411">●</text:span><text:span text:style-name="T409"> </text:span><text:span text:style-name="T71">Eğer </text:span><text:span text:style-name="T72">metoda</text:span><text:span text:style-name="T71"> url’den doğrudan erişilmesin istiyorsak metodu protected olarak tanımlamalıyız. </text:span><text:span text:style-name="T72">Örenğin bir login veya validation metodu gibi.</text:span></text:p>
      <text:p text:style-name="P69"/>
      <text:p text:style-name="P12"><text:span text:style-name="T410">●</text:span><text:span text:style-name="T26"> </text:span><text:span text:style-name="T32">Eğer /Controllers klasörü altında özel bir klasör yapısı/alt kategoriler oluşturmak istiyorsak </text:span><text:span text:style-name="T39">kalsörlerin adı büyük harfle başlamalı,</text:span><text:span text:style-name="T32"> alt klasörde yer alan dosyaların namespace’ini o k</text:span><text:span text:style-name="T38">la</text:span><text:span text:style-name="T32">söre uygun olarak değiştirmeli ve BaseController’ı kullanabilmek için use ile dahil etmeliyiz.</text:span></text:p>
      <text:p text:style-name="P257"><text:span text:style-name="T341">namespace</text:span><text:span text:style-name="T316"> </text:span><text:span text:style-name="T413">App\Controllers\</text:span><text:span text:style-name="T416">A</text:span><text:span text:style-name="T417">ltKlasorAdı</text:span><text:span text:style-name="T316">;</text:span></text:p>
      <text:p text:style-name="P191"><text:span text:style-name="T338">use</text:span> <text:span text:style-name="T412">App\Controllers\Base</text:span><text:span text:style-name="T427">C</text:span><text:span text:style-name="T412">ontroller</text:span>;</text:p>
      <text:p text:style-name="P16"><text:a xlink:type="simple" xlink:href="http://localhost:8080/controllerAdı/methodAdı/parametre1/parametre2" text:style-name="Internet_20_link" text:visited-style-name="Visited_20_Internet_20_Link"><text:span text:style-name="T190"/></text:a></text:p>
      <text:p text:style-name="P16"><text:a xlink:type="simple" xlink:href="http://localhost:8080/klasorAdı/controllerAdı/methodAdı/parametre1/parametre2" text:style-name="Internet_20_link" text:visited-style-name="Visited_20_Internet_20_Link"><text:span text:style-name="T143">http://localhost:8080/</text:span></text:a><text:a xlink:type="simple" xlink:href="http://localhost:8080/klasorAdı/controllerAdı/methodAdı/parametre1/parametre2" text:style-name="Internet_20_link" text:visited-style-name="Visited_20_Internet_20_Link"><text:span text:style-name="T149">klasorAdı/</text:span></text:a><text:a xlink:type="simple" xlink:href="http://localhost:8080/klasorAdı/controllerAdı/methodAdı/parametre1/parametre2" text:style-name="Internet_20_link" text:visited-style-name="Visited_20_Internet_20_Link"><text:span text:style-name="T146">controllerAdı</text:span></text:a><text:a xlink:type="simple" xlink:href="http://localhost:8080/klasorAdı/controllerAdı/methodAdı/parametre1/parametre2" text:style-name="Internet_20_link" text:visited-style-name="Visited_20_Internet_20_Link"><text:span text:style-name="T143">/</text:span></text:a><text:a xlink:type="simple" xlink:href="http://localhost:8080/klasorAdı/controllerAdı/methodAdı/parametre1/parametre2" text:style-name="Internet_20_link" text:visited-style-name="Visited_20_Internet_20_Link"><text:span text:style-name="T146">methodAdı/</text:span></text:a><text:a xlink:type="simple" xlink:href="http://localhost:8080/klasorAdı/controllerAdı/methodAdı/parametre1/parametre2" text:style-name="Internet_20_link" text:visited-style-name="Visited_20_Internet_20_Link"><text:span text:style-name="T147">parametre1/parametre2</text:span></text:a></text:p>
      <text:p text:style-name="P152"/>
      <text:p text:style-name="P16"><text:span text:style-name="T26">● </text:span><text:span text:style-name="T33">Bir controller’dan başka bir controller’a ait bir metodu çağırmak için o controller’ın nesnesini oluşturmalıyız. </text:span></text:p>
      <text:p text:style-name="P74">Başka bir kla<text:span text:style-name="T597">s</text:span>ördeki controller’ın metodunu kullanmak için önce o controller’ın namespace’ini <text:span text:style-name="T604">use ile</text:span> tanımlamalıyız. İsim çakışması olmasın diye as ile takma isim atayabiliriz.</text:p>
      <text:p text:style-name="P256"><text:span text:style-name="T342">use</text:span><text:span text:style-name="T317"> </text:span><text:span text:style-name="T414">App\Controllers\KlasorAdı\ControllerAdı</text:span><text:span text:style-name="T317"> </text:span><text:span text:style-name="T342">as</text:span><text:span text:style-name="T317"> </text:span><text:span text:style-name="T414">TakmaAd</text:span><text:span text:style-name="T317">;</text:span></text:p>
      <text:p text:style-name="P259"><text:span text:style-name="T321">// ... </text:span><text:span text:style-name="T322">Metod içine ...</text:span></text:p>
      <text:p text:style-name="P256"><text:span text:style-name="T363">$takmaAd</text:span><text:span text:style-name="T317"> </text:span><text:span text:style-name="T440">=</text:span><text:span text:style-name="T317"> </text:span><text:span text:style-name="T342">new</text:span><text:span text:style-name="T317"> </text:span><text:span text:style-name="T414">TakmaAd</text:span><text:span text:style-name="T317">();</text:span></text:p>
      <text:p text:style-name="P253"><text:span text:style-name="T365">$</text:span><text:span text:style-name="T363">takmaAd</text:span><text:span text:style-name="T320">-&gt;</text:span><text:span text:style-name="T264">metod</text:span><text:span text:style-name="T320">(</text:span><text:span text:style-name="T492">"</text:span><text:span text:style-name="T493">param1</text:span><text:span text:style-name="T492">"</text:span><text:span text:style-name="T320">, </text:span><text:span text:style-name="T492">"</text:span><text:span text:style-name="T493">param2</text:span><text:span text:style-name="T492">"</text:span><text:span text:style-name="T315">, ...</text:span><text:span text:style-name="T320">);</text:span></text:p>
      <text:h text:style-name="P273" text:outline-level="1"><text:a xlink:type="simple" xlink:href="https://www.youtube.com/watch?v=eDrgmdyZ2gE&amp;list=PLYogo31AXFBNi757lPJGD98d6pFq8bDnd&amp;index=5" text:style-name="Internet_20_link" text:visited-style-name="Visited_20_Internet_20_Link"><text:span text:style-name="T638">#5 - Routes</text:span></text:a></text:h>
      <text:p text:style-name="P17"><text:a xlink:type="simple" xlink:href="https://codeigniter.com/user_guide/incoming/routing.html" text:style-name="Internet_20_link" text:visited-style-name="Visited_20_Internet_20_Link"><text:span text:style-name="T26">https://codeigniter.com/user_guide/incoming/routing.html</text:span></text:a></text:p>
      <text:p text:style-name="P56"/>
      <text:p text:style-name="P90"><text:span text:style-name="T596">● </text:span>Default controller ve metod ataması için <text:span text:style-name="T140">Routes.</text:span><text:span text:style-name="T141">php</text:span><text:span text:style-name="T653"> dosyasında;</text:span></text:p>
      <text:p text:style-name="P142"><text:span text:style-name="T374">$routes</text:span><text:span text:style-name="T310">-&gt;</text:span><text:span text:style-name="T256">setDefaultController</text:span><text:span text:style-name="T310">(</text:span><text:span text:style-name="T481">'ControllerDosyası'</text:span><text:span text:style-name="T310">);</text:span></text:p>
      <text:p text:style-name="P242"><text:span text:style-name="T366">$routes</text:span><text:span text:style-name="T303">-&gt;</text:span><text:span text:style-name="T248">setDefaultMethod</text:span><text:span text:style-name="T303">(</text:span><text:span text:style-name="T450">'</text:span><text:span text:style-name="T460">metod</text:span><text:span text:style-name="T450">'</text:span><text:span text:style-name="T303">);</text:span></text:p>
      <text:p text:style-name="P90"/>
      <text:p text:style-name="P17"><text:span text:style-name="T26">● </text:span><text:span text:style-name="T34">Özel route ve url’ler yaratmak için </text:span><text:span text:style-name="T144">Routes.</text:span><text:span text:style-name="T145">php</text:span><text:span text:style-name="T150"> </text:span><text:span text:style-name="T34">dosyasında;</text:span></text:p>
      <text:p text:style-name="P255"><text:span text:style-name="T364">$routes</text:span><text:span text:style-name="T318">-&gt;</text:span><text:span text:style-name="T261">add</text:span><text:span text:style-name="T318">(</text:span><text:span text:style-name="T495">'</text:span><text:span text:style-name="T496">urlAdı</text:span><text:span text:style-name="T495">'</text:span><text:span text:style-name="T318">, </text:span><text:span text:style-name="T495">'</text:span><text:span text:style-name="T496">ControllerAdı</text:span><text:span text:style-name="T495">::</text:span><text:span text:style-name="T496">metod</text:span><text:span text:style-name="T495">'</text:span><text:span text:style-name="T318">);</text:span></text:p>
      <text:p text:style-name="P120"><text:span text:style-name="T54">A</text:span><text:span text:style-name="T55">rtık metoda </text:span><text:a xlink:type="simple" xlink:href="http://localhost:8080/pro" text:style-name="Internet_20_link" text:visited-style-name="Visited_20_Internet_20_Link"><text:span text:style-name="T94">http://localhost:8080/</text:span></text:a><text:span text:style-name="T553">urlAdı</text:span><text:span text:style-name="T55"> ile erişebiliriz.</text:span></text:p>
      <text:p text:style-name="P75"/>
      <text:p text:style-name="P177"><text:soft-page-break/><text:span text:style-name="T43">● </text:span><text:span text:style-name="T42">Eğer parametre kabul etsin istiyorsak/</text:span><text:span text:style-name="T51">kabul ediyorsa</text:span><text:span text:style-name="T42"> her parametre için;</text:span></text:p>
      <text:p text:style-name="P254"><text:span text:style-name="T364">$routes</text:span><text:span text:style-name="T318">-&gt;</text:span><text:span text:style-name="T261">add</text:span><text:span text:style-name="T318">(</text:span><text:span text:style-name="T495">'</text:span><text:span text:style-name="T496">urlAdı/</text:span><text:span text:style-name="T497">(:</text:span><text:span text:style-name="T498">any</text:span><text:span text:style-name="T497">)/(:</text:span><text:span text:style-name="T498">any</text:span><text:span text:style-name="T497">)</text:span><text:span text:style-name="T495">'</text:span><text:span text:style-name="T318">, </text:span><text:span text:style-name="T495">'</text:span><text:span text:style-name="T496">ControllerAdı</text:span><text:span text:style-name="T495">::</text:span><text:span text:style-name="T496">metod/</text:span><text:span text:style-name="T497">$1/$2</text:span><text:span text:style-name="T495">'</text:span><text:span text:style-name="T318">);</text:span></text:p>
      <text:p text:style-name="P19"><text:a xlink:type="simple" xlink:href="http://localhost:8080/urlAdı/param1/param2" text:style-name="Internet_20_link" text:visited-style-name="Visited_20_Internet_20_Link"><text:span text:style-name="T184">http://localhost:8080/</text:span></text:a><text:a xlink:type="simple" xlink:href="http://localhost:8080/urlAdı/param1/param2" text:style-name="Internet_20_link" text:visited-style-name="Visited_20_Internet_20_Link"><text:span text:style-name="T554">urlAdı</text:span></text:a><text:a xlink:type="simple" xlink:href="http://localhost:8080/urlAdı/param1/param2" text:style-name="Internet_20_link" text:visited-style-name="Visited_20_Internet_20_Link"><text:span text:style-name="T187">/</text:span></text:a><text:a xlink:type="simple" xlink:href="http://localhost:8080/urlAdı/param1/param2" text:style-name="Internet_20_link" text:visited-style-name="Visited_20_Internet_20_Link"><text:span text:style-name="T188">param1/param2</text:span></text:a></text:p>
      <text:p text:style-name="P26"/>
      <text:p text:style-name="P13"><text:span text:style-name="T26">● </text:span><text:span text:style-name="T35">Anonymous fonksiyonlar ile de url tanımlayabiliriz;</text:span></text:p>
      <text:p text:style-name="P213"><text:span text:style-name="T360">$routes</text:span><text:span text:style-name="T35">-&gt;</text:span><text:span text:style-name="T246">add</text:span><text:span text:style-name="T35">(</text:span><text:span text:style-name="T502">'</text:span><text:span text:style-name="T501">urlAdı</text:span><text:span text:style-name="T502">'</text:span><text:span text:style-name="T35">, </text:span><text:span text:style-name="T339">function</text:span><text:span text:style-name="T35">() {</text:span></text:p>
      <text:p text:style-name="P190"><text:span text:style-name="T338"><text:tab/></text:span><text:span text:style-name="T221">// ...</text:span></text:p>
      <text:p text:style-name="P191">});</text:p>
      <text:p text:style-name="P76"/>
      <text:p text:style-name="P175"><text:span text:style-name="T43">● </text:span><text:span text:style-name="T48">Url grupları oluşturabiliriz. İlk bölümüne göre tanımlı olurlar. </text:span><text:span text:style-name="T230">group</text:span><text:span text:style-name="T285">()</text:span><text:span text:style-name="T49"> metodunda tanımlanan isimle başlayan url’ler bu kuralla işlenir.</text:span></text:p>
      <text:p text:style-name="P110"><text:span text:style-name="T529">Klasör</text:span><text:span text:style-name="T528">\</text:span><text:span text:style-name="T529">Dosya </text:span><text:span text:style-name="T95">yol</text:span><text:span text:style-name="T96">u </text:span><text:span text:style-name="T245">setDefaultNamespace</text:span><text:span text:style-name="T301">(</text:span><text:span text:style-name="T529">'App\Controllers'</text:span><text:span text:style-name="T301">)</text:span><text:span text:style-name="T97"> ’</text:span><text:span text:style-name="T95">a gör</text:span><text:span text:style-name="T557">e belirlenir.</text:span></text:p>
      <text:p text:style-name="P260"><text:span text:style-name="T387">$routes</text:span><text:span text:style-name="T323">-&gt;</text:span><text:span text:style-name="T267">group</text:span><text:span text:style-name="T323">(</text:span><text:span text:style-name="T511">'1.url'</text:span><text:span text:style-name="T323">, </text:span><text:span text:style-name="T354">function</text:span><text:span text:style-name="T323">(</text:span><text:span text:style-name="T387">$routes</text:span><text:span text:style-name="T323">) {</text:span></text:p>
      <text:p text:style-name="P252"><text:span text:style-name="T365"><text:tab/>$routes</text:span><text:span text:style-name="T320">-&gt;</text:span><text:span text:style-name="T263">add</text:span><text:span text:style-name="T320">(</text:span><text:span text:style-name="T492">'</text:span><text:span text:style-name="T494">2.url</text:span><text:span text:style-name="T492">'</text:span><text:span text:style-name="T320">, </text:span><text:span text:style-name="T492">'</text:span><text:span text:style-name="T494">Klasör</text:span><text:span text:style-name="T492">\</text:span><text:span text:style-name="T494">Dosya</text:span><text:span text:style-name="T492">::</text:span><text:span text:style-name="T494">metod</text:span><text:span text:style-name="T492">'</text:span><text:span text:style-name="T320">); </text:span></text:p>
      <text:p text:style-name="P252"><text:span text:style-name="T365"><text:tab/>$routes</text:span><text:span text:style-name="T320">-&gt;</text:span><text:span text:style-name="T263">add</text:span><text:span text:style-name="T320">(</text:span><text:span text:style-name="T492">'</text:span><text:span text:style-name="T494">2.url</text:span><text:span text:style-name="T492">'</text:span><text:span text:style-name="T320">, </text:span><text:span text:style-name="T492">'</text:span><text:span text:style-name="T494">Klasör</text:span><text:span text:style-name="T492">\</text:span><text:span text:style-name="T494">Dosya</text:span><text:span text:style-name="T492">::</text:span><text:span text:style-name="T494">metod</text:span><text:span text:style-name="T492">'</text:span><text:span text:style-name="T320">); </text:span></text:p>
      <text:p text:style-name="P189"><text:span text:style-name="T359"><text:tab/>$routes</text:span>-&gt;<text:span text:style-name="T227">add</text:span>(<text:span text:style-name="T448">'</text:span><text:span text:style-name="T503">2.url</text:span><text:span text:style-name="T448">/(:any)/(:any)'</text:span>, <text:span text:style-name="T448">'</text:span><text:span text:style-name="T503">Klasör</text:span><text:span text:style-name="T448">\</text:span><text:span text:style-name="T503">Dosya</text:span><text:span text:style-name="T448">::</text:span><text:span text:style-name="T503">metod</text:span><text:span text:style-name="T448">/$1/$2'</text:span>); </text:p>
      <text:p text:style-name="P191">});</text:p>
      <text:p text:style-name="P20"><text:a xlink:type="simple" xlink:href="http://localhost:8080/1.url/2.url/varsaParam1/varsaParam2" text:style-name="Internet_20_link" text:visited-style-name="Visited_20_Internet_20_Link"><text:span text:style-name="T185">http://localhost:8080/</text:span></text:a><text:a xlink:type="simple" xlink:href="http://localhost:8080/1.url/2.url/varsaParam1/varsaParam2" text:style-name="Internet_20_link" text:visited-style-name="Visited_20_Internet_20_Link"><text:span text:style-name="T555">1.url</text:span></text:a><text:a xlink:type="simple" xlink:href="http://localhost:8080/1.url/2.url/varsaParam1/varsaParam2" text:style-name="Internet_20_link" text:visited-style-name="Visited_20_Internet_20_Link"><text:span text:style-name="T189">/2.url</text:span></text:a><text:a xlink:type="simple" xlink:href="http://localhost:8080/1.url/2.url/varsaParam1/varsaParam2" text:style-name="Internet_20_link" text:visited-style-name="Visited_20_Internet_20_Link"><text:span text:style-name="T188">/</text:span></text:a><text:a xlink:type="simple" xlink:href="http://localhost:8080/1.url/2.url/varsaParam1/varsaParam2" text:style-name="Internet_20_link" text:visited-style-name="Visited_20_Internet_20_Link"><text:span text:style-name="T189">varsaP</text:span></text:a><text:a xlink:type="simple" xlink:href="http://localhost:8080/1.url/2.url/varsaParam1/varsaParam2" text:style-name="Internet_20_link" text:visited-style-name="Visited_20_Internet_20_Link"><text:span text:style-name="T188">aram</text:span></text:a><text:a xlink:type="simple" xlink:href="http://localhost:8080/1.url/2.url/varsaParam1/varsaParam2" text:style-name="Internet_20_link" text:visited-style-name="Visited_20_Internet_20_Link"><text:span text:style-name="T189">1</text:span></text:a><text:a xlink:type="simple" xlink:href="http://localhost:8080/1.url/2.url/varsaParam1/varsaParam2" text:style-name="Internet_20_link" text:visited-style-name="Visited_20_Internet_20_Link"><text:span text:style-name="T188">/</text:span></text:a><text:a xlink:type="simple" xlink:href="http://localhost:8080/1.url/2.url/varsaParam1/varsaParam2" text:style-name="Internet_20_link" text:visited-style-name="Visited_20_Internet_20_Link"><text:span text:style-name="T189">varsaP</text:span></text:a><text:a xlink:type="simple" xlink:href="http://localhost:8080/1.url/2.url/varsaParam1/varsaParam2" text:style-name="Internet_20_link" text:visited-style-name="Visited_20_Internet_20_Link"><text:span text:style-name="T188">aram2</text:span></text:a></text:p>
      <text:p text:style-name="P163"/>
      <text:p text:style-name="P118"><text:span text:style-name="T53">● </text:span><text:span text:style-name="T56">Route oluşturabilmenin başka bir önemli özelliği de </text:span><text:span text:style-name="T57">yapılan </text:span><text:span text:style-name="T56">HTTP request’ine (POST, GET veya PUT, PATCH vs) göre özel route tanımlayabilmektir.</text:span></text:p>
      <text:p text:style-name="P71"/>
      <text:p text:style-name="P32"><text:span text:style-name="T558">● </text:span><text:span text:style-name="T270">get</text:span><text:span text:style-name="T328">(</text:span><text:span text:style-name="T329">)</text:span><text:span text:style-name="T558"> will work only for GET requests. But if you will submit a form with POST method on that same url, </text:span><text:span text:style-name="T270">get</text:span><text:span text:style-name="T328">(</text:span><text:span text:style-name="T329">)</text:span><text:span text:style-name="T558"> route will not be triggered.</text:span></text:p>
      <text:p text:style-name="P72"/>
      <text:p text:style-name="P102">Örnek: </text:p>
      <text:p text:style-name="P92">blog_from.php formumuz;</text:p>
      <text:p text:style-name="P185"><text:span text:style-name="T12">&lt;</text:span><text:span text:style-name="T383">form</text:span><text:span text:style-name="T12"> </text:span><text:span text:style-name="T560">action</text:span><text:span text:style-name="T12">=</text:span><text:span text:style-name="T504">"/admin/blog/new"</text:span><text:span text:style-name="T12"> </text:span><text:span text:style-name="T560">method</text:span><text:span text:style-name="T12">=</text:span><text:span text:style-name="T504">"post"</text:span><text:span text:style-name="T12">&gt; </text:span><text:span text:style-name="T568">... </text:span>&lt;/<text:span text:style-name="T359">form</text:span>&gt;</text:p>
      <text:p text:style-name="P211"><text:span text:style-name="T567">// </text:span><text:span text:style-name="T573">action=”/varsaAltKlasör/dosya/metod”</text:span></text:p>
      <text:p text:style-name="P92">Admin altklasöründeki Blog.php controller’ımız;</text:p>
      <text:p text:style-name="P229">...</text:p>
      <text:p text:style-name="P114"><text:span text:style-name="T344">public</text:span><text:span text:style-name="T306"> </text:span><text:span text:style-name="T344">function</text:span><text:span text:style-name="T306"> </text:span><text:span text:style-name="T251">index</text:span><text:span text:style-name="T306">() </text:span><text:span text:style-name="T303">{ </text:span><text:span text:style-name="T583">// </text:span><text:span text:style-name="T584">List of blog posts... </text:span><text:span text:style-name="T303">}</text:span></text:p>
      <text:p text:style-name="P228"><text:span text:style-name="T346">public</text:span><text:span text:style-name="T302"> </text:span><text:span text:style-name="T346">function</text:span><text:span text:style-name="T302"> </text:span><text:span text:style-name="T247">createNew</text:span><text:span text:style-name="T302">() { </text:span><text:span text:style-name="T346">return</text:span><text:span text:style-name="T302"> </text:span><text:span text:style-name="T247">view</text:span><text:span text:style-name="T302">(</text:span><text:span text:style-name="T449">'blog_form'</text:span><text:span text:style-name="T302">); }</text:span></text:p>
      <text:p text:style-name="P179"><text:span text:style-name="T338">public</text:span> <text:span text:style-name="T338">function</text:span> <text:span text:style-name="T227">saveBlog</text:span>() { <text:span text:style-name="T567">// formun işlenmesi, validate'i </text:span>}</text:p>
      <text:p text:style-name="P92"/>
      <text:p text:style-name="P93">Routes.php’de tanımladığımız özel route’lar;</text:p>
      <text:p text:style-name="P230">...</text:p>
      <text:p text:style-name="P186"><text:span text:style-name="T384">$routes</text:span><text:span text:style-name="T13">-&gt;</text:span><text:span text:style-name="T265">group</text:span><text:span text:style-name="T13">(</text:span><text:span text:style-name="T505">'admin'</text:span><text:span text:style-name="T13">, </text:span><text:span text:style-name="T352">function</text:span><text:span text:style-name="T13">(</text:span><text:span text:style-name="T384">$routes</text:span><text:span text:style-name="T13">) {</text:span></text:p>
      <text:p text:style-name="P179"><text:span text:style-name="T359"><text:tab/>$routes</text:span>-&gt;<text:span text:style-name="T227">add</text:span>(<text:span text:style-name="T448">'blog'</text:span>, <text:span text:style-name="T448">'Admin\Blog::index'</text:span>); <text:span text:style-name="T567">// http://localhost:8080/admin/blog</text:span></text:p>
      <text:p text:style-name="P179"><text:span text:style-name="T359"><text:tab/>$routes</text:span>-&gt;<text:span text:style-name="T227">get</text:span>(<text:span text:style-name="T448">'blog/new'</text:span>, <text:span text:style-name="T448">'Admin\Blog::createNew'</text:span>);</text:p>
      <text:p text:style-name="P179"><text:span text:style-name="T359"><text:tab/>$routes</text:span>-&gt;<text:span text:style-name="T227">post</text:span>(<text:span text:style-name="T448">'blog/new'</text:span>, <text:span text:style-name="T448">'Admin\Blog::saveBlog'</text:span>);</text:p>
      <text:p text:style-name="P179">});</text:p>
      <text:p text:style-name="P70"/>
      <text:p text:style-name="P57"><text:span text:style-name="T558">● </text:span><text:span text:style-name="T654">Aynı zamanada get ve post metodlarını aynı route içinde kullanabiliriz;</text:span></text:p>
      <text:p text:style-name="P146"><text:span text:style-name="T371">$routes</text:span><text:span text:style-name="T307">-&gt;</text:span><text:span text:style-name="T252">match</text:span><text:span text:style-name="T307">([</text:span><text:span text:style-name="T466">'get'</text:span><text:span text:style-name="T307">, </text:span><text:span text:style-name="T466">'post'</text:span><text:span text:style-name="T307">], </text:span><text:span text:style-name="T466">'</text:span><text:span text:style-name="T484">url</text:span><text:span text:style-name="T466">'</text:span><text:span text:style-name="T307">, </text:span><text:span text:style-name="T466">'</text:span><text:span text:style-name="T484">Controller</text:span><text:span text:style-name="T466">::</text:span><text:span text:style-name="T484">method</text:span><text:span text:style-name="T466">'</text:span><text:span text:style-name="T307">);</text:span></text:p>
      <text:p text:style-name="P57"/>
      <text:p text:style-name="P70"><text:a xlink:type="simple" xlink:href="https://www.youtube.com/watch?v=Fo7yrnzMaG0&amp;list=PLYogo31AXFBNi757lPJGD98d6pFq8bDnd&amp;index=6" text:style-name="Internet_20_link" text:visited-style-name="Visited_20_Internet_20_Link"><text:span text:style-name="T639">#6 - Views | Basic Views | Part 1/3</text:span></text:a></text:p>
      <text:p text:style-name="P115"><text:a xlink:type="simple" xlink:href="https://codeigniter.com/user_guide/outgoing/views.html" text:style-name="Internet_20_link" text:visited-style-name="Visited_20_Internet_20_Link"><text:span text:style-name="T53">https://codeigniter.com/user_guide/outgoing/views.html</text:span></text:a></text:p>
      <text:p text:style-name="P51"/>
      <text:p text:style-name="P115"><text:span text:style-name="T53">● </text:span><text:span text:style-name="T59">View dosyaları </text:span><text:span text:style-name="T114">app</text:span><text:span text:style-name="T116">/Views</text:span><text:span text:style-name="T59"> içinde bulunur.</text:span><text:span text:style-name="T53"> </text:span></text:p>
      <text:p text:style-name="P73"/>
      <text:p text:style-name="P116"><text:span text:style-name="T53">● </text:span><text:span text:style-name="T233">view</text:span><text:span text:style-name="T289">(</text:span><text:span text:style-name="T517">'</text:span><text:span text:style-name="T518">varsaAltKlasör/</text:span><text:span text:style-name="T519">viewDosyası</text:span><text:span text:style-name="T517">'</text:span><text:span text:style-name="T288">,</text:span><text:span text:style-name="T232"> </text:span><text:span text:style-name="T391">$</text:span><text:span text:style-name="T392">varsaParam</text:span><text:span text:style-name="T289">)</text:span><text:span text:style-name="T307"> </text:span><text:span text:style-name="T59">metoduyla</text:span><text:span text:style-name="T58"> </text:span><text:span text:style-name="T59">view render’larız.</text:span></text:p>
      <text:p text:style-name="P27"/>
      <text:p text:style-name="P96"><text:span text:style-name="T14">● </text:span><text:span text:style-name="T15">View’a veri geçirmek için </text:span><text:span text:style-name="T231">view</text:span><text:span text:style-name="T286">(</text:span><text:span text:style-name="T287">)</text:span><text:span text:style-name="T284"> </text:span><text:span text:style-name="T15">metoduna parametre olarak vermeliyiz. </text:span><text:span text:style-name="T16">İlişkisel d</text:span><text:span text:style-name="T15">izi olarak verlien parametre, ilgili view dosyasından </text:span><text:span text:style-name="T350">&lt;?=</text:span><text:span text:style-name="T312"> </text:span><text:span text:style-name="T350">?&gt;</text:span><text:span text:style-name="T15"> etiketi </text:span><text:span text:style-name="T17">(echo)</text:span><text:span text:style-name="T15"> içinde indeks adıyla çağırılır.</text:span></text:p>
      <text:p text:style-name="P27"/>
      <text:p text:style-name="P27"><text:soft-page-break/><text:a xlink:type="simple" xlink:href="https://www.youtube.com/watch?v=JxN5UGmidIE&amp;list=PLYogo31AXFBNi757lPJGD98d6pFq8bDnd&amp;index=7" text:style-name="Internet_20_link" text:visited-style-name="Visited_20_Internet_20_Link"><text:span text:style-name="T639">#7 - Views | View Cells | Part 2/3</text:span></text:a></text:p>
      <text:p text:style-name="P30"><text:a xlink:type="simple" xlink:href="https://codeigniter.com/user_guide/outgoing/view_cells.html" text:style-name="Internet_20_link" text:visited-style-name="Visited_20_Internet_20_Link">https://codeigniter.com/user_guide/outgoing/view_cells.html</text:a></text:p>
      <text:p text:style-name="P30"/>
      <text:p text:style-name="P30">● <text:span text:style-name="T595">Daha temiz bir görünüm için view’ları component’ler şeklinde oluşturabiliriz ve </text:span><text:span text:style-name="T243">view_cell</text:span><text:span text:style-name="T296">(</text:span><text:span text:style-name="T297">)</text:span><text:span text:style-name="T595"> metodunu kullanarak görüntüleyebiliriz. Böylece oluşturduğumuz bir component’i başka bir yerde de </text:span><text:span text:style-name="T243">view_cell</text:span><text:span text:style-name="T296">(</text:span><text:span text:style-name="T297">)</text:span><text:span text:style-name="T595"> matodunu çağırarak kullanabiliriz.</text:span></text:p>
      <text:p text:style-name="P28"/>
      <text:p text:style-name="P117"><text:span text:style-name="T53">● </text:span><text:span text:style-name="T60">Öncelikle </text:span><text:span text:style-name="T115">View/components</text:span><text:span text:style-name="T60"> klasörünü oluştururuz </text:span><text:span text:style-name="T61">ve components </text:span><text:span text:style-name="T62">altında </text:span><text:span text:style-name="T61">component</text:span><text:span text:style-name="T62"> view dosyamızı oluşturuz. </text:span><text:span text:style-name="T63">Varsa yardımcı sınıftaki metoddan gelen verileri kullanabiliriz.</text:span></text:p>
      <text:p text:style-name="P27">● <text:span text:style-name="T598">Daha sonra </text:span><text:span text:style-name="T134">App</text:span><text:span text:style-name="T126">/Libraries</text:span><text:span text:style-name="T598"> klasörü altında yardımcı sınıfımızı oluştururuz;</text:span></text:p>
      <text:p text:style-name="P258"><text:span text:style-name="T343">namespace</text:span><text:span text:style-name="T319"> </text:span><text:span text:style-name="T415">App\Libraries</text:span><text:span text:style-name="T319">;</text:span></text:p>
      <text:p text:style-name="P242"><text:span text:style-name="T348">class</text:span><text:span text:style-name="T304"> </text:span><text:span text:style-name="T420">YardımcıSınıf</text:span><text:span text:style-name="T419"> </text:span><text:span text:style-name="T304">{</text:span></text:p>
      <text:p text:style-name="P243"><text:span text:style-name="T348"><text:tab/>public</text:span><text:span text:style-name="T304"> </text:span><text:span text:style-name="T348">function</text:span><text:span text:style-name="T304"> </text:span><text:span text:style-name="T250">metodAdı</text:span><text:span text:style-name="T304">(</text:span><text:span text:style-name="T367">$params</text:span><text:span text:style-name="T304">) { </text:span><text:span text:style-name="T585">// </text:span><text:span text:style-name="T586">view’dan gelen param</text:span></text:p>
      <text:p text:style-name="P242"><text:span text:style-name="T348"><text:tab/><text:tab/>return</text:span><text:span text:style-name="T304"> </text:span><text:span text:style-name="T249">view</text:span><text:span text:style-name="T304">(</text:span><text:span text:style-name="T451">'components/</text:span><text:span text:style-name="T452">view_dosyası</text:span><text:span text:style-name="T451">'</text:span><text:span text:style-name="T304">,</text:span><text:span text:style-name="T249"> </text:span><text:span text:style-name="T367">$params</text:span><text:span text:style-name="T304">);</text:span></text:p>
      <text:p text:style-name="P188"><text:tab/>}</text:p>
      <text:p text:style-name="P188">}</text:p>
      <text:p text:style-name="P30">● <text:span text:style-name="T599">Asıl view dosyamızda (controller’da render’lanan) </text:span><text:span text:style-name="T244">view_cell</text:span><text:span text:style-name="T299">(</text:span><text:span text:style-name="T300">)</text:span><text:span text:style-name="T595"> </text:span><text:span text:style-name="T599">metoduyla component’ımızı çağırır ve kullanırız;</text:span></text:p>
      <text:p text:style-name="P119"><text:span text:style-name="T252">view_cell</text:span><text:span text:style-name="T307">(</text:span><text:span text:style-name="T466">'App\Libraries\</text:span><text:span text:style-name="T468">YardımcıSınıf</text:span><text:span text:style-name="T466">::</text:span><text:span text:style-name="T468">metodAdı</text:span><text:span text:style-name="T466">'</text:span><text:span text:style-name="T307">,</text:span><text:span text:style-name="T252"> </text:span><text:span text:style-name="T307">[</text:span><text:span text:style-name="T466">'</text:span><text:span text:style-name="T469">params</text:span><text:span text:style-name="T466">'</text:span><text:span text:style-name="T252"> </text:span><text:span text:style-name="T307">=&gt;</text:span><text:span text:style-name="T252"> </text:span><text:span text:style-name="T371">$</text:span><text:span text:style-name="T372">controllerdanGelenParam</text:span><text:span text:style-name="T307">]);</text:span></text:p>
      <text:p text:style-name="P29"/>
      <text:p text:style-name="P29"><text:a xlink:type="simple" xlink:href="https://www.youtube.com/watch?v=P0zTdy14SZQ&amp;list=PLYogo31AXFBNi757lPJGD98d6pFq8bDnd&amp;index=8" text:style-name="Internet_20_link" text:visited-style-name="Visited_20_Internet_20_Link"><text:span text:style-name="T634">#8 - Views | View Layouts | Part 3/3</text:span></text:a></text:p>
      <text:p text:style-name="P29"><text:a xlink:type="simple" xlink:href="https://codeigniter.com/user_guide/outgoing/view_layouts.html" text:style-name="Internet_20_link" text:visited-style-name="Visited_20_Internet_20_Link">https://codeigniter.com/user_guide/outgoing/view_layouts.html</text:a></text:p>
      <text:p text:style-name="P29"/>
      <text:p text:style-name="P29">● <text:span text:style-name="T600">View dosyalarımızda kolayca layout kullanabilmek için; </text:span><text:span text:style-name="T135">View/layouts</text:span><text:span text:style-name="T600"> klasörünü oluşturduk.</text:span></text:p>
      <text:p text:style-name="P77"><text:span text:style-name="T596">● </text:span>Layouts klasörü altında header, footer ve gerekli etiketlerden oluşan dosyamızı oluşturduk.</text:p>
      <text:p text:style-name="P77">Header ve footer arasındaki içerik kısmına;</text:p>
      <text:p text:style-name="P121"><text:span text:style-name="T424">$this</text:span><text:span text:style-name="T308">-&gt;</text:span><text:span text:style-name="T253">renderSection</text:span><text:span text:style-name="T308">(</text:span><text:span text:style-name="T470">'isim'</text:span><text:span text:style-name="T308">)</text:span></text:p>
      <text:p text:style-name="P231">// Daha sonra view dosyalarımızda aynı ismi kullanmamız koşuluyla verdiğimiz 'isim' <text:s/><text:span text:style-name="T605">f</text:span>arketmez.</text:p>
      <text:p text:style-name="P29">● <text:span text:style-name="T601">Daha sonra bu oluşturduğumuz layout’u kullanmak istediğimiz view’a;</text:span></text:p>
      <text:p text:style-name="P122"><text:span text:style-name="T425">$this</text:span><text:span text:style-name="T307">-&gt;</text:span><text:span text:style-name="T252">extend</text:span><text:span text:style-name="T307">(</text:span><text:span text:style-name="T466">'layouts/</text:span><text:span text:style-name="T471">layoutAdı</text:span><text:span text:style-name="T466">'</text:span><text:span text:style-name="T307">); </text:span><text:span text:style-name="T590">// </text:span><text:span text:style-name="T591">başa</text:span></text:p>
      <text:p text:style-name="P122"><text:span text:style-name="T425">$this</text:span><text:span text:style-name="T307">-&gt;</text:span><text:span text:style-name="T252">section</text:span><text:span text:style-name="T307">(</text:span><text:span text:style-name="T466">'</text:span><text:span text:style-name="T471">isim</text:span><text:span text:style-name="T466">'</text:span><text:span text:style-name="T307">); </text:span><text:span text:style-name="T590">// </text:span><text:span text:style-name="T591">başa</text:span></text:p>
      <text:p text:style-name="P196"><text:span text:style-name="T571">// ... </text:span><text:span text:style-name="T572">içerik ...</text:span></text:p>
      <text:p text:style-name="P122"><text:span text:style-name="T425">$this</text:span><text:span text:style-name="T307">-&gt;</text:span><text:span text:style-name="T252">endSection</text:span><text:span text:style-name="T307">(); </text:span><text:span text:style-name="T590">// </text:span><text:span text:style-name="T591">sona</text:span></text:p>
      <text:p text:style-name="P29"/>
      <text:p text:style-name="P29">● <text:span text:style-name="T602">View’lara ayrı bir view include etmek için;</text:span></text:p>
      <text:p text:style-name="P122"><text:span text:style-name="T425">$this</text:span><text:span text:style-name="T307">-&gt;</text:span><text:span text:style-name="T252">include</text:span><text:span text:style-name="T307">(</text:span><text:span text:style-name="T466">'</text:span><text:span text:style-name="T472">varsaAltKlasör</text:span><text:span text:style-name="T466">/</text:span><text:span text:style-name="T472">viewAdı</text:span><text:span text:style-name="T466">'</text:span><text:span text:style-name="T307">); </text:span><text:span text:style-name="T590">// </text:span><text:span text:style-name="T591">View klaösrüne göre</text:span></text:p>
      <text:h text:style-name="P274" text:outline-level="1"><text:a xlink:type="simple" xlink:href="https://www.youtube.com/watch?v=xO-vTpc-VJM&amp;list=PLYogo31AXFBNi757lPJGD98d6pFq8bDnd&amp;index=9" text:style-name="Internet_20_link" text:visited-style-name="Visited_20_Internet_20_Link"><text:span text:style-name="T639">#9 - Models</text:span></text:a></text:h>
      <text:p text:style-name="P35"><text:a xlink:type="simple" xlink:href="https://codeigniter.com/user_guide/incoming/controllers.html" text:style-name="Internet_20_link" text:visited-style-name="Visited_20_Internet_20_Link">https://codeigniter.com/user_guide/incoming/controllers.html</text:a> </text:p>
      <text:p text:style-name="P6">----------------------------------------------------------------------------------------------------------------------------------</text:p>
      <text:p text:style-name="P36">● CodeIgniter\Database\Exceptions\DatabaseException #8 - Unable to connect to the database.</text:p>
      <text:p text:style-name="P36"><text:span text:style-name="T607">Spark server’da veritabanı işlemlerini yapılabilmesi için </text:span><text:span text:style-name="T608">writable klasörünün modunu 777 yap </text:span></text:p>
      <text:p text:style-name="P79"><text:tab/>ve</text:p>
      <text:p text:style-name="P79">.env’deki database.default.hostname’i 127.0.0.1 yap.</text:p>
      <text:p text:style-name="P33">writable folder and child folders must be owned by web server process, in my Linux Centos is apache (production)</text:p>
      <text:p text:style-name="P34"><text:s text:c="4"/>chown -R apache /var/www/myproject/writable</text:p>
      <text:p text:style-name="P33"/>
      <text:p text:style-name="P33">Or allowing total control to everyone (development)</text:p>
      <text:p text:style-name="P34"><text:s text:c="4"/>chmod 777 -R /var/www/myproject/writable </text:p>
      <text:p text:style-name="P7">----------------------------------------------------------------------------------------------------------------------------------</text:p>
      <text:p text:style-name="P31">● <text:span text:style-name="T606">CodeIginter bize 2 tip model sunuyor. </text:span></text:p>
      <text:p text:style-name="P78"><text:span text:style-name="T556">1.</text:span>’si varsolan model sınıfını extend eden model. Bize pek çok yardımcı metod sunar.</text:p>
      <text:p text:style-name="P78"><text:span text:style-name="T556">2.</text:span>’si bağımsız modeller. Bunları ve içindeki metodları kendimiz yaratırız.</text:p>
      <text:p text:style-name="P78"/>
      <text:p text:style-name="P37"><text:soft-page-break/>● <text:span text:style-name="T609">Veritabanı</text:span><text:span text:style-name="T611">na veri eklemek </text:span><text:span text:style-name="T609">için;</text:span></text:p>
      <text:p text:style-name="P37"/>
      <text:p text:style-name="P83">Veritabanımızı oluşturduk.</text:p>
      <text:p text:style-name="P37"/>
      <text:p text:style-name="P37">.<text:span text:style-name="T610">env dosyasında DATABASE bölümünü ayarladık;</text:span></text:p>
      <text:p text:style-name="P38">database.default.hostname = 127.0.0.1 // <text:span text:style-name="T610">localhost için</text:span></text:p>
      <text:p text:style-name="P38">database.default.database = ci4 <text:tab/><text:tab/>// <text:span text:style-name="T610">db adı</text:span></text:p>
      <text:p text:style-name="P38">database.default.username = root</text:p>
      <text:p text:style-name="P38">database.default.password = </text:p>
      <text:p text:style-name="P38">database.default.DBDriver = MySQLi</text:p>
      <text:p text:style-name="P39"><text:a xlink:type="simple" xlink:href="https://codeigniter4.github.io/userguide/models/model.html" text:style-name="Internet_20_link" text:visited-style-name="Visited_20_Internet_20_Link"/></text:p>
      <text:p text:style-name="P58">● <text:a xlink:type="simple" xlink:href="https://codeigniter4.github.io/userguide/models/model.html" text:style-name="Internet_20_link" text:visited-style-name="Visited_20_Internet_20_Link">https://codeigniter4.github.io/userguide/models/model.html</text:a> <text:span text:style-name="T610">adresinden örnek Model’imizi kopyaladık. </text:span></text:p>
      <text:p text:style-name="P39">Bu model'in oluşturulmasıyla <text:span text:style-name="T610">birlikte</text:span> tüm CRUD metodlarına erişebiliriz.</text:p>
      <text:p text:style-name="P147"><text:span text:style-name="T75">Extend edilen </text:span><text:span text:style-name="T80">M</text:span><text:span text:style-name="T75">odel'in doğru çalışması </text:span><text:span text:style-name="T90">için </text:span><text:span text:style-name="T397">$table</text:span><text:span text:style-name="T90">, </text:span><text:span text:style-name="T397">$primaryKey</text:span><text:span text:style-name="T90"> ve </text:span><text:span text:style-name="T397">$allowedFields </text:span><text:span text:style-name="T77">protected</text:span><text:span text:style-name="T76"> a</text:span><text:span text:style-name="T75">lanları gereklidir.</text:span></text:p>
      <text:p text:style-name="P39"><text:span text:style-name="T398">$allowedFields</text:span>; sınıf dışından değiştirilebilecek alanlar. Örneğin bir kullanıcı formundan.</text:p>
      <text:p text:style-name="P98"><text:span text:style-name="T389">$useTimestamp</text:span><text:span text:style-name="T195">, </text:span><text:span text:style-name="T400">$createdField</text:span><text:span text:style-name="T196">, </text:span><text:span text:style-name="T389">$updatedField </text:span><text:span text:style-name="T159">alanları veritabanındaki ilgili alanları /kayıtları timestamplayabiliriz.</text:span></text:p>
      <text:p text:style-name="P37"/>
      <text:p text:style-name="P85">İlgili controller’a oluşturulan modeli dahil ettikten sonra;</text:p>
      <text:p text:style-name="P123"><text:span text:style-name="T345">use</text:span><text:span text:style-name="T307"> </text:span><text:span text:style-name="T425">App\Models\</text:span><text:span text:style-name="T426">ModelDosyası</text:span><text:span text:style-name="T307">;</text:span></text:p>
      <text:p text:style-name="P232">...</text:p>
      <text:p text:style-name="P123"><text:span text:style-name="T345">public</text:span><text:span text:style-name="T307"> </text:span><text:span text:style-name="T345">function</text:span><text:span text:style-name="T307"> </text:span><text:span text:style-name="T254">metod</text:span><text:span text:style-name="T307">() </text:span><text:span text:style-name="T303">{</text:span></text:p>
      <text:p text:style-name="P179"><text:span text:style-name="T338"><text:tab/>if</text:span>(<text:span text:style-name="T412">$this</text:span>-&gt;<text:span text:style-name="T359">request</text:span>-&gt;<text:span text:style-name="T227">getMethod</text:span>() <text:span text:style-name="T439">==</text:span> <text:span text:style-name="T448">'post'</text:span>) {</text:p>
      <text:p text:style-name="P180"><text:span text:style-name="T359"><text:tab/><text:tab/>$model</text:span> <text:span text:style-name="T439">=</text:span> <text:span text:style-name="T338">new</text:span> <text:span text:style-name="T428">ModelAdı</text:span>();</text:p>
      <text:p text:style-name="P179"><text:span text:style-name="T359"><text:tab/><text:tab/>$model</text:span>-&gt;<text:span text:style-name="T227">save</text:span>(<text:span text:style-name="T359">$_POST</text:span>);</text:p>
      <text:p text:style-name="P179"><text:tab/>}</text:p>
      <text:p text:style-name="P233">//...</text:p>
      <text:p text:style-name="P179">}</text:p>
      <text:p text:style-name="P40"/>
      <text:p text:style-name="P86">Forma;</text:p>
      <text:p text:style-name="P124"><text:span text:style-name="T303">&lt;</text:span><text:span text:style-name="T366">form</text:span><text:span text:style-name="T303"> </text:span><text:span text:style-name="T561">method</text:span><text:span text:style-name="T303">=</text:span><text:span text:style-name="T450">"post"</text:span><text:span text:style-name="T303"> </text:span><text:span text:style-name="T561">action</text:span><text:span text:style-name="T303">=</text:span><text:span text:style-name="T450">"/</text:span><text:span text:style-name="T453">dosya</text:span><text:span text:style-name="T450">/</text:span><text:span text:style-name="T453">metod</text:span><text:span text:style-name="T450">"</text:span><text:span text:style-name="T303">&gt; ... &lt;/</text:span><text:span text:style-name="T366">form</text:span><text:span text:style-name="T303">&gt;</text:span></text:p>
      <text:p text:style-name="P40"/>
      <text:p text:style-name="P125"><text:span text:style-name="T53">● </text:span><text:span text:style-name="T64">Veritaban</text:span><text:span text:style-name="T65">dan</text:span><text:span text:style-name="T66"> veri </text:span><text:span text:style-name="T65">çekmek</text:span><text:span text:style-name="T66"> </text:span><text:span text:style-name="T64">için </text:span><text:span text:style-name="T65">iligli controller’ın metoduna</text:span><text:span text:style-name="T64">;</text:span></text:p>
      <text:p text:style-name="P221"><text:span text:style-name="T353">public</text:span><text:span text:style-name="T23"> </text:span><text:span text:style-name="T353">function</text:span><text:span text:style-name="T23"> </text:span><text:span text:style-name="T262">metod</text:span><text:span text:style-name="T23">(</text:span><text:span text:style-name="T385">$id</text:span><text:span text:style-name="T23">) { </text:span><text:span text:style-name="T569">// </text:span><text:span text:style-name="T570">$id url’den geliyorsa</text:span></text:p>
      <text:p text:style-name="P193"><text:span text:style-name="T359"><text:tab/>$model</text:span> <text:span text:style-name="T439">=</text:span> <text:span text:style-name="T338">new</text:span> <text:span text:style-name="T432">ModelAdı</text:span>();</text:p>
      <text:p text:style-name="P242"><text:span text:style-name="T367"><text:tab/>$</text:span><text:span text:style-name="T368">obj</text:span><text:span text:style-name="T304"> </text:span><text:span text:style-name="T442">=</text:span><text:span text:style-name="T304"> </text:span><text:span text:style-name="T367">$model</text:span><text:span text:style-name="T304">-&gt;</text:span><text:span text:style-name="T249">find</text:span><text:span text:style-name="T304">(</text:span><text:span text:style-name="T367">$id</text:span><text:span text:style-name="T304">);</text:span></text:p>
      <text:p text:style-name="P192"><text:span text:style-name="T52"><text:tab/></text:span><text:span text:style-name="T569">// ... </text:span></text:p>
      <text:p text:style-name="P188">}</text:p>
      <text:p text:style-name="P84"/>
      <text:p text:style-name="P29">● <text:span text:style-name="T612">Veri silmek için;</text:span></text:p>
      <text:p text:style-name="P234">// ... </text:p>
      <text:p text:style-name="P214"><text:span text:style-name="T359">$model</text:span> <text:span text:style-name="T439">=</text:span> <text:span text:style-name="T338">new</text:span> <text:span text:style-name="T412">BlogModel</text:span>();</text:p>
      <text:p text:style-name="P242"><text:span text:style-name="T377">$</text:span><text:span text:style-name="T378">obj</text:span><text:span text:style-name="T313"> </text:span><text:span text:style-name="T443">=</text:span><text:span text:style-name="T313"> </text:span><text:span text:style-name="T377">$model</text:span><text:span text:style-name="T313">-&gt;</text:span><text:span text:style-name="T258">find</text:span><text:span text:style-name="T313">(</text:span><text:span text:style-name="T377">$id</text:span><text:span text:style-name="T313">);</text:span></text:p>
      <text:p text:style-name="P242"><text:span text:style-name="T351">if</text:span><text:span text:style-name="T313">(</text:span><text:span text:style-name="T377">$</text:span><text:span text:style-name="T378">obj</text:span><text:span text:style-name="T313">) {</text:span></text:p>
      <text:p text:style-name="P216"><text:span text:style-name="T359"><text:tab/>$model</text:span>-&gt;<text:span text:style-name="T227">delete</text:span>(<text:span text:style-name="T359">$id</text:span>);</text:p>
      <text:p text:style-name="P216">}</text:p>
      <text:p text:style-name="P242"><text:span text:style-name="T351">return</text:span><text:span text:style-name="T313"> </text:span><text:span text:style-name="T258">redirect</text:span><text:span text:style-name="T313">()-&gt;</text:span><text:span text:style-name="T258">to</text:span><text:span text:style-name="T313">(</text:span><text:span text:style-name="T488">'/</text:span><text:span text:style-name="T489">viewDosyası</text:span><text:span text:style-name="T488">'</text:span><text:span text:style-name="T313">);</text:span></text:p>
      <text:p text:style-name="P234"/>
      <text:p text:style-name="P29">● <text:span text:style-name="T613">Güncellemek için;</text:span></text:p>
      <text:p text:style-name="P235">// ... </text:p>
      <text:p text:style-name="P119"><text:span text:style-name="T371">$model</text:span><text:span text:style-name="T307"> </text:span><text:span text:style-name="T444">=</text:span><text:span text:style-name="T307"> </text:span><text:span text:style-name="T345">new</text:span><text:span text:style-name="T307"> </text:span><text:span text:style-name="T425">BlogModel</text:span><text:span text:style-name="T307">();</text:span></text:p>
      <text:p text:style-name="P179"><text:span text:style-name="T338">if</text:span>(<text:span text:style-name="T412">$this</text:span>-&gt;<text:span text:style-name="T359">request</text:span>-&gt;<text:span text:style-name="T227">getMethod</text:span>() <text:span text:style-name="T439">==</text:span> <text:span text:style-name="T448">'post'</text:span>) {</text:p>
      <text:p text:style-name="P236"><text:tab/>// save metoduyla update etmek için primary key de verilmelidir</text:p>
      <text:p text:style-name="P179"><text:soft-page-break/><text:span text:style-name="T359"><text:tab/>$_POST</text:span>[<text:span text:style-name="T448">'id'</text:span>] <text:span text:style-name="T439">=</text:span> <text:span text:style-name="T359">$id</text:span>;</text:p>
      <text:p text:style-name="P242"><text:span text:style-name="T366"><text:tab/>$model</text:span><text:span text:style-name="T303"> </text:span><text:span text:style-name="T441">=</text:span><text:span text:style-name="T303"> </text:span><text:span text:style-name="T347">new</text:span><text:span text:style-name="T303"> </text:span><text:span text:style-name="T421">ModelAdı</text:span><text:span text:style-name="T303">();</text:span></text:p>
      <text:p text:style-name="P179"><text:span text:style-name="T359"><text:tab/>$model</text:span>-&gt;<text:span text:style-name="T227">save</text:span>(<text:span text:style-name="T359">$_POST</text:span>);</text:p>
      <text:p text:style-name="P179">}</text:p>
      <text:p text:style-name="P29"/>
      <text:p text:style-name="P29">● <text:span text:style-name="T614">Model eventler ile, veritabında işlem yapmdana önce veya yaptıktan sonra olaylar tetikleyebiliriz.</text:span></text:p>
      <text:p text:style-name="P97"><text:span text:style-name="T18">Model event’ler</text:span><text:span text:style-name="T615">; </text:span><text:span text:style-name="T379">$beforeInsert</text:span><text:span text:style-name="T202">, </text:span><text:span text:style-name="T379">$</text:span><text:span text:style-name="T380">afterInsert</text:span><text:span text:style-name="T202">, </text:span><text:span text:style-name="T379">$beforeUpdate</text:span><text:span text:style-name="T202">, </text:span><text:span text:style-name="T379">$afterUpdate</text:span><text:span text:style-name="T202">, </text:span><text:span text:style-name="T379">$afterFind</text:span><text:span text:style-name="T202">, </text:span><text:span text:style-name="T379">$afterDelete</text:span></text:p>
      <text:p text:style-name="P80"/>
      <text:p text:style-name="P103">Örnek: Veritabanına kullanıcı şifresi eklemeden önce <text:span text:style-name="T617">hashlemek için</text:span>;</text:p>
      <text:p text:style-name="P80">İlgili model dosyasına; </text:p>
      <text:p text:style-name="P187"><text:span text:style-name="T338">protected</text:span> <text:span text:style-name="T359">$beforeInsert</text:span> <text:span text:style-name="T439">=</text:span> [<text:span text:style-name="T448">'hashPassword'</text:span>];</text:p>
      <text:p text:style-name="P187"/>
      <text:p text:style-name="P179"><text:span text:style-name="T338">public</text:span> <text:span text:style-name="T338">function</text:span> <text:span text:style-name="T227">hashPassword</text:span>(<text:span text:style-name="T412">array</text:span> <text:span text:style-name="T359">$data</text:span>) {</text:p>
      <text:p text:style-name="P181"><text:span text:style-name="T359"><text:tab/>$data</text:span>[<text:span text:style-name="T448">'data'</text:span>][<text:span text:style-name="T448">'password_alanı'</text:span>] <text:span text:style-name="T439">=</text:span> <text:span text:style-name="T439">password_hash</text:span>(</text:p>
      <text:p text:style-name="P181"><text:span text:style-name="T359"><text:tab/><text:tab/>$data</text:span>[<text:span text:style-name="T448">'data'</text:span>][<text:span text:style-name="T448">'password_alanı'</text:span>],<text:span text:style-name="T227"> </text:span><text:span text:style-name="T559">PASSWORD_DEFAULT</text:span>);</text:p>
      <text:p text:style-name="P179"><text:span text:style-name="T338"><text:tab/>return</text:span> <text:span text:style-name="T359">$data</text:span>;</text:p>
      <text:p text:style-name="P179">}</text:p>
      <text:p text:style-name="P80"/>
      <text:p text:style-name="P29">● <text:span text:style-name="T618">Özel modeller yaratmak için /Models kalsöründe model dosyamızı oluşturuyoruz ve namespace’ini App\Models yapıyoruz. </text:span></text:p>
      <text:p text:style-name="P82">Bu sayede özel fonksiyonlar tanımlayabiliriz.</text:p>
      <text:p text:style-name="P29"/>
      <text:p text:style-name="P104">Örnek:</text:p>
      <text:p text:style-name="P264"><text:span text:style-name="T355">namespace</text:span><text:span text:style-name="T326"> </text:span><text:span text:style-name="T430">App\Models</text:span><text:span text:style-name="T326">;</text:span></text:p>
      <text:p text:style-name="P222"><text:span text:style-name="T338">use</text:span> <text:span text:style-name="T412">CodeIgniter\Database\ConnectionInterface</text:span>; <text:span text:style-name="T567">// db kullanacaksak</text:span></text:p>
      <text:p text:style-name="P263"/>
      <text:p text:style-name="P222"><text:span text:style-name="T338">class</text:span> <text:span text:style-name="T412">CustomModel </text:span>{</text:p>
      <text:p text:style-name="P263"><text:span text:style-name="T357"><text:tab/>protected</text:span><text:span text:style-name="T330"> </text:span><text:span text:style-name="T401">$db</text:span><text:span text:style-name="T330">;</text:span></text:p>
      <text:p text:style-name="P222"/>
      <text:p text:style-name="P222"><text:span text:style-name="T338"><text:tab/>public</text:span> <text:span text:style-name="T338">function</text:span> <text:span text:style-name="T439">__construct</text:span>(<text:span text:style-name="T412">ConnectionInterface</text:span> <text:span text:style-name="T338">&amp;</text:span><text:span text:style-name="T359">$db</text:span>) {</text:p>
      <text:p text:style-name="P222"><text:span text:style-name="T412"><text:tab/><text:tab/>$this</text:span>-&gt;<text:span text:style-name="T359">db</text:span> <text:span text:style-name="T439">=</text:span> <text:span text:style-name="T338">&amp;</text:span><text:span text:style-name="T359">$db</text:span>;</text:p>
      <text:p text:style-name="P222"><text:tab/>}</text:p>
      <text:p text:style-name="P222"/>
      <text:p text:style-name="P241"><text:tab/>// İki taboyu birleştirdik</text:p>
      <text:p text:style-name="P222"><text:span text:style-name="T338"><text:tab/>function</text:span> <text:span text:style-name="T227">getPosts</text:span>() {</text:p>
      <text:p text:style-name="P222"><text:span text:style-name="T359"><text:tab/><text:tab/>$builder</text:span> <text:span text:style-name="T439">=</text:span> <text:span text:style-name="T412">$this</text:span>-&gt;<text:span text:style-name="T359">db</text:span>-&gt;<text:span text:style-name="T227">table</text:span>(<text:span text:style-name="T448">'posts'</text:span>);</text:p>
      <text:p text:style-name="P222"><text:span text:style-name="T359"><text:tab/><text:tab/>$builder</text:span>-&gt;<text:span text:style-name="T227">join</text:span>(<text:span text:style-name="T448">'users'</text:span>, <text:span text:style-name="T448">'posts.post_author = users.user_id'</text:span>);</text:p>
      <text:p text:style-name="P263"><text:span text:style-name="T401"><text:tab/><text:tab/>$posts</text:span><text:span text:style-name="T330"> </text:span><text:span text:style-name="T445">=</text:span><text:span text:style-name="T330"> </text:span><text:span text:style-name="T401">$builder</text:span><text:span text:style-name="T330">-&gt;</text:span><text:span text:style-name="T271">get</text:span><text:span text:style-name="T330">()-&gt;</text:span><text:span text:style-name="T271">getResult</text:span><text:span text:style-name="T330">();</text:span></text:p>
      <text:p text:style-name="P222"><text:span text:style-name="T338"><text:tab/><text:tab/>return</text:span> <text:span text:style-name="T359">$posts</text:span>;</text:p>
      <text:p text:style-name="P222"><text:tab/>}</text:p>
      <text:p text:style-name="P222">}</text:p>
      <text:p text:style-name="P81"/>
      <text:p text:style-name="P41">● <text:span text:style-name="T619">Daha sonra controller’larımızda modeli use ile çağırarak kullanabiliriz;</text:span></text:p>
      <text:p text:style-name="P197"><text:span text:style-name="T359">$db</text:span> <text:span text:style-name="T439">=</text:span> <text:span text:style-name="T227">db_connect</text:span>();</text:p>
      <text:p text:style-name="P194"><text:span text:style-name="T359">$model</text:span> <text:span text:style-name="T439">=</text:span> <text:span text:style-name="T338">new</text:span> <text:span text:style-name="T412">CustomModel</text:span>(<text:span text:style-name="T359">$db</text:span>);</text:p>
      <text:p text:style-name="P194"/>
      <text:h text:style-name="P276" text:outline-level="1"><text:a xlink:type="simple" xlink:href="https://www.youtube.com/watch?v=yLA8DOtorIc&amp;list=PLYogo31AXFBNi757lPJGD98d6pFq8bDnd&amp;index=10" text:style-name="Internet_20_link" text:visited-style-name="Visited_20_Internet_20_Link"><text:span text:style-name="T635">#10 - Query Builder</text:span></text:a></text:h>
      <text:p text:style-name="P60"><text:a xlink:type="simple" xlink:href="https://codeigniter.com/user_guide/database/query_builder.html" text:style-name="Internet_20_link" text:visited-style-name="Visited_20_Internet_20_Link">https://codeigniter.com/user_guide/database/query_builder.html</text:a> </text:p>
      <text:p text:style-name="P60"/>
      <text:p text:style-name="P61">----------------------------------------------------------------------------------------------------------------------------------</text:p>
      <text:p text:style-name="P60">● <text:span text:style-name="T620">Otomatik veritabanı doldurmak için; </text:span><text:a xlink:type="simple" xlink:href="http://filldb.info/" text:style-name="Internet_20_link" text:visited-style-name="Visited_20_Internet_20_Link"><text:span text:style-name="T620">http://filldb.info/</text:span></text:a></text:p>
      <text:p text:style-name="P59">----------------------------------------------------------------------------------------------------------------------------------</text:p>
      <text:p text:style-name="P44">● Sorgul<text:span text:style-name="T41">ar </text:span><text:span text:style-name="T243">get</text:span><text:span text:style-name="T296">()</text:span><text:span text:style-name="T41"> metod</text:span>undan önce yazılmalıdır. <text:span text:style-name="T243">get</text:span><text:span text:style-name="T296">()</text:span> ile sorgu compile edilir.</text:p>
      <text:p text:style-name="P126"><text:soft-page-break/><text:span text:style-name="T67">Sorgu </text:span><text:span text:style-name="T234">get</text:span><text:span text:style-name="T290">()</text:span><text:span text:style-name="T53"> yazılmadan bırakılırsa </text:span><text:span text:style-name="T434">$this</text:span><text:span text:style-name="T290">-&gt;</text:span><text:span text:style-name="T393">db</text:span><text:span text:style-name="T290">-&gt;</text:span><text:span text:style-name="T53"> ile devam eden </text:span><text:span text:style-name="T67">sonraki</text:span><text:span text:style-name="T53"> sorgular öncekinin üzerine eklen</text:span><text:span text:style-name="T67">e</text:span><text:span text:style-name="T53">r</text:span><text:span text:style-name="T67">ek devam eder</text:span><text:span text:style-name="T53">.</text:span></text:p>
      <text:p text:style-name="P44"/>
      <text:p text:style-name="P44">● <text:span text:style-name="T243">getResult</text:span><text:span text:style-name="T296">() </text:span><text:span text:style-name="T160">nesne dizisi olarak sonuç döndürür.</text:span></text:p>
      <text:p text:style-name="P126"><text:span text:style-name="T235">getRow</text:span><text:span text:style-name="T291">() </text:span><text:span text:style-name="T162">nesne </text:span><text:span text:style-name="T163">olarak tek bir sonuç döndürür</text:span><text:span text:style-name="T162">. </text:span></text:p>
      <text:p text:style-name="P44"/>
      <text:p text:style-name="P44">● <text:span text:style-name="T621">Yukarıdaki</text:span> <text:span text:style-name="T41"><text:s/></text:span><text:span text:style-name="T433">CustomModel </text:span><text:span text:style-name="T160">sınıfımızdan devam edelim;</text:span></text:p>
      <text:p text:style-name="P153"/>
      <text:p text:style-name="P29">● <text:span text:style-name="T621">Tablodaki tüm verileri seçmek için </text:span><text:span text:style-name="T223">(</text:span><text:span text:style-name="T222">SELECT * FR</text:span><text:span text:style-name="T224">OM</text:span><text:span text:style-name="T223">)</text:span><text:span text:style-name="T621">;</text:span></text:p>
      <text:p text:style-name="P119"><text:span text:style-name="T425">$this</text:span><text:span text:style-name="T307">-&gt;</text:span><text:span text:style-name="T371">db</text:span><text:span text:style-name="T307">-&gt;</text:span><text:span text:style-name="T252">table</text:span><text:span text:style-name="T307">(</text:span><text:span text:style-name="T466">'</text:span><text:span text:style-name="T473">tabloAdı</text:span><text:span text:style-name="T466">'</text:span><text:span text:style-name="T307">)-&gt;</text:span><text:span text:style-name="T252">get</text:span><text:span text:style-name="T307">()-&gt;</text:span><text:span text:style-name="T252">getResult</text:span><text:span text:style-name="T307">();</text:span></text:p>
      <text:p text:style-name="P285"/>
      <text:p text:style-name="P95">● <text:span text:style-name="T657">İlk kaydı getirir</text:span><text:span text:style-name="T621">;</text:span></text:p>
      <text:p text:style-name="P208"><text:span text:style-name="T359">$model</text:span>-&gt;<text:span text:style-name="T227">where</text:span>(<text:span text:style-name="T448">'email'</text:span>, <text:span text:style-name="T359">$data</text:span>[<text:span text:style-name="T448">'email'</text:span>])</text:p>
      <text:p text:style-name="P271"><text:span text:style-name="T281"><text:tab/> <text:s/>-&gt;</text:span><text:span text:style-name="T227">first</text:span><text:span text:style-name="T281">();</text:span></text:p>
      <text:p text:style-name="P42"/>
      <text:p text:style-name="P42">● <text:span text:style-name="T223">WHERE ... AND</text:span><text:span text:style-name="T622"> sorgusu;</text:span></text:p>
      <text:p text:style-name="P198"><text:span text:style-name="T412">$this</text:span>-&gt;<text:span text:style-name="T359">db</text:span>-&gt;<text:span text:style-name="T227">table</text:span>(<text:span text:style-name="T448">'</text:span><text:span text:style-name="T530">tablo</text:span><text:span text:style-name="T448">'</text:span>)</text:p>
      <text:p text:style-name="P244"><text:span text:style-name="T303"><text:tab/> <text:s text:c="4"/>-&gt;</text:span><text:span text:style-name="T248">where</text:span><text:span text:style-name="T303">([</text:span><text:span text:style-name="T450">'</text:span><text:span text:style-name="T454">sütun</text:span><text:span text:style-name="T450">'</text:span><text:span text:style-name="T303"> =&gt; </text:span><text:span text:style-name="T466">'</text:span><text:span text:style-name="T474">koşul</text:span><text:span text:style-name="T466">'</text:span><text:span text:style-name="T303">])</text:span></text:p>
      <text:p text:style-name="P217"><text:tab/> <text:s text:c="4"/>-&gt;<text:span text:style-name="T227">where</text:span>([<text:span text:style-name="T448">'</text:span><text:span text:style-name="T531">sütun</text:span><text:span text:style-name="T448"> &lt;'</text:span> =&gt; <text:span text:style-name="T506">'</text:span><text:span text:style-name="T507">koşul</text:span><text:span text:style-name="T506">'</text:span>])</text:p>
      <text:p text:style-name="P217"><text:tab/> <text:s text:c="4"/>-&gt;<text:span text:style-name="T227">where</text:span>([<text:span text:style-name="T448">'</text:span><text:span text:style-name="T531">sütun</text:span><text:span text:style-name="T448"> !='</text:span> =&gt; <text:span text:style-name="T506">'</text:span><text:span text:style-name="T507">koşul</text:span><text:span text:style-name="T506">'</text:span>])</text:p>
      <text:p text:style-name="P219"><text:tab/> <text:s text:c="4"/><text:span text:style-name="T575">//-&gt;where('</text:span><text:span text:style-name="T576">sütun</text:span><text:span text:style-name="T575">', '</text:span><text:span text:style-name="T576">koşul</text:span><text:span text:style-name="T575">') ...</text:span></text:p>
      <text:p text:style-name="P179"><text:tab/> <text:s text:c="4"/>-&gt;<text:span text:style-name="T227">get</text:span>()</text:p>
      <text:p text:style-name="P179"><text:tab/> <text:s text:c="4"/>-&gt;<text:span text:style-name="T227">getRow</text:span>(); <text:span text:style-name="T567">// </text:span><text:span text:style-name="T574">veya</text:span><text:span text:style-name="T567"> -&gt;getResult(); </text:span></text:p>
      <text:p text:style-name="P42"/>
      <text:p text:style-name="P42">● <text:span text:style-name="T223">ORDER BY;</text:span></text:p>
      <text:p text:style-name="P215"><text:span text:style-name="T435">$this</text:span><text:span text:style-name="T622">-&gt;</text:span><text:span text:style-name="T402">db</text:span><text:span text:style-name="T622">-&gt;</text:span><text:span text:style-name="T272">table</text:span><text:span text:style-name="T622">(</text:span><text:span text:style-name="T531">'</text:span><text:span text:style-name="T530">tablo</text:span><text:span text:style-name="T531">'</text:span><text:span text:style-name="T622">)</text:span></text:p>
      <text:p text:style-name="P244"><text:span text:style-name="T314"><text:tab/> <text:s text:c="4"/></text:span><text:span text:style-name="T587">//</text:span><text:span text:style-name="T583">-&gt;where(...) ...</text:span></text:p>
      <text:p text:style-name="P217"><text:tab/> <text:s text:c="4"/>-&gt;<text:span text:style-name="T227">orderBy</text:span>(<text:span text:style-name="T448">'</text:span><text:span text:style-name="T531">sütun</text:span><text:span text:style-name="T448">'</text:span>, <text:span text:style-name="T448">'DESC </text:span><text:span text:style-name="T531">veya ASC</text:span><text:span text:style-name="T448">'</text:span>)</text:p>
      <text:p text:style-name="P217"><text:tab/> <text:s text:c="4"/>-&gt;<text:span text:style-name="T227">get</text:span>()</text:p>
      <text:p text:style-name="P217"><text:tab/> <text:s text:c="4"/>-&gt;<text:span text:style-name="T227">getResult</text:span>();</text:p>
      <text:p text:style-name="P105"/>
      <text:p text:style-name="P127"><text:span text:style-name="T53">● </text:span><text:span text:style-name="T92">JOIN;</text:span></text:p>
      <text:p text:style-name="P127"><text:span text:style-name="T240">join</text:span><text:span text:style-name="T295">() </text:span><text:span text:style-name="T180">metodu opsiyonel üçüncü paramtre olarak join türünü alır; </text:span><text:span text:style-name="T526">'right'</text:span><text:span text:style-name="T180">, </text:span><text:span text:style-name="T526">'left'</text:span><text:span text:style-name="T180">, </text:span><text:span text:style-name="T526">'inner' </text:span><text:span text:style-name="T180">(default).</text:span></text:p>
      <text:p text:style-name="P215"><text:span text:style-name="T435">$this</text:span><text:span text:style-name="T622">-&gt;</text:span><text:span text:style-name="T402">db</text:span><text:span text:style-name="T622">-&gt;</text:span><text:span text:style-name="T272">table</text:span><text:span text:style-name="T622">(</text:span><text:span text:style-name="T531">'</text:span><text:span text:style-name="T530">tablo</text:span><text:span text:style-name="T532">1</text:span><text:span text:style-name="T531">'</text:span><text:span text:style-name="T622">)</text:span></text:p>
      <text:p text:style-name="P219"><text:tab/><text:span text:style-name="T222"> <text:s text:c="4"/></text:span><text:span text:style-name="T567">//</text:span><text:span text:style-name="T575">-&gt;where(...) ...</text:span></text:p>
      <text:p text:style-name="P245"><text:span text:style-name="T314"><text:tab/> <text:s text:c="4"/>-&gt;</text:span><text:span text:style-name="T259">join</text:span><text:span text:style-name="T314">(</text:span><text:span text:style-name="T490">'</text:span><text:span text:style-name="T491">tablo2</text:span><text:span text:style-name="T490">'</text:span><text:span text:style-name="T314">, </text:span><text:span text:style-name="T490">'</text:span><text:span text:style-name="T491">tablo1</text:span><text:span text:style-name="T490">.</text:span><text:span text:style-name="T491">sütun1</text:span><text:span text:style-name="T490"> = </text:span><text:span text:style-name="T491">tablo2</text:span><text:span text:style-name="T490">.</text:span><text:span text:style-name="T491">sütun2</text:span><text:span text:style-name="T490">'</text:span><text:span text:style-name="T314">)</text:span></text:p>
      <text:p text:style-name="P218"><text:tab/> <text:s text:c="4"/>-&gt;<text:span text:style-name="T227">get</text:span>()</text:p>
      <text:p text:style-name="P218"><text:tab/> <text:s text:c="4"/>-&gt;<text:span text:style-name="T227">getResult</text:span>();</text:p>
      <text:p text:style-name="P106"/>
      <text:p text:style-name="P42">●<text:span text:style-name="T222"> </text:span><text:span text:style-name="T225">LIKE;</text:span></text:p>
      <text:p text:style-name="P128"><text:span text:style-name="T241">like</text:span><text:span text:style-name="T295">() </text:span><text:span text:style-name="T180">metodu opsiyonel üçüncü paramtre olarak join türünü alır;</text:span></text:p>
      <text:p text:style-name="P128"><text:span text:style-name="T526">'</text:span><text:span text:style-name="T527">both</text:span><text:span text:style-name="T526">' </text:span><text:span text:style-name="T180">(%</text:span><text:span text:style-name="T181">str</text:span><text:span text:style-name="T180">%, default), </text:span><text:span text:style-name="T526">'</text:span><text:span text:style-name="T527">before</text:span><text:span text:style-name="T526">' </text:span><text:span text:style-name="T180">(%</text:span><text:span text:style-name="T181">str</text:span><text:span text:style-name="T180">), </text:span><text:span text:style-name="T526">'</text:span><text:span text:style-name="T527">after</text:span><text:span text:style-name="T526">' </text:span><text:span text:style-name="T180">(</text:span><text:span text:style-name="T181">str%</text:span><text:span text:style-name="T180">).</text:span></text:p>
      <text:p text:style-name="P128"><text:span text:style-name="T436">$this</text:span><text:span text:style-name="T331">-&gt;</text:span><text:span text:style-name="T403">db</text:span><text:span text:style-name="T331">-&gt;</text:span><text:span text:style-name="T273">table</text:span><text:span text:style-name="T331">(</text:span><text:span text:style-name="T533">'</text:span><text:span text:style-name="T534">tablo</text:span><text:span text:style-name="T533">'</text:span><text:span text:style-name="T331">)</text:span></text:p>
      <text:p text:style-name="P246"><text:span text:style-name="T313"><text:tab/> <text:s text:c="4"/></text:span><text:span text:style-name="T332">-&gt;</text:span><text:span text:style-name="T274">like</text:span><text:span text:style-name="T332">(</text:span><text:span text:style-name="T536">'</text:span><text:span text:style-name="T537">sütun</text:span><text:span text:style-name="T536">'</text:span><text:span text:style-name="T332">, </text:span><text:span text:style-name="T536">'</text:span><text:span text:style-name="T537">koşul</text:span><text:span text:style-name="T536">'</text:span><text:span text:style-name="T332">) </text:span></text:p>
      <text:p text:style-name="P246"><text:span text:style-name="T313"><text:tab/> <text:s text:c="4"/></text:span><text:span text:style-name="T592">//-&gt;join( ... )</text:span></text:p>
      <text:p text:style-name="P223"><text:span text:style-name="T624"><text:tab/> <text:s text:c="4"/></text:span>-&gt;<text:span text:style-name="T227">get</text:span>()</text:p>
      <text:p text:style-name="P223"><text:span text:style-name="T624"><text:tab/> <text:s text:c="4"/></text:span>-&gt;<text:span text:style-name="T227">getResult</text:span>();</text:p>
      <text:p text:style-name="P164"/>
      <text:p text:style-name="P129"><text:span text:style-name="T53">● </text:span><text:span text:style-name="T93">WHERE ... OR</text:span><text:span text:style-name="T68"> ve gruplama</text:span></text:p>
      <text:p text:style-name="P107">(SELECT * FROM tablo WHERE (koşul1 AND koşul2) OR koşul3);</text:p>
      <text:p text:style-name="P227"><text:span text:style-name="T429">$this</text:span><text:span text:style-name="T24">-&gt;</text:span><text:span text:style-name="T386">db</text:span><text:span text:style-name="T24">-&gt;</text:span><text:span text:style-name="T266">table</text:span><text:span text:style-name="T24">(</text:span><text:span text:style-name="T509">'</text:span><text:span text:style-name="T510">tablo</text:span><text:span text:style-name="T509">'</text:span><text:span text:style-name="T24">)</text:span></text:p>
      <text:p text:style-name="P224"><text:span text:style-name="T624"><text:tab/> <text:s text:c="4"/></text:span>-&gt;<text:span text:style-name="T227">groupStart</text:span>() <text:span text:style-name="T567">// Grup başlangıcı. ( gibi düşünülebilir.</text:span></text:p>
      <text:p text:style-name="P247"><text:span text:style-name="T313"><text:tab/> <text:s text:c="4"/><text:tab/></text:span><text:span text:style-name="T332">-&gt;</text:span><text:span text:style-name="T274">where</text:span><text:span text:style-name="T332">([</text:span><text:span text:style-name="T536">'</text:span><text:span text:style-name="T538">koşul1</text:span><text:span text:style-name="T536">'</text:span><text:span text:style-name="T332"> =&gt; </text:span><text:span text:style-name="T536">'</text:span><text:span text:style-name="T538">değer1</text:span><text:span text:style-name="T536">'</text:span><text:span text:style-name="T332">, </text:span><text:span text:style-name="T536">'</text:span><text:span text:style-name="T538">koşul2</text:span><text:span text:style-name="T536">'</text:span><text:span text:style-name="T332"> =&gt; </text:span><text:span text:style-name="T536">'</text:span><text:span text:style-name="T538">değer2</text:span><text:span text:style-name="T536">'</text:span><text:span text:style-name="T332">])</text:span></text:p>
      <text:p text:style-name="P224"><text:span text:style-name="T624"><text:tab/> <text:s text:c="4"/></text:span>-&gt;<text:span text:style-name="T227">groupEnd</text:span>() <text:span text:style-name="T567">// Grup sonu. ) gibi düşünülebilir.</text:span></text:p>
      <text:p text:style-name="P247"><text:span text:style-name="T313"><text:tab/> <text:s text:c="4"/></text:span><text:span text:style-name="T332">-&gt;</text:span><text:span text:style-name="T274">orWhere</text:span><text:span text:style-name="T332">(</text:span><text:span text:style-name="T536">'</text:span><text:span text:style-name="T538">koşul3</text:span><text:span text:style-name="T536">'</text:span><text:span text:style-name="T332">, </text:span><text:span text:style-name="T536">'</text:span><text:span text:style-name="T538">değer3</text:span><text:span text:style-name="T536">'</text:span><text:span text:style-name="T332">)</text:span></text:p>
      <text:p text:style-name="P224"><text:soft-page-break/><text:span text:style-name="T624"><text:tab/> <text:s text:c="4"/></text:span>-<text:span text:style-name="T593">//-&gt;join( ... )</text:span></text:p>
      <text:p text:style-name="P224"><text:span text:style-name="T624"><text:tab/> <text:s text:c="4"/></text:span>-&gt;<text:span text:style-name="T227">get</text:span>()</text:p>
      <text:p text:style-name="P224"><text:span text:style-name="T624"><text:tab/> <text:s text:c="4"/></text:span>-&gt;<text:span text:style-name="T227">getResult</text:span>();</text:p>
      <text:p text:style-name="P107"/>
      <text:p text:style-name="P42">● <text:span text:style-name="T226">WHERE IN, LIMIT - OFFSET</text:span></text:p>
      <text:p text:style-name="P130"><text:span text:style-name="T242">limit</text:span><text:span text:style-name="T295">() </text:span><text:span text:style-name="T180">metodu opsiyonel </text:span><text:span text:style-name="T182">ikinci</text:span><text:span text:style-name="T180"> paramtre olarak </text:span><text:span text:style-name="T182">offset</text:span><text:span text:style-name="T180"> alır;</text:span></text:p>
      <text:p text:style-name="P130"><text:span text:style-name="T436">$this</text:span><text:span text:style-name="T331">-&gt;</text:span><text:span text:style-name="T403">db</text:span><text:span text:style-name="T331">-&gt;</text:span><text:span text:style-name="T273">table</text:span><text:span text:style-name="T331">(</text:span><text:span text:style-name="T533">'</text:span><text:span text:style-name="T535">tablo</text:span><text:span text:style-name="T533">'</text:span><text:span text:style-name="T331">)</text:span></text:p>
      <text:p text:style-name="P225"><text:span text:style-name="T624"><text:tab/> <text:s text:c="4"/></text:span><text:span text:style-name="T567">// <text:s/>...</text:span></text:p>
      <text:p text:style-name="P248"><text:span text:style-name="T313"><text:tab/> <text:s text:c="4"/></text:span><text:span text:style-name="T332">-&gt;</text:span><text:span text:style-name="T274">orWhereIn</text:span><text:span text:style-name="T332">(</text:span><text:span text:style-name="T536">'</text:span><text:span text:style-name="T539">sütun</text:span><text:span text:style-name="T536">'</text:span><text:span text:style-name="T332">, </text:span><text:span text:style-name="T404">$</text:span><text:span text:style-name="T405">dizi</text:span><text:span text:style-name="T332">)</text:span></text:p>
      <text:p text:style-name="P225"><text:span text:style-name="T624"><text:tab/> <text:s text:c="4"/></text:span>-<text:span text:style-name="T593">//-&gt;join( ... )</text:span></text:p>
      <text:p text:style-name="P226"><text:span text:style-name="T625"><text:tab/> <text:s text:c="4"/></text:span><text:span text:style-name="T626">-&gt;</text:span><text:span text:style-name="T276">limit</text:span><text:span text:style-name="T626">(</text:span><text:span text:style-name="T563">limitDegeri</text:span><text:span text:style-name="T623">, </text:span><text:span text:style-name="T563">offsetDegeri</text:span><text:span text:style-name="T626">)</text:span></text:p>
      <text:p text:style-name="P225"><text:span text:style-name="T624"><text:tab/> <text:s text:c="4"/></text:span>-&gt;<text:span text:style-name="T227">get</text:span>()</text:p>
      <text:p text:style-name="P225"><text:span text:style-name="T624"><text:tab/> <text:s text:c="4"/></text:span>-&gt;<text:span text:style-name="T227">getResult</text:span>();</text:p>
      <text:p text:style-name="P165"/>
      <text:p text:style-name="P42">● <text:span text:style-name="T226">GROUP BY, COUNT()</text:span></text:p>
      <text:p text:style-name="P108">SELECT sütun, COUNT(*) FROM `tablo` GROUP BY sütun;</text:p>
      <text:p text:style-name="P199"><text:span text:style-name="T359">$db</text:span> <text:span text:style-name="T439">=</text:span> <text:span text:style-name="T227">connect_db</text:span>();</text:p>
      <text:p text:style-name="P248"><text:span text:style-name="T366">$builder</text:span><text:span text:style-name="T303"> </text:span><text:span text:style-name="T441">=</text:span><text:span text:style-name="T303"> </text:span><text:span text:style-name="T366">$db</text:span><text:span text:style-name="T303">-&gt;</text:span><text:span text:style-name="T248">table</text:span><text:span text:style-name="T303">(</text:span><text:span text:style-name="T450">'</text:span><text:span text:style-name="T455">tablo</text:span><text:span text:style-name="T450">'</text:span><text:span text:style-name="T303">);</text:span></text:p>
      <text:p text:style-name="P248"><text:span text:style-name="T366">$builder</text:span><text:span text:style-name="T303">-&gt;</text:span><text:span text:style-name="T248">selectCount</text:span><text:span text:style-name="T303">(</text:span><text:span text:style-name="T450">'</text:span><text:span text:style-name="T455">sütun</text:span><text:span text:style-name="T450">'</text:span><text:span text:style-name="T303">); </text:span><text:span text:style-name="T583">// or $builder-&gt;countAll(); depends on your needs</text:span></text:p>
      <text:p text:style-name="P182"><text:span text:style-name="T359">$builder</text:span>-&gt;<text:span text:style-name="T227">groupBy</text:span>(<text:span text:style-name="T448">"</text:span><text:span text:style-name="T542">sütun</text:span><text:span text:style-name="T448">"</text:span>); </text:p>
      <text:p text:style-name="P210"><text:span text:style-name="T359">$query</text:span> <text:span text:style-name="T439">=</text:span> <text:span text:style-name="T359">$builder</text:span>-&gt;<text:span text:style-name="T227">get</text:span>();</text:p>
      <text:p text:style-name="P42"/>
      <text:p text:style-name="P42"/>
      <text:p text:style-name="P99"><text:a xlink:type="simple" xlink:href="https://www.youtube.com/watch?v=kK4HpI4R8q8&amp;list=PLYogo31AXFBNi757lPJGD98d6pFq8bDnd&amp;index=11" text:style-name="Internet_20_link" text:visited-style-name="Visited_20_Internet_20_Link"><text:span text:style-name="T637">#11 - Form Validation</text:span></text:a></text:p>
      <text:p text:style-name="P43"><text:a xlink:type="simple" xlink:href="https://codeigniter4.github.io/userguide/libraries/validation.html" text:style-name="Internet_20_link" text:visited-style-name="Visited_20_Internet_20_Link">https://codeigniter4.github.io/userguide/libraries/validation.html</text:a></text:p>
      <text:p text:style-name="P43"/>
      <text:p text:style-name="P47">● <text:span text:style-name="T632">CodeIgniter’da validation kuralları sadece true veya false döndürür.</text:span></text:p>
      <text:p text:style-name="P47"/>
      <text:p text:style-name="P43">● <text:span text:style-name="T630">Validation kütüphanesini kullanmak için ilgili controller’ın validation kullanmak istediğimiz metoduna;</text:span></text:p>
      <text:p text:style-name="P144"><text:span text:style-name="T252">helper</text:span><text:span text:style-name="T307">([</text:span><text:span text:style-name="T466">'</text:span><text:span text:style-name="T475">helperAdı</text:span><text:span text:style-name="T466">', '</text:span><text:span text:style-name="T475">helperAdı</text:span><text:span text:style-name="T482">2</text:span><text:span text:style-name="T466">'</text:span><text:span text:style-name="T307">]);</text:span></text:p>
      <text:p text:style-name="P200"/>
      <text:p text:style-name="P109">Örnek:</text:p>
      <text:p text:style-name="P212"><text:span text:style-name="T227">helper</text:span>([<text:span text:style-name="T448">'form'</text:span>]);</text:p>
      <text:p text:style-name="P87"/>
      <text:p text:style-name="P43">● <text:span text:style-name="T630">Validation kurallarını oluşturmak için;</text:span></text:p>
      <text:p text:style-name="P200"><text:span text:style-name="T359">$rules</text:span> <text:span text:style-name="T439">=</text:span> [</text:p>
      <text:p text:style-name="P242"><text:span text:style-name="T450"><text:tab/>'</text:span><text:span text:style-name="T456">formInputName</text:span><text:span text:style-name="T450">'</text:span><text:span text:style-name="T303"> =&gt; </text:span><text:span text:style-name="T450">'</text:span><text:span text:style-name="T456">rule1</text:span><text:span text:style-name="T450">|</text:span><text:span text:style-name="T457">r</text:span><text:span text:style-name="T456">ul</text:span><text:span text:style-name="T457">2</text:span><text:span text:style-name="T456">[param]</text:span><text:span text:style-name="T450">'</text:span><text:span text:style-name="T303">, </text:span></text:p>
      <text:p text:style-name="P220"><text:span text:style-name="T448"><text:tab/></text:span><text:span text:style-name="T577">// Hataları özelleştirmek için;</text:span></text:p>
      <text:p text:style-name="P220"><text:span text:style-name="T448"><text:tab/>'</text:span><text:span text:style-name="T543">formInputName</text:span><text:span text:style-name="T545">2</text:span><text:span text:style-name="T448">'</text:span> =&gt; [ </text:p>
      <text:p text:style-name="P183"><text:span text:style-name="T448"><text:tab/><text:tab/>'rules'</text:span> =&gt; <text:span text:style-name="T448">'</text:span><text:span text:style-name="T543">rule1</text:span><text:span text:style-name="T448">|</text:span><text:span text:style-name="T544">r</text:span><text:span text:style-name="T543">ul</text:span><text:span text:style-name="T545">e</text:span><text:span text:style-name="T544">2</text:span><text:span text:style-name="T448">'</text:span>,</text:p>
      <text:p text:style-name="P242"><text:span text:style-name="T450"><text:tab/><text:tab/>'label'</text:span><text:span text:style-name="T303"> =&gt; </text:span><text:span text:style-name="T450">'</text:span><text:span text:style-name="T458">Birşeyler</text:span><text:span text:style-name="T450">'</text:span><text:span text:style-name="T303">, <text:tab/></text:span><text:span text:style-name="T583">// Hata verirken input name yerine '</text:span><text:span text:style-name="T588">Birşeyler</text:span><text:span text:style-name="T583">' kullanacak</text:span></text:p>
      <text:p text:style-name="P179"><text:span text:style-name="T448"><text:tab/><text:tab/>'errors'</text:span> =&gt; [ <text:tab/><text:tab/><text:tab/><text:span text:style-name="T567">// Hataları </text:span><text:span text:style-name="T579">o</text:span><text:span text:style-name="T567">verride ediyoruz</text:span></text:p>
      <text:p text:style-name="P183"><text:span text:style-name="T448"><text:tab/><text:tab/><text:tab/>'</text:span><text:span text:style-name="T543">rule1</text:span><text:span text:style-name="T448">'</text:span> =&gt; <text:span text:style-name="T448">'Email alanını boş bırakamazsınız.'</text:span>,</text:p>
      <text:p text:style-name="P237"><text:tab/><text:tab/><text:tab/>// ...</text:p>
      <text:p text:style-name="P179"><text:tab/><text:tab/>]</text:p>
      <text:p text:style-name="P179"><text:tab/>]</text:p>
      <text:p text:style-name="P179">];</text:p>
      <text:p text:style-name="P179"/>
      <text:p text:style-name="P109">Örnek:</text:p>
      <text:p text:style-name="P195"><text:span text:style-name="T382">$rules</text:span><text:span text:style-name="T11"> </text:span><text:span text:style-name="T446">=</text:span><text:span text:style-name="T11"> [</text:span></text:p>
      <text:p text:style-name="P179"><text:span text:style-name="T448"><text:tab/>'email'</text:span> =&gt; <text:span text:style-name="T448">'required|valid_email</text:span><text:span text:style-name="T547">|is_unique[tablo.sütun]</text:span><text:span text:style-name="T448">'</text:span>, </text:p>
      <text:p text:style-name="P179"><text:span text:style-name="T448"><text:tab/>'password'</text:span> =&gt; <text:span text:style-name="T448">'required|min_length[8]'</text:span>,</text:p>
      <text:p text:style-name="P251"><text:span text:style-name="T450"><text:tab/>'password_</text:span><text:span text:style-name="T461">confirm</text:span><text:span text:style-name="T450">'</text:span><text:span text:style-name="T303"> =&gt; </text:span><text:span text:style-name="T450">'</text:span><text:span text:style-name="T461">matches</text:span><text:span text:style-name="T450">[</text:span><text:span text:style-name="T461">inputName</text:span><text:span text:style-name="T450">]'</text:span><text:span text:style-name="T303">, </text:span><text:span text:style-name="T583">// </text:span><text:span text:style-name="T589">inputName ile yanı mı?</text:span></text:p>
      <text:p text:style-name="P179"><text:span text:style-name="T448"><text:tab/>'category'</text:span> =&gt; <text:span text:style-name="T448">'in_list[Student, Teacher]'</text:span> <text:span text:style-name="T567">// </text:span><text:span text:style-name="T582">Dropbox’tan k</text:span><text:span text:style-name="T567">abul edilecek değerler</text:span></text:p>
      <text:p text:style-name="P179"><text:soft-page-break/>];</text:p>
      <text:p text:style-name="P87"/>
      <text:p text:style-name="P100"><text:span text:style-name="T11">● </text:span><text:span text:style-name="T19">Kurallara uygun mu diye kontrol etmek için;</text:span></text:p>
      <text:p text:style-name="P201"><text:span text:style-name="T338">if</text:span>(<text:span text:style-name="T412">$this</text:span>-&gt;<text:span text:style-name="T227">validate</text:span>(<text:span text:style-name="T359">$rules</text:span>)) { <text:span text:style-name="T567">// ... </text:span><text:span text:style-name="T578">uygunsa ...</text:span></text:p>
      <text:p text:style-name="P43"/>
      <text:p text:style-name="P131"><text:span text:style-name="T53">● </text:span><text:span text:style-name="T81">Kurallara uygun değilse hata mesajlarını almak için </text:span><text:span text:style-name="T82">(diğer bilgileri de verir)</text:span><text:span text:style-name="T81">;</text:span></text:p>
      <text:p text:style-name="P131"><text:span text:style-name="T371">$data</text:span><text:span text:style-name="T307">[</text:span><text:span text:style-name="T466">'</text:span><text:span text:style-name="T476">degisken</text:span><text:span text:style-name="T466">'</text:span><text:span text:style-name="T307">] </text:span><text:span text:style-name="T444">=</text:span><text:span text:style-name="T307"> </text:span><text:span text:style-name="T425">$this</text:span><text:span text:style-name="T307">-&gt;</text:span><text:span text:style-name="T371">validator</text:span><text:span text:style-name="T307">;</text:span></text:p>
      <text:p text:style-name="P272"><text:span text:style-name="T89">V</text:span><text:span text:style-name="T87">eya direk hataları almak için;</text:span></text:p>
      <text:p text:style-name="P290">$data['errors'] = $this-&gt;validator-&gt;geterrors();</text:p>
      <text:p text:style-name="P290"/>
      <text:p text:style-name="P133"><text:span text:style-name="T89">● </text:span><text:span text:style-name="T88">View’da hataları listelemek için;</text:span></text:p>
      <text:p text:style-name="P132"><text:span text:style-name="T373">$degisken</text:span><text:span text:style-name="T309">-&gt;</text:span><text:span text:style-name="T255">listErrors</text:span><text:span text:style-name="T309">()</text:span></text:p>
      <text:p text:style-name="P94"/>
      <text:p text:style-name="P145"><text:span text:style-name="T53">● </text:span><text:span text:style-name="T73">Formu gönderdikten </text:span><text:span text:style-name="T84">(submit)</text:span><text:span text:style-name="T73"> sonra alanlar</text:span><text:span text:style-name="T74">ın</text:span><text:span text:style-name="T73"> eski değerleriyle dolu ol</text:span><text:span text:style-name="T74">ması için </text:span><text:span text:style-name="T234">set_value</text:span><text:span text:style-name="T290">()</text:span><text:span text:style-name="T74"> (</text:span><text:span text:style-name="T257">helper</text:span><text:span text:style-name="T311">([</text:span><text:span text:style-name="T483">'form'</text:span><text:span text:style-name="T311">])</text:span><text:span text:style-name="T74"> ile gelir) metodu kullanmalı</text:span><text:span text:style-name="T83">r</text:span><text:span text:style-name="T73">;</text:span></text:p>
      <text:p text:style-name="P292"><text:span text:style-name="T307">&lt;</text:span><text:span text:style-name="T371">input</text:span><text:span text:style-name="T307"> </text:span><text:span text:style-name="T562">type</text:span><text:span text:style-name="T307">=</text:span><text:span text:style-name="T466">"</text:span><text:span text:style-name="T476">type</text:span><text:span text:style-name="T466">"</text:span><text:span text:style-name="T307"> </text:span><text:span text:style-name="T562">name</text:span><text:span text:style-name="T307">=</text:span><text:span text:style-name="T466">"</text:span><text:span text:style-name="T476">name</text:span><text:span text:style-name="T466">"</text:span><text:span text:style-name="T307"> </text:span><text:span text:style-name="T562">value</text:span><text:span text:style-name="T307">=</text:span><text:span text:style-name="T466">"</text:span><text:span text:style-name="T345">&lt;?=</text:span><text:span text:style-name="T466"> </text:span><text:span text:style-name="T252">set_value</text:span><text:span text:style-name="T307">(</text:span><text:span text:style-name="T466">'</text:span><text:span text:style-name="T476">name</text:span><text:span text:style-name="T466">'</text:span><text:span text:style-name="T307">, </text:span><text:span text:style-name="T466">'</text:span><text:span text:style-name="T485">opsDefaultVal</text:span><text:span text:style-name="T466">'</text:span><text:span text:style-name="T307">)</text:span><text:span text:style-name="T466"> </text:span><text:span text:style-name="T345">?&gt;</text:span><text:span text:style-name="T466">"</text:span><text:span text:style-name="T307">&gt;</text:span></text:p>
      <text:p text:style-name="P132"><text:span text:style-name="T307">&lt;</text:span><text:span text:style-name="T371">option</text:span><text:span text:style-name="T307"> </text:span><text:span text:style-name="T345">&lt;?=</text:span><text:span text:style-name="T307"> </text:span><text:span text:style-name="T252">set_select</text:span><text:span text:style-name="T307">(</text:span><text:span text:style-name="T466">'</text:span><text:span text:style-name="T476">name</text:span><text:span text:style-name="T466">'</text:span><text:span text:style-name="T307">,</text:span><text:span text:style-name="T252"> </text:span><text:span text:style-name="T371">$</text:span><text:span text:style-name="T373">value</text:span><text:span text:style-name="T307">) </text:span><text:span text:style-name="T345">?&gt;</text:span><text:span text:style-name="T307"> </text:span><text:span text:style-name="T562">value</text:span><text:span text:style-name="T307">="</text:span><text:span text:style-name="T476">value</text:span><text:span text:style-name="T466">"</text:span><text:span text:style-name="T307">&gt; </text:span><text:span text:style-name="T345">... </text:span><text:span text:style-name="T307">&lt;/</text:span><text:span text:style-name="T371">option</text:span><text:span text:style-name="T307">&gt;</text:span></text:p>
      <text:p text:style-name="P43"/>
      <text:p text:style-name="P43">● <text:span text:style-name="T631">Eğer form post edildiyse;</text:span></text:p>
      <text:p text:style-name="P200"><text:span text:style-name="T338">if</text:span>(<text:span text:style-name="T412">$this</text:span>-&gt;<text:span text:style-name="T359">request</text:span>-&gt;<text:span text:style-name="T227">getMethod</text:span>() <text:span text:style-name="T439">==</text:span> <text:span text:style-name="T448">'post'</text:span>) { ...</text:p>
      <text:p text:style-name="P43"/>
      <text:p text:style-name="P43">● <text:span text:style-name="T631">Başka bir metoda yönlendirmek için;</text:span></text:p>
      <text:p text:style-name="P131"><text:span text:style-name="T345">return</text:span><text:span text:style-name="T307"> </text:span><text:span text:style-name="T252">redirect</text:span><text:span text:style-name="T307">()-&gt;</text:span><text:span text:style-name="T252">to</text:span><text:span text:style-name="T307">(</text:span><text:span text:style-name="T466">'/</text:span><text:span text:style-name="T477">controller</text:span><text:span text:style-name="T466">/</text:span><text:span text:style-name="T477">metod</text:span><text:span text:style-name="T466">'</text:span><text:span text:style-name="T307">);</text:span></text:p>
      <text:p text:style-name="P43"/>
      <text:p text:style-name="P294"><text:span text:style-name="T53">●</text:span><text:span text:style-name="T53"> </text:span><text:span text:style-name="T234">getVar</text:span><text:span text:style-name="T290">(</text:span><text:span text:style-name="T334">)</text:span><text:span text:style-name="T53"> </text:span><text:span text:style-name="T86">metod</text:span><text:span text:style-name="T86">u ile hem post hem get’teki değerler kontrol edilir. </text:span><text:span text:style-name="T78">Request’den input değerlerini tek tek almak</text:span><text:span text:style-name="T79"> için;</text:span></text:p>
      <text:p text:style-name="P207"><text:span text:style-name="T412">$this</text:span>-&gt;<text:span text:style-name="T359">request</text:span>-&gt;<text:span text:style-name="T227">getVar</text:span>(<text:span text:style-name="T448">'</text:span><text:span text:style-name="T548">inputN</text:span><text:span text:style-name="T448">ame'</text:span>)</text:p>
      <text:p text:style-name="P291"/>
      <text:p text:style-name="P293"><text:span text:style-name="T53">● </text:span><text:span text:style-name="T85">Input post edilmiş mi?</text:span><text:span text:style-name="T79">;</text:span></text:p>
      <text:p text:style-name="P286"><text:span text:style-name="T338">if</text:span>(<text:span text:style-name="T412">$this</text:span>-&gt;<text:span text:style-name="T359">request</text:span>-&gt;<text:span text:style-name="T227">getPost</text:span>(<text:span text:style-name="T448">'</text:span><text:span text:style-name="T548">inputN</text:span><text:span text:style-name="T448">ame'</text:span>) <text:span text:style-name="T439">!=</text:span> <text:span text:style-name="T448">''</text:span>) { ...</text:p>
      <text:p text:style-name="P291"/>
      <text:p text:style-name="P45">● <text:span text:style-name="T627">CodeIgniter’da hazır validation rule’lar olduğu gibi kendimiz de rule yaratabiliriz.</text:span></text:p>
      <text:p text:style-name="P5"/>
      <text:p text:style-name="P46">● <text:span text:style-name="T632">Özel kurallar yaratmak için </text:span><text:span text:style-name="T136">app/Validations</text:span><text:span text:style-name="T632"> klasörünü yarattık. Klasör içinde </text:span><text:span text:style-name="T136">CustomRules.php </text:span><text:span text:style-name="T632">dosyamızı oluşturduk </text:span><text:span text:style-name="T633">ve kuralı tanımladık</text:span><text:span text:style-name="T632"> (isimler önemsiz);</text:span></text:p>
      <text:p text:style-name="P265"><text:span text:style-name="T356">namespace</text:span><text:span text:style-name="T327"> </text:span><text:span text:style-name="T431">App\Validations</text:span><text:span text:style-name="T327">;</text:span></text:p>
      <text:p text:style-name="P222"><text:span text:style-name="T338">class</text:span> <text:span text:style-name="T412">CustomRules </text:span>{</text:p>
      <text:p text:style-name="P242"><text:span text:style-name="T358"><text:tab/>function</text:span><text:span text:style-name="T332"> </text:span><text:span text:style-name="T274">custom_</text:span><text:span text:style-name="T275">rule</text:span><text:span text:style-name="T332">(</text:span><text:span text:style-name="T437">string</text:span><text:span text:style-name="T332"> </text:span><text:span text:style-name="T404">$str</text:span><text:span text:style-name="T332">, </text:span><text:span text:style-name="T437">string</text:span><text:span text:style-name="T332"> </text:span><text:span text:style-name="T358">&amp;</text:span><text:span text:style-name="T404">$error</text:span><text:span text:style-name="T332"> </text:span><text:span text:style-name="T447">=</text:span><text:span text:style-name="T332"> </text:span><text:span text:style-name="T564">null</text:span><text:span text:style-name="T332">) : </text:span><text:span text:style-name="T437">bool </text:span><text:span text:style-name="T332">{</text:span></text:p>
      <text:p text:style-name="P222"><text:span text:style-name="T338"><text:tab/><text:tab/>if</text:span>(<text:span text:style-name="T359">$str</text:span> <text:span text:style-name="T439">&lt;</text:span> <text:span text:style-name="T439">date</text:span>(<text:span text:style-name="T448">'Y-m-d'</text:span>)) {</text:p>
      <text:p text:style-name="P222"><text:span text:style-name="T338"><text:tab/><text:tab/><text:tab/>return</text:span> <text:span text:style-name="T559">false</text:span>;</text:p>
      <text:p text:style-name="P222"><text:tab/><text:tab/>}</text:p>
      <text:p text:style-name="P222"><text:span text:style-name="T338"><text:tab/><text:tab/>return</text:span> <text:span text:style-name="T559">true</text:span>;</text:p>
      <text:p text:style-name="P222"><text:tab/>}</text:p>
      <text:p text:style-name="P222">}</text:p>
      <text:p text:style-name="P46"/>
      <text:p text:style-name="P48">● <text:span text:style-name="T633">Oluşturduğumuz kuralı kullanabilmek için </text:span><text:span text:style-name="T137">app/Config</text:span><text:span text:style-name="T127">/Validation.php</text:span><text:span text:style-name="T633"> dosyasınaki </text:span><text:span text:style-name="T398">$ruleSets</text:span><text:span text:style-name="T101"> </text:span><text:span text:style-name="T633">dizisine kledik;</text:span></text:p>
      <text:p text:style-name="P202"><text:span text:style-name="T338">public</text:span> <text:span text:style-name="T359">$ruleSets</text:span> <text:span text:style-name="T439">=</text:span> [</text:p>
      <text:p text:style-name="P238"><text:tab/>// ...</text:p>
      <text:p text:style-name="P179"><text:span text:style-name="T412"><text:tab/>\App\Validations\CustomRules</text:span>::<text:span text:style-name="T338">class</text:span>, </text:p>
      <text:p text:style-name="P179">];</text:p>
      <text:p text:style-name="P46"/>
      <text:p text:style-name="P134"><text:span text:style-name="T53">● </text:span><text:span text:style-name="T69">Oluşturduğumuz kuralı, </text:span><text:span text:style-name="T520">'errors'</text:span><text:span text:style-name="T164"> ‘unu </text:span><text:span text:style-name="T165">tanımlayarak</text:span><text:span text:style-name="T164"> di</text:span><text:span text:style-name="T69">ğer kurallar gibi kullanabiliriz.</text:span></text:p>
      <text:p text:style-name="P88"/>
      <text:p text:style-name="P134"><text:a xlink:type="simple" xlink:href="https://www.youtube.com/watch?v=0tcQwRWU_io&amp;list=PLYogo31AXFBNi757lPJGD98d6pFq8bDnd&amp;index=12" text:style-name="Internet_20_link" text:visited-style-name="Visited_20_Internet_20_Link"><text:span text:style-name="T99">#12 - File Validation &amp; File Upload</text:span></text:a></text:p>
      <text:p text:style-name="P46"><text:a xlink:type="simple" xlink:href="https://codeigniter4.github.io/userguide/libraries/uploaded_files.html" text:style-name="Internet_20_link" text:visited-style-name="Visited_20_Internet_20_Link">https://codeigniter4.github.io/userguide/libraries/uploaded_files.html</text:a></text:p>
      <text:p text:style-name="P46"/>
      <text:p text:style-name="P46">● <text:span text:style-name="T640">Dosyalara uygulanabilecek validation kuralları;</text:span></text:p>
      <text:p text:style-name="P135"><text:span text:style-name="T466">uploaded[</text:span><text:span text:style-name="T478">inputName</text:span><text:span text:style-name="T466">]</text:span></text:p>
      <text:p text:style-name="P135"><text:span text:style-name="T466">max_size[</text:span><text:span text:style-name="T478">inputName</text:span><text:span text:style-name="T466">, </text:span><text:span text:style-name="T478">sadeceRakamKb</text:span><text:span text:style-name="T466">]</text:span></text:p>
      <text:p text:style-name="P135"><text:soft-page-break/><text:span text:style-name="T466">ext_in[</text:span><text:span text:style-name="T478">inputName</text:span><text:span text:style-name="T466">,</text:span><text:span text:style-name="T478">uzantı</text:span><text:span text:style-name="T466">] </text:span><text:span text:style-name="T594">* Virgülden sonra boşluk yok! *</text:span></text:p>
      <text:p text:style-name="P268"/>
      <text:p text:style-name="P135"><text:span text:style-name="T53">● </text:span><text:span text:style-name="T70">Sadece resimlere özel kurallar;</text:span></text:p>
      <text:p text:style-name="P135"><text:span text:style-name="T466">is_image[</text:span><text:span text:style-name="T478">inputName</text:span><text:span text:style-name="T466">]</text:span></text:p>
      <text:p text:style-name="P135"><text:span text:style-name="T466">max_dims[</text:span><text:span text:style-name="T478">inputName</text:span><text:span text:style-name="T466">,</text:span><text:span text:style-name="T478">dim,dim</text:span><text:span text:style-name="T466">]</text:span><text:span text:style-name="T53"> </text:span></text:p>
      <text:p text:style-name="P49"/>
      <text:p text:style-name="P49">● <text:span text:style-name="T641">Dosyaya göz at &gt; aç dedikten sonra dosya instance’ını almak için;</text:span></text:p>
      <text:p text:style-name="P204"><text:span text:style-name="T359">$file</text:span> <text:span text:style-name="T439">=</text:span> <text:span text:style-name="T412">$this</text:span>-&gt;<text:span text:style-name="T359">request</text:span>-&gt;<text:span text:style-name="T227">getFile</text:span>(<text:span text:style-name="T448">'</text:span><text:span text:style-name="T546">inputName</text:span><text:span text:style-name="T448">'</text:span>);</text:p>
      <text:p text:style-name="P49"/>
      <text:p text:style-name="P49">● <text:span text:style-name="T642">Dosyayı servera yüklemek için;</text:span></text:p>
      <text:p text:style-name="P203"><text:span text:style-name="T338">if</text:span>(<text:span text:style-name="T359">$file</text:span>-&gt;<text:span text:style-name="T227">isValid</text:span>() <text:span text:style-name="T439">&amp;&amp;</text:span> <text:span text:style-name="T439">!</text:span><text:span text:style-name="T359">$file</text:span>-&gt;<text:span text:style-name="T227">hasMoved</text:span>()) { <text:span text:style-name="T567">// CI4 tarafından tavsiye edilen kontrol</text:span></text:p>
      <text:p text:style-name="P179"><text:span text:style-name="T359"><text:tab/>$file</text:span>-&gt;<text:span text:style-name="T227">move</text:span>(<text:span text:style-name="T448">'./uploads/images'</text:span>); <text:span text:style-name="T567">// Klasör yoksa otomatik olarak oluştur</text:span><text:span text:style-name="T580">ulur</text:span><text:span text:style-name="T567">. </text:span></text:p>
      <text:p text:style-name="P179">}</text:p>
      <text:p text:style-name="P49"/>
      <text:p text:style-name="P49">● <text:span text:style-name="T642">Aynı isimde dosya varsa yani dosya “isim_sayı” formatında kaydedilir.</text:span></text:p>
      <text:p text:style-name="P52">● <text:span text:style-name="T645">Bu yüzden dosya adını almadan <text:s/>önce sunucuya yüklendiğinden emin olmalıyız. Dosya adını almak için;</text:span></text:p>
      <text:p text:style-name="P203"><text:span text:style-name="T359">$file</text:span>-&gt;<text:span text:style-name="T227">getName</text:span>()</text:p>
      <text:p text:style-name="P49"/>
      <text:p text:style-name="P49">● <text:span text:style-name="T643">Dosyayı özel bir isimle yüklemek için;</text:span></text:p>
      <text:p text:style-name="P203"><text:span text:style-name="T359">$file</text:span>-&gt;<text:span text:style-name="T227">move</text:span>(<text:span text:style-name="T448">'./uploads/images'</text:span>, <text:span text:style-name="T448">'isim.'</text:span> . <text:span text:style-name="T359">$file</text:span>-&gt;<text:span text:style-name="T227">getExtension</text:span>());</text:p>
      <text:p text:style-name="P49"/>
      <text:p text:style-name="P49">● <text:span text:style-name="T643">Rastgele isim vermek için;</text:span></text:p>
      <text:p text:style-name="P203"><text:span text:style-name="T359">$file</text:span>-&gt;<text:span text:style-name="T227">move</text:span>(<text:span text:style-name="T448">'./uploads/images'</text:span>, <text:span text:style-name="T359">$file</text:span>-&gt;<text:span text:style-name="T227">getRandomName</text:span>());</text:p>
      <text:p text:style-name="P49"/>
      <text:p text:style-name="P49">● <text:span text:style-name="T644">Dosya seçilimiş mi dışındaki tüm dosya kuralları çoklu dosya yükleme de geçerli.</text:span></text:p>
      <text:p text:style-name="P49"/>
      <text:p text:style-name="P49">● <text:span text:style-name="T644">Çoklu yüklemelerde dosya seçilmiş mi kuralı için;</text:span></text:p>
      <text:p text:style-name="P267">uploaded[<text:span text:style-name="T640">inputName </text:span>.0]</text:p>
      <text:p text:style-name="P49"/>
      <text:p text:style-name="P49">● <text:span text:style-name="T644">Html çoklu dosya kodu;</text:span></text:p>
      <text:p text:style-name="P136"><text:span text:style-name="T307">&lt;</text:span><text:span text:style-name="T371">input</text:span><text:span text:style-name="T307"> </text:span><text:span text:style-name="T562">type</text:span><text:span text:style-name="T307">=</text:span><text:span text:style-name="T466">"file"</text:span><text:span text:style-name="T307"> </text:span><text:span text:style-name="T562">multiple</text:span><text:span text:style-name="T307"> </text:span><text:span text:style-name="T562">name</text:span><text:span text:style-name="T307">=</text:span><text:span text:style-name="T466">"</text:span><text:span text:style-name="T479">name</text:span><text:span text:style-name="T466">[]"</text:span><text:span text:style-name="T307">&gt;</text:span></text:p>
      <text:p text:style-name="P49"/>
      <text:p text:style-name="P53">● <text:span text:style-name="T646">Çoklu dosyaları sunucuya yüklemek için </text:span><text:span text:style-name="T243">getFile</text:span><text:span text:style-name="T244">s</text:span><text:span text:style-name="T296">(</text:span><text:span text:style-name="T298">)</text:span><text:span text:style-name="T102"> metodu kullanılır. ;</text:span></text:p>
      <text:p text:style-name="P205"><text:span text:style-name="T359">$files</text:span> <text:span text:style-name="T439">=</text:span> <text:span text:style-name="T412">$this</text:span>-&gt;<text:span text:style-name="T359">request</text:span>-&gt;<text:span text:style-name="T227">getFile</text:span><text:span text:style-name="T277">s</text:span>(<text:span text:style-name="T448">'</text:span><text:span text:style-name="T546">inputName</text:span><text:span text:style-name="T448">'</text:span>); <text:span text:style-name="T567">// </text:span><text:span text:style-name="T581">Parametresiz de olur</text:span><text:span text:style-name="T567">. </text:span></text:p>
      <text:p text:style-name="P184"><text:span text:style-name="T338">foreach</text:span>(<text:span text:style-name="T359">$files</text:span>[<text:span text:style-name="T448">'</text:span><text:span text:style-name="T508">inputName</text:span><text:span text:style-name="T448">'</text:span>] <text:span text:style-name="T439">as</text:span> <text:span text:style-name="T359">$file</text:span>) {</text:p>
      <text:p text:style-name="P179"><text:span text:style-name="T338"><text:tab/>if</text:span>(<text:span text:style-name="T359">$file</text:span>-&gt;<text:span text:style-name="T227">isValid</text:span>() <text:span text:style-name="T439">&amp;&amp;</text:span> <text:span text:style-name="T439">!</text:span><text:span text:style-name="T359">$file</text:span>-&gt;<text:span text:style-name="T227">hasMoved</text:span>()) {</text:p>
      <text:p text:style-name="P179"><text:span text:style-name="T359"><text:tab/><text:tab/>$file</text:span>-&gt;<text:span text:style-name="T227">move</text:span>(<text:span text:style-name="T448">'./uploads/images/multiple'</text:span>);</text:p>
      <text:p text:style-name="P179"><text:tab/>}</text:p>
      <text:p text:style-name="P179">}</text:p>
      <text:p text:style-name="P49"/>
      <text:h text:style-name="P275" text:outline-level="1"><text:a xlink:type="simple" xlink:href="https://www.youtube.com/watch?v=W4uJQj4Qmzc&amp;list=PLYogo31AXFBNi757lPJGD98d6pFq8bDnd&amp;index=13" text:style-name="Internet_20_link" text:visited-style-name="Visited_20_Internet_20_Link"><text:span text:style-name="T100">#13 - Image Manipulation</text:span></text:a></text:h>
      <text:p text:style-name="P54">● <text:span text:style-name="T650">CodeIgniter resim işleme için GD kütüphanesini kullanıyor.</text:span></text:p>
      <text:p text:style-name="P54"/>
      <text:p text:style-name="P49">● <text:span text:style-name="T647">Özel helper dosyaları tanımlamak için </text:span><text:span text:style-name="T138">app</text:span><text:span text:style-name="T128">/Helpers</text:span><text:span text:style-name="T647"> kalsöründe </text:span><text:span text:style-name="T648">customH</text:span><text:span text:style-name="T647">el</text:span><text:span text:style-name="T648">p</text:span><text:span text:style-name="T647">erAdı_helper.php dosyasını oluşturmalı ve içine gerekli yardımcı fonksiyonları yazmalıyız.</text:span></text:p>
      <text:p text:style-name="P89">* Dosya adının “_helper” ile bitmesi önemli.</text:p>
      <text:p text:style-name="P49">● <text:span text:style-name="T648">Oluşturulan helper’ın kullanılabilmesi için, kullanmak istediğimiz controller’ın metoduna;</text:span></text:p>
      <text:p text:style-name="P266"><text:span text:style-name="T268">helper</text:span><text:span text:style-name="T324">([</text:span><text:span text:style-name="T512">'</text:span><text:span text:style-name="T514">başkaHelperVarsa</text:span><text:span text:style-name="T512">'</text:span><text:span text:style-name="T324">,</text:span><text:span text:style-name="T268"> </text:span><text:span text:style-name="T512">'</text:span><text:span text:style-name="T514">customH</text:span><text:span text:style-name="T515">el</text:span><text:span text:style-name="T514">p</text:span><text:span text:style-name="T515">erAdı</text:span><text:span text:style-name="T512">'</text:span><text:span text:style-name="T324">]);</text:span></text:p>
      <text:p text:style-name="P49"/>
      <text:p text:style-name="P49">● <text:span text:style-name="T649">Resim manipülasyonu için;</text:span></text:p>
      <text:p text:style-name="P137"><text:span text:style-name="T371">$image</text:span><text:span text:style-name="T307">-&gt;</text:span><text:span text:style-name="T252">withFile</text:span><text:span text:style-name="T307">(</text:span><text:span text:style-name="T540">'</text:span><text:span text:style-name="T541">işlemekİstediğimizResminTamYolu</text:span><text:span text:style-name="T540">'</text:span><text:span text:style-name="T307">)</text:span></text:p>
      <text:p text:style-name="P179"><text:tab/> <text:s/>-&gt;<text:span text:style-name="T227">fit</text:span>(<text:span text:style-name="T559">150</text:span>, <text:span text:style-name="T559">150</text:span>, <text:span text:style-name="T448">'center'</text:span>) <text:span text:style-name="T567">// Kırp. top|bottom-left|right</text:span></text:p>
      <text:p text:style-name="P249"><text:span text:style-name="T303"><text:tab/> <text:s/>-&gt;</text:span><text:span text:style-name="T248">save</text:span><text:span text:style-name="T303">(</text:span><text:span text:style-name="T540">'</text:span><text:span text:style-name="T541">kaydetmekİstediğimizResminTamYolu</text:span><text:span text:style-name="T540">'</text:span><text:span text:style-name="T303">);</text:span></text:p>
      <text:p text:style-name="P4"><text:soft-page-break/><text:span text:style-name="T6">* <text:s/></text:span><text:span text:style-name="T268">save</text:span><text:span text:style-name="T324">(</text:span><text:span text:style-name="T325">) </text:span><text:span text:style-name="T197">metodu </text:span><text:span text:style-name="T269">move</text:span><text:span text:style-name="T324">(</text:span><text:span text:style-name="T325">)</text:span><text:span text:style-name="T197"> metodu gibi otomatik klasör oluşturmaz. Bu yüzden </text:span><text:span text:style-name="T268">save</text:span><text:span text:style-name="T324">(</text:span><text:span text:style-name="T325">)</text:span><text:span text:style-name="T197"> metodunu kullanmadan önce klasör var mı diye kontrol etmeli, yoksa oluşturmalıyız.</text:span></text:p>
      <text:p text:style-name="P154"/>
      <text:p text:style-name="P138"><text:span text:style-name="T166">● </text:span><text:span text:style-name="T236">fit</text:span><text:span text:style-name="T290">(</text:span><text:span text:style-name="T292">) </text:span><text:span text:style-name="T167">metodu </text:span><text:span text:style-name="T168">dışında </text:span><text:span text:style-name="T236">flip</text:span><text:span text:style-name="T290">(</text:span><text:span text:style-name="T521">'</text:span><text:span text:style-name="T522">yön</text:span><text:span text:style-name="T521">'</text:span><text:span text:style-name="T292">)</text:span><text:span text:style-name="T168"> </text:span><text:span text:style-name="T170">(</text:span><text:span text:style-name="T521">'</text:span><text:span text:style-name="T523">horizontal</text:span><text:span text:style-name="T521">' </text:span><text:span text:style-name="T170">vs.) v</text:span><text:span text:style-name="T169">e </text:span><text:span text:style-name="T237">rotate</text:span><text:span text:style-name="T293">(</text:span><text:span text:style-name="T565">derece</text:span><text:span text:style-name="T293">)</text:span><text:span text:style-name="T169"> </text:span><text:span text:style-name="T168">metod</text:span><text:span text:style-name="T169">ları</text:span><text:span text:style-name="T168"> da var. </text:span><text:span text:style-name="T171">Daha var...</text:span></text:p>
      <text:p text:style-name="P155"/>
      <text:p text:style-name="P55"><text:a xlink:type="simple" xlink:href="https://www.youtube.com/watch?v=yqiTtDPbfCU&amp;list=PLYogo31AXFBNi757lPJGD98d6pFq8bDnd&amp;index=14&amp;pbjreload=101" text:style-name="Internet_20_link" text:visited-style-name="Visited_20_Internet_20_Link"><text:span text:style-name="T639">#14 - Multiple Databases | Working with Multiple Databases</text:span></text:a></text:p>
      <text:p text:style-name="P55"><text:a xlink:type="simple" xlink:href="https://codeigniter4.github.io/userguide/database/connecting.html" text:style-name="Internet_20_link" text:visited-style-name="Visited_20_Internet_20_Link"><text:span text:style-name="T183">https://codeigniter4.github.io/userguide/database/connecting.html</text:span></text:a></text:p>
      <text:p text:style-name="P155"/>
      <text:p text:style-name="P156">●<text:span text:style-name="T41"> </text:span>.env'de tanımlı <text:span text:style-name="T651">veritabanı </text:span>bilgiler<text:span text:style-name="T651">i</text:span> <text:span text:style-name="T139">app/</text:span><text:span text:style-name="T104">Config</text:span><text:span text:style-name="T125">/Database.php</text:span>'dekileri override eder.</text:p>
      <text:p text:style-name="P156"/>
      <text:p text:style-name="P140"><text:span text:style-name="T166">● .env dosyasının kullanılmasının nedenlerinden biri; </text:span><text:span text:style-name="T172">development</text:span><text:span text:style-name="T166"> ortamından </text:span><text:span text:style-name="T172">production</text:span><text:span text:style-name="T166"> ortamına geçişte, sadece değişecek </text:span><text:span text:style-name="T172">veritabanı</text:span><text:span text:style-name="T166"> bilgilerin</text:span><text:span text:style-name="T172">in .env dosyasında</text:span><text:span text:style-name="T166"> tanımlanması, aynı kalacak olan bilgilerin Database.php dosyasında tanımlan</text:span><text:span text:style-name="T172">abilmesidir</text:span><text:span text:style-name="T166">. username gibi...</text:span></text:p>
      <text:p text:style-name="P155"/>
      <text:p text:style-name="P155">● <text:span text:style-name="T651">Veritabanı bağlantı instance’ını almak için;</text:span></text:p>
      <text:p text:style-name="P206"><text:span text:style-name="T359">$db</text:span> <text:span text:style-name="T439">=</text:span> <text:span text:style-name="T227">db_connect</text:span>();</text:p>
      <text:p text:style-name="P155"/>
      <text:p text:style-name="P140"><text:span text:style-name="T166">● </text:span><text:span text:style-name="T234">db_connect</text:span><text:span text:style-name="T290">()</text:span><text:span text:style-name="T166"> metdouna hiçbir param</text:span><text:span text:style-name="T172">etre</text:span><text:span text:style-name="T166"> verilmediyse, Database.php dosyasındaki </text:span><text:span text:style-name="T393">$d</text:span><text:span text:style-name="T394">efaultGroup</text:span><text:span text:style-name="T166"> değişkeninde tanımlı </text:span><text:span text:style-name="T172">veritabanı</text:span><text:span text:style-name="T166"> kullanılır.</text:span></text:p>
      <text:p text:style-name="P155"/>
      <text:p text:style-name="P157">● <text:span text:style-name="T651">Defult veritabanı dışında </text:span><text:span text:style-name="T652">başka</text:span><text:span text:style-name="T651"> veritaban</text:span><text:span text:style-name="T652">ları da</text:span><text:span text:style-name="T651"> kullanacaksak </text:span><text:span text:style-name="T652">veritabanını</text:span><text:span text:style-name="T651"> Database.php dosyasında tanımlayıp (</text:span><text:span text:style-name="T390">$d</text:span><text:span text:style-name="T399">efault</text:span><text:span text:style-name="T103"> tanımlıdaki gibi</text:span><text:span text:style-name="T651">) o tanımladığımız değişkenin ismi</text:span><text:span text:style-name="T652">ni </text:span><text:span text:style-name="T228">db_connect</text:span><text:span text:style-name="T282">()</text:span><text:span text:style-name="T652"> metoduna parametre verek </text:span><text:span text:style-name="T651">kullanıyoruz.</text:span></text:p>
      <text:p text:style-name="P139"><text:span text:style-name="T166">Ayrıca bu </text:span><text:span text:style-name="T172">tanımlama</text:span><text:span text:style-name="T166"> .env dosyasında da yapılabilir </text:span><text:span text:style-name="T173">(default’ta olduğu gibi)</text:span><text:span text:style-name="T166">.</text:span></text:p>
      <text:p text:style-name="P155"/>
      <text:p text:style-name="P269"><text:span text:style-name="T166">Ö</text:span><text:span text:style-name="T161">rnek:</text:span></text:p>
      <text:p text:style-name="P270"><text:span text:style-name="T166">Database.php </text:span><text:span text:style-name="T161">dosyasında yeni veritabanı tanımı;</text:span></text:p>
      <text:p text:style-name="P179"><text:span text:style-name="T338">public</text:span> <text:span text:style-name="T359">$anotherDb</text:span> <text:span text:style-name="T439">=</text:span> [</text:p>
      <text:p text:style-name="P239"><text:tab/>// Veritabanı bilgileri ...</text:p>
      <text:p text:style-name="P179">]; </text:p>
      <text:p text:style-name="P159">Controller dosyasında;</text:p>
      <text:p text:style-name="P250"><text:span text:style-name="T371">$db2</text:span><text:span text:style-name="T307"> </text:span><text:span text:style-name="T444">=</text:span><text:span text:style-name="T307"> </text:span><text:span text:style-name="T252">db_connect</text:span><text:span text:style-name="T307">(</text:span><text:span text:style-name="T466">'anotherDb'</text:span><text:span text:style-name="T307">);</text:span></text:p>
      <text:p text:style-name="P155"/>
      <text:p text:style-name="P141"><text:span text:style-name="T166">● </text:span><text:span text:style-name="T174">Ayrıca, veritabanı sorguları yapılmadan önce </text:span><text:span text:style-name="T234">db_connect</text:span><text:span text:style-name="T290">(</text:span><text:span text:style-name="T466">'</text:span><text:span text:style-name="T480">d</text:span><text:span text:style-name="T466">b'</text:span><text:span text:style-name="T290">)</text:span><text:span text:style-name="T166"> </text:span><text:span text:style-name="T174">metoduyla da veritabanı değiştirlebilir fakat birden çok veritabanı kullanımında çok sağlıklı değildir. </text:span></text:p>
      <text:p text:style-name="P160">Çünkü son ayarlanan veritabanı sonraki geçerli veritabanı da olacaktır ve bu durum farklı veritabanı kullanımı gerektiren tüm işlemlerde yeniden veritbanının tanımlanmasını gerektirebilir.</text:p>
      <text:p text:style-name="P160"/>
      <text:p text:style-name="P166">Örnek:</text:p>
      <text:p text:style-name="P160">Özel bir model’in metodunda;</text:p>
      <text:p text:style-name="P242"><text:span text:style-name="T418">$this</text:span><text:span text:style-name="T303">-&gt;</text:span><text:span text:style-name="T366">db</text:span><text:span text:style-name="T303">-&gt;</text:span><text:span text:style-name="T248">setDatabase</text:span><text:span text:style-name="T303">(</text:span><text:span text:style-name="T450">'</text:span><text:span text:style-name="T459">yeniDb</text:span><text:span text:style-name="T450">'</text:span><text:span text:style-name="T303">);</text:span></text:p>
      <text:p text:style-name="P242"><text:span text:style-name="T366">$builder</text:span><text:span text:style-name="T303"> </text:span><text:span text:style-name="T441">=</text:span><text:span text:style-name="T303"> </text:span><text:span text:style-name="T418">$this</text:span><text:span text:style-name="T303">-&gt;</text:span><text:span text:style-name="T366">db</text:span><text:span text:style-name="T303">-&gt;</text:span><text:span text:style-name="T248">table</text:span><text:span text:style-name="T303">(</text:span><text:span text:style-name="T450">'</text:span><text:span text:style-name="T459">tablo</text:span><text:span text:style-name="T450">'</text:span><text:span text:style-name="T303">);</text:span></text:p>
      <text:p text:style-name="P240">// <text:s/>...</text:p>
      <text:p text:style-name="P160"/>
      <text:p text:style-name="P167">LOGIN ve REGISRATION</text:p>
      <text:p text:style-name="P162"><text:a xlink:type="simple" xlink:href="https://www.youtube.com/playlist?list=PLYogo31AXFBONHR0WjlnhxN4ulRrF98aA" text:style-name="Internet_20_link" text:visited-style-name="Visited_20_Internet_20_Link"><text:span text:style-name="T616">CodeIgniter 4 Login &amp; Registration Tutorial</text:span></text:a></text:p>
      <text:p text:style-name="P161"/>
      <text:p text:style-name="P168"><text:a xlink:type="simple" xlink:href="https://www.youtube.com/watch?v=SbiszsRnETo&amp;list=PLYogo31AXFBONHR0WjlnhxN4ulRrF98aA&amp;index=2" text:style-name="Internet_20_link" text:visited-style-name="Visited_20_Internet_20_Link">User Registration</text:a></text:p>
      <text:p text:style-name="P161"/>
      <text:p text:style-name="P139"><text:span text:style-name="T166">● </text:span><text:span text:style-name="T175">Session </text:span><text:span text:style-name="T176">flashdata (bir sonraki request için var olur sonra silinir) ayarlamak içi</text:span><text:span text:style-name="T175">;</text:span></text:p>
      <text:p text:style-name="P206"><text:span text:style-name="T359">$session</text:span> <text:span text:style-name="T439">=</text:span> <text:span text:style-name="T227">session</text:span>();</text:p>
      <text:p text:style-name="P242"><text:span text:style-name="T366">$session</text:span><text:span text:style-name="T303">-&gt;</text:span><text:span text:style-name="T248">setFlashdata</text:span><text:span text:style-name="T303">(</text:span><text:span text:style-name="T450">'</text:span><text:span text:style-name="T462">sessionAdı</text:span><text:span text:style-name="T450">'</text:span><text:span text:style-name="T303">, </text:span><text:span text:style-name="T450">'S</text:span><text:span text:style-name="T462">ession İçeriği</text:span><text:span text:style-name="T450">'</text:span><text:span text:style-name="T303">);</text:span></text:p>
      <text:p text:style-name="P155"/>
      <text:p text:style-name="P155">● <text:span text:style-name="T656">Session değerini almak için;</text:span></text:p>
      <text:p text:style-name="P139"><text:soft-page-break/><text:span text:style-name="T252">session</text:span><text:span text:style-name="T307">()-&gt;</text:span><text:span text:style-name="T252">get</text:span><text:span text:style-name="T307">(</text:span><text:span text:style-name="T466">'</text:span><text:span text:style-name="T486">degisken</text:span><text:span text:style-name="T466">'</text:span><text:span text:style-name="T307">)</text:span></text:p>
      <text:p text:style-name="P155"/>
      <text:p text:style-name="P155"><text:a xlink:type="simple" xlink:href="https://www.youtube.com/watch?v=wPjK42v1oAs&amp;list=PLYogo31AXFBONHR0WjlnhxN4ulRrF98aA&amp;index=3" text:style-name="Internet_20_link" text:visited-style-name="Visited_20_Internet_20_Link"><text:span text:style-name="T639">User Login &amp; Session</text:span></text:a></text:p>
      <text:p text:style-name="P155"/>
      <text:p text:style-name="P158">● <text:span text:style-name="T655">Session ayarlamak için;</text:span></text:p>
      <text:p text:style-name="P209"><text:span text:style-name="T227">session</text:span>()-&gt;<text:span text:style-name="T227">set</text:span>(<text:span text:style-name="T359">$data</text:span>);</text:p>
      <text:p text:style-name="P158"/>
      <text:p text:style-name="P155">● <text:span text:style-name="T658">URL bilgilerini alabilmek için;</text:span></text:p>
      <text:p text:style-name="P148"><text:span text:style-name="T371">$</text:span><text:span text:style-name="T375">uri</text:span><text:span text:style-name="T371"> </text:span><text:span text:style-name="T444">=</text:span><text:span text:style-name="T375"> </text:span><text:span text:style-name="T252">service</text:span><text:span text:style-name="T307">(</text:span><text:span text:style-name="T466">'uri'</text:span><text:span text:style-name="T307">)</text:span></text:p>
      <text:p text:style-name="P155"/>
      <text:p text:style-name="P155">● <text:span text:style-name="T659">Segmentleri alabilmek için;</text:span></text:p>
      <text:p text:style-name="P206"><text:span text:style-name="T359">$uri</text:span>-&gt;<text:span text:style-name="T227">getSegment</text:span>(<text:span text:style-name="T566">segmentNo</text:span>)</text:p>
      <text:p text:style-name="P139"><text:span text:style-name="T166">http://localhost:8080/</text:span><text:span text:style-name="T177">segment1/segment2/...</text:span></text:p>
      <text:p text:style-name="P155"/>
      <text:p text:style-name="P155"><text:a xlink:type="simple" xlink:href="https://www.youtube.com/watch?v=5DLgPldkQxc&amp;list=PLYogo31AXFBONHR0WjlnhxN4ulRrF98aA&amp;index=5" text:style-name="Internet_20_link" text:visited-style-name="Visited_20_Internet_20_Link"><text:span text:style-name="T639">Filters, Protecting Routes</text:span></text:a></text:p>
      <text:p text:style-name="P155"/>
      <text:p text:style-name="P155">● <text:span text:style-name="T665">Yetkisiz kullanıclardan route’ları korumak için filter kullanılır. </text:span><text:span text:style-name="T666">Filtreler aslında request’den önce veya sonra çalışan controller’lardır.</text:span></text:p>
      <text:p text:style-name="P155"/>
      <text:p text:style-name="P298">● <text:span text:style-name="T667">Özel bir filtre yaratmak için </text:span><text:span text:style-name="T142">app</text:span><text:span text:style-name="T129">/Filters</text:span><text:span text:style-name="T667"> klasöründe filtre dosyanı oluşturuyoruz. </text:span></text:p>
      <text:p text:style-name="P298">● <text:span text:style-name="T667">İçeriği şu linkten kopyalanabilir;</text:span></text:p>
      <text:p text:style-name="P155"><text:a xlink:type="simple" xlink:href="https://codeigniter.com/user_guide/incoming/filters.html?highlight=controller%20filter" text:style-name="Internet_20_link" text:visited-style-name="Visited_20_Internet_20_Link">https://codeigniter.com/user_guide/incoming/filters.html?highlight=controller%20filter</text:a></text:p>
      <text:p text:style-name="P300"><text:span text:style-name="T14">● </text:span><text:span text:style-name="T20">Sınıf içi</text:span><text:span text:style-name="T662">nde yer alan </text:span><text:span text:style-name="T279">before</text:span><text:span text:style-name="T335">(</text:span><text:span text:style-name="T336">)</text:span><text:span text:style-name="T662"> ve </text:span><text:span text:style-name="T280">after</text:span><text:span text:style-name="T337">()</text:span><text:span text:style-name="T662"> meto</text:span><text:span text:style-name="T20">dlarının ikisinede kullanmak zorunda değiliz fakat sınıf içinde ikisi de yer almalıdır.</text:span><text:span text:style-name="T14"> <text:s/></text:span><text:span text:style-name="T21">Çünkü </text:span><text:span text:style-name="T663">sınıfımız </text:span><text:span text:style-name="T438">FilterInterface </text:span><text:span text:style-name="T663">in</text:span><text:span text:style-name="T21">terface’ini implement eder ve bu interface metodların bulunmasını gerektirir.</text:span></text:p>
      <text:p text:style-name="P299"><text:span text:style-name="T14"/></text:p>
      <text:p text:style-name="P301"><text:span text:style-name="T14">● </text:span><text:span text:style-name="T22">Filtreyi oluşturduktan sonra </text:span><text:span text:style-name="T132">app/Config/</text:span><text:span text:style-name="T133">Filters.php</text:span><text:span text:style-name="T22"> dosyasınd</text:span><text:span text:style-name="T664">aki </text:span><text:span text:style-name="T406">$aliases</text:span><text:span text:style-name="T664"> di</text:span><text:span text:style-name="T22">zisi içerisinde tanımlamalıyız;</text:span></text:p>
      <text:p text:style-name="P287"><text:span text:style-name="T338">public</text:span> <text:span text:style-name="T359">$aliases</text:span> <text:span text:style-name="T439">=</text:span> [</text:p>
      <text:p text:style-name="P289"><text:span text:style-name="T567"><text:tab/>// ...</text:span></text:p>
      <text:p text:style-name="P242"><text:span text:style-name="T463"><text:tab/>'</text:span><text:span text:style-name="T464">herhangiBirİsim</text:span><text:span text:style-name="T463">'</text:span><text:span text:style-name="T305"> =&gt; </text:span><text:span text:style-name="T422">\App\Filters\</text:span><text:span text:style-name="T423">CustomFiltre</text:span><text:span text:style-name="T305">::</text:span><text:span text:style-name="T349">class</text:span><text:span text:style-name="T305">, </text:span></text:p>
      <text:p text:style-name="P288">];</text:p>
      <text:p text:style-name="P287"/>
      <text:p text:style-name="P296"><text:span text:style-name="T166">● </text:span><text:span text:style-name="T178">Filtreyi kullanmak için Routes.php’de uygulamak istediğimiz route’a paramtre olarak veriyoruz;</text:span></text:p>
      <text:p text:style-name="P296"><text:span text:style-name="T395">$routes</text:span><text:span text:style-name="T294">-&gt;</text:span><text:span text:style-name="T238">get</text:span><text:span text:style-name="T294">(</text:span><text:span text:style-name="T524">'customUrl'</text:span><text:span text:style-name="T294">, </text:span><text:span text:style-name="T524">'Controller::method'</text:span><text:span text:style-name="T294">, [</text:span><text:span text:style-name="T524">'filter'</text:span><text:span text:style-name="T294"> =&gt; </text:span><text:span text:style-name="T524">'customFilter'</text:span><text:span text:style-name="T294">]);</text:span></text:p>
      <text:p text:style-name="P296"><text:span text:style-name="T178"/></text:p>
      <text:p text:style-name="P305"><text:span text:style-name="T198">● </text:span><text:span text:style-name="T199">Filters.php dosyasındaki </text:span><text:span text:style-name="T388">$globals </text:span><text:span text:style-name="T201">dizisindeki </text:span><text:span text:style-name="T513">'</text:span><text:span text:style-name="T516">before</text:span><text:span text:style-name="T513">' </text:span><text:span text:style-name="T200">ve</text:span><text:span text:style-name="T516"> </text:span><text:span text:style-name="T513">'</text:span><text:span text:style-name="T516">after’</text:span><text:span text:style-name="T201"> alanlarına tanımlanan filtreler her requeste uygulanır. </text:span></text:p>
      <text:p text:style-name="P303"><text:span text:style-name="T211">Ö</text:span><text:span text:style-name="T212">zelleştirilmiş route’ların ilk haline erişimi engellemek için kullanılabilir.</text:span></text:p>
      <text:p text:style-name="P5"/>
      <text:p text:style-name="P304"><text:span text:style-name="T186">● </text:span>You are trying to redirect autoroutes (routes that work by default in CI4 - url/controller/method). You can turn them off in Config/Routes.php and than $routes-&gt;setAutoRoute(false); so there is no need for UsersCheck.php?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Droid Sans Mono1" svg:font-family="'Droid Sans Mono', monospace, monospace, 'Droid Sans Fallback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0:15:35.816878522</meta:creation-date>
    <dc:date>2020-12-07T17:54:25.827933144</dc:date>
    <meta:editing-duration>P1DT1H49M9S</meta:editing-duration>
    <meta:editing-cycles>170</meta:editing-cycles>
    <meta:generator>LibreOffice/6.4.6.2$Linux_X86_64 LibreOffice_project/40$Build-2</meta:generator>
    <meta:document-statistic meta:table-count="0" meta:image-count="0" meta:object-count="0" meta:page-count="12" meta:paragraph-count="460" meta:word-count="2525" meta:character-count="23172" meta:non-whitespace-character-count="20759"/>
  </office:meta>
</office:document-meta>
</file>